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157" table:default-cell-style-name="ce1"/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Default" table:formula="of:=[.C1]+1" office:value-type="float" office:value="1" calcext:value-type="float">
            <text:p>1</text:p>
          </table:table-cell>
          <table:table-cell table:style-name="Default" table:formula="of:=[.D1]+1" office:value-type="float" office:value="2" calcext:value-type="float">
            <text:p>2</text:p>
          </table:table-cell>
          <table:table-cell table:style-name="Default" table:formula="of:=[.E1]+1" office:value-type="float" office:value="3" calcext:value-type="float">
            <text:p>3</text:p>
          </table:table-cell>
          <table:table-cell table:style-name="Default" table:formula="of:=[.F1]+1" office:value-type="float" office:value="4" calcext:value-type="float">
            <text:p>4</text:p>
          </table:table-cell>
          <table:table-cell table:style-name="Default" table:formula="of:=[.G1]+1" office:value-type="float" office:value="5" calcext:value-type="float">
            <text:p>5</text:p>
          </table:table-cell>
          <table:table-cell table:style-name="Default" table:formula="of:=[.H1]+1" office:value-type="float" office:value="6" calcext:value-type="float">
            <text:p>6</text:p>
          </table:table-cell>
          <table:table-cell table:style-name="Default" table:formula="of:=[.I1]+1" office:value-type="float" office:value="7" calcext:value-type="float">
            <text:p>7</text:p>
          </table:table-cell>
          <table:table-cell table:style-name="Default" table:formula="of:=[.J1]+1" office:value-type="float" office:value="8" calcext:value-type="float">
            <text:p>8</text:p>
          </table:table-cell>
          <table:table-cell table:style-name="Default" table:formula="of:=[.K1]+1" office:value-type="float" office:value="9" calcext:value-type="float">
            <text:p>9</text:p>
          </table:table-cell>
          <table:table-cell table:style-name="Default" table:formula="of:=[.L1]+1" office:value-type="float" office:value="10" calcext:value-type="float">
            <text:p>10</text:p>
          </table:table-cell>
          <table:table-cell table:style-name="Default" table:formula="of:=[.M1]+1" office:value-type="float" office:value="11" calcext:value-type="float">
            <text:p>11</text:p>
          </table:table-cell>
          <table:table-cell table:style-name="Default" table:formula="of:=[.N1]+1" office:value-type="float" office:value="12" calcext:value-type="float">
            <text:p>12</text:p>
          </table:table-cell>
          <table:table-cell table:style-name="Default" table:formula="of:=[.O1]+1" office:value-type="float" office:value="13" calcext:value-type="float">
            <text:p>13</text:p>
          </table:table-cell>
          <table:table-cell table:style-name="Default" table:formula="of:=[.P1]+1" office:value-type="float" office:value="14" calcext:value-type="float">
            <text:p>14</text:p>
          </table:table-cell>
          <table:table-cell table:style-name="Default" table:formula="of:=[.Q1]+1" office:value-type="float" office:value="15" calcext:value-type="float">
            <text:p>15</text:p>
          </table:table-cell>
          <table:table-cell table:style-name="Default" table:formula="of:=[.R1]+1" office:value-type="float" office:value="16" calcext:value-type="float">
            <text:p>16</text:p>
          </table:table-cell>
          <table:table-cell table:style-name="Default" table:formula="of:=[.S1]+1" office:value-type="float" office:value="17" calcext:value-type="float">
            <text:p>17</text:p>
          </table:table-cell>
          <table:table-cell table:style-name="Default" table:formula="of:=[.T1]+1" office:value-type="float" office:value="18" calcext:value-type="float">
            <text:p>18</text:p>
          </table:table-cell>
          <table:table-cell table:style-name="Default" table:formula="of:=[.U1]+1" office:value-type="float" office:value="19" calcext:value-type="float">
            <text:p>19</text:p>
          </table:table-cell>
          <table:table-cell table:style-name="Default" table:formula="of:=[.V1]+1" office:value-type="float" office:value="20" calcext:value-type="float">
            <text:p>20</text:p>
          </table:table-cell>
          <table:table-cell table:style-name="Default" table:formula="of:=[.W1]+1" office:value-type="float" office:value="21" calcext:value-type="float">
            <text:p>21</text:p>
          </table:table-cell>
          <table:table-cell table:style-name="Default" table:formula="of:=[.X1]+1" office:value-type="float" office:value="22" calcext:value-type="float">
            <text:p>22</text:p>
          </table:table-cell>
          <table:table-cell table:style-name="Default" table:formula="of:=[.Y1]+1" office:value-type="float" office:value="23" calcext:value-type="float">
            <text:p>23</text:p>
          </table:table-cell>
          <table:table-cell table:style-name="Default" table:formula="of:=[.Z1]+1" office:value-type="float" office:value="24" calcext:value-type="float">
            <text:p>24</text:p>
          </table:table-cell>
          <table:table-cell table:style-name="Default" table:formula="of:=[.AA1]+1" office:value-type="float" office:value="25" calcext:value-type="float">
            <text:p>25</text:p>
          </table:table-cell>
          <table:table-cell table:style-name="Default" table:formula="of:=[.AB1]+1" office:value-type="float" office:value="26" calcext:value-type="float">
            <text:p>26</text:p>
          </table:table-cell>
          <table:table-cell table:style-name="Default" table:formula="of:=[.AC1]+1" office:value-type="float" office:value="27" calcext:value-type="float">
            <text:p>27</text:p>
          </table:table-cell>
          <table:table-cell table:style-name="Default" table:formula="of:=[.AD1]+1" office:value-type="float" office:value="28" calcext:value-type="float">
            <text:p>28</text:p>
          </table:table-cell>
          <table:table-cell table:style-name="Default" table:formula="of:=[.AE1]+1" office:value-type="float" office:value="29" calcext:value-type="float">
            <text:p>29</text:p>
          </table:table-cell>
          <table:table-cell table:style-name="Default" table:formula="of:=[.AF1]+1" office:value-type="float" office:value="30" calcext:value-type="float">
            <text:p>30</text:p>
          </table:table-cell>
          <table:table-cell table:style-name="Default" table:formula="of:=[.AG1]+1" office:value-type="float" office:value="31" calcext:value-type="float">
            <text:p>31</text:p>
          </table:table-cell>
          <table:table-cell table:style-name="Default" table:formula="of:=[.AH1]+1" office:value-type="float" office:value="32" calcext:value-type="float">
            <text:p>32</text:p>
          </table:table-cell>
          <table:table-cell table:style-name="Default" table:formula="of:=[.AI1]+1" office:value-type="float" office:value="33" calcext:value-type="float">
            <text:p>33</text:p>
          </table:table-cell>
          <table:table-cell table:style-name="Default" table:formula="of:=[.AJ1]+1" office:value-type="float" office:value="34" calcext:value-type="float">
            <text:p>34</text:p>
          </table:table-cell>
          <table:table-cell table:style-name="Default" table:formula="of:=[.AK1]+1" office:value-type="float" office:value="35" calcext:value-type="float">
            <text:p>35</text:p>
          </table:table-cell>
          <table:table-cell table:style-name="Default" table:formula="of:=[.AL1]+1" office:value-type="float" office:value="36" calcext:value-type="float">
            <text:p>36</text:p>
          </table:table-cell>
          <table:table-cell table:style-name="Default" table:formula="of:=[.AM1]+1" office:value-type="float" office:value="37" calcext:value-type="float">
            <text:p>37</text:p>
          </table:table-cell>
          <table:table-cell table:style-name="Default" table:formula="of:=[.AN1]+1" office:value-type="float" office:value="38" calcext:value-type="float">
            <text:p>38</text:p>
          </table:table-cell>
          <table:table-cell table:style-name="Default" table:formula="of:=[.AO1]+1" office:value-type="float" office:value="39" calcext:value-type="float">
            <text:p>39</text:p>
          </table:table-cell>
          <table:table-cell table:style-name="Default" table:formula="of:=[.AP1]+1" office:value-type="float" office:value="40" calcext:value-type="float">
            <text:p>40</text:p>
          </table:table-cell>
          <table:table-cell table:style-name="Default" table:formula="of:=[.AQ1]+1" office:value-type="float" office:value="41" calcext:value-type="float">
            <text:p>41</text:p>
          </table:table-cell>
          <table:table-cell table:style-name="Default" table:formula="of:=[.AR1]+1" office:value-type="float" office:value="42" calcext:value-type="float">
            <text:p>42</text:p>
          </table:table-cell>
          <table:table-cell table:style-name="Default" table:formula="of:=[.AS1]+1" office:value-type="float" office:value="43" calcext:value-type="float">
            <text:p>43</text:p>
          </table:table-cell>
          <table:table-cell table:style-name="Default" table:formula="of:=[.AT1]+1" office:value-type="float" office:value="44" calcext:value-type="float">
            <text:p>44</text:p>
          </table:table-cell>
          <table:table-cell table:style-name="Default" table:formula="of:=[.AU1]+1" office:value-type="float" office:value="45" calcext:value-type="float">
            <text:p>45</text:p>
          </table:table-cell>
          <table:table-cell table:style-name="Default" table:formula="of:=[.AV1]+1" office:value-type="float" office:value="46" calcext:value-type="float">
            <text:p>46</text:p>
          </table:table-cell>
          <table:table-cell table:style-name="Default" table:formula="of:=[.AW1]+1" office:value-type="float" office:value="47" calcext:value-type="float">
            <text:p>47</text:p>
          </table:table-cell>
          <table:table-cell table:style-name="Default" table:formula="of:=[.AX1]+1" office:value-type="float" office:value="48" calcext:value-type="float">
            <text:p>48</text:p>
          </table:table-cell>
          <table:table-cell table:style-name="Default" table:formula="of:=[.AY1]+1" office:value-type="float" office:value="49" calcext:value-type="float">
            <text:p>49</text:p>
          </table:table-cell>
          <table:table-cell table:style-name="Default" table:formula="of:=[.AZ1]+1" office:value-type="float" office:value="50" calcext:value-type="float">
            <text:p>50</text:p>
          </table:table-cell>
          <table:table-cell table:style-name="Default" table:formula="of:=[.BA1]+1" office:value-type="float" office:value="51" calcext:value-type="float">
            <text:p>51</text:p>
          </table:table-cell>
          <table:table-cell table:style-name="Default" table:formula="of:=[.BB1]+1" office:value-type="float" office:value="52" calcext:value-type="float">
            <text:p>52</text:p>
          </table:table-cell>
          <table:table-cell table:style-name="Default" table:formula="of:=[.BC1]+1" office:value-type="float" office:value="53" calcext:value-type="float">
            <text:p>53</text:p>
          </table:table-cell>
          <table:table-cell table:style-name="Default" table:formula="of:=[.BD1]+1" office:value-type="float" office:value="54" calcext:value-type="float">
            <text:p>54</text:p>
          </table:table-cell>
          <table:table-cell table:style-name="Default" table:formula="of:=[.BE1]+1" office:value-type="float" office:value="55" calcext:value-type="float">
            <text:p>55</text:p>
          </table:table-cell>
          <table:table-cell table:style-name="Default" table:formula="of:=[.BF1]+1" office:value-type="float" office:value="56" calcext:value-type="float">
            <text:p>56</text:p>
          </table:table-cell>
          <table:table-cell table:style-name="Default" table:formula="of:=[.BG1]+1" office:value-type="float" office:value="57" calcext:value-type="float">
            <text:p>57</text:p>
          </table:table-cell>
          <table:table-cell table:style-name="Default" table:formula="of:=[.BH1]+1" office:value-type="float" office:value="58" calcext:value-type="float">
            <text:p>58</text:p>
          </table:table-cell>
          <table:table-cell table:style-name="Default" table:formula="of:=[.BI1]+1" office:value-type="float" office:value="59" calcext:value-type="float">
            <text:p>59</text:p>
          </table:table-cell>
          <table:table-cell table:style-name="Default" table:formula="of:=[.BJ1]+1" office:value-type="float" office:value="60" calcext:value-type="float">
            <text:p>60</text:p>
          </table:table-cell>
          <table:table-cell table:style-name="Default" table:formula="of:=[.BK1]+1" office:value-type="float" office:value="61" calcext:value-type="float">
            <text:p>61</text:p>
          </table:table-cell>
          <table:table-cell table:style-name="Default" table:formula="of:=[.BL1]+1" office:value-type="float" office:value="62" calcext:value-type="float">
            <text:p>62</text:p>
          </table:table-cell>
          <table:table-cell table:style-name="Default" table:formula="of:=[.BM1]+1" office:value-type="float" office:value="63" calcext:value-type="float">
            <text:p>63</text:p>
          </table:table-cell>
          <table:table-cell table:style-name="Default" table:formula="of:=[.BN1]+1" office:value-type="float" office:value="64" calcext:value-type="float">
            <text:p>64</text:p>
          </table:table-cell>
          <table:table-cell table:style-name="Default" table:formula="of:=[.BO1]+1" office:value-type="float" office:value="65" calcext:value-type="float">
            <text:p>65</text:p>
          </table:table-cell>
          <table:table-cell table:style-name="Default" table:formula="of:=[.BP1]+1" office:value-type="float" office:value="66" calcext:value-type="float">
            <text:p>66</text:p>
          </table:table-cell>
          <table:table-cell table:style-name="Default" table:formula="of:=[.BQ1]+1" office:value-type="float" office:value="67" calcext:value-type="float">
            <text:p>67</text:p>
          </table:table-cell>
          <table:table-cell table:style-name="Default" table:formula="of:=[.BR1]+1" office:value-type="float" office:value="68" calcext:value-type="float">
            <text:p>68</text:p>
          </table:table-cell>
          <table:table-cell table:style-name="Default" table:formula="of:=[.BS1]+1" office:value-type="float" office:value="69" calcext:value-type="float">
            <text:p>69</text:p>
          </table:table-cell>
          <table:table-cell table:style-name="Default" table:formula="of:=[.BT1]+1" office:value-type="float" office:value="70" calcext:value-type="float">
            <text:p>70</text:p>
          </table:table-cell>
          <table:table-cell table:style-name="Default" table:formula="of:=[.BU1]+1" office:value-type="float" office:value="71" calcext:value-type="float">
            <text:p>71</text:p>
          </table:table-cell>
          <table:table-cell table:style-name="Default" table:formula="of:=[.BV1]+1" office:value-type="float" office:value="72" calcext:value-type="float">
            <text:p>72</text:p>
          </table:table-cell>
          <table:table-cell table:style-name="Default" table:formula="of:=[.BW1]+1" office:value-type="float" office:value="73" calcext:value-type="float">
            <text:p>73</text:p>
          </table:table-cell>
          <table:table-cell table:style-name="Default" table:formula="of:=[.BX1]+1" office:value-type="float" office:value="74" calcext:value-type="float">
            <text:p>74</text:p>
          </table:table-cell>
          <table:table-cell table:style-name="Default" table:formula="of:=[.BY1]+1" office:value-type="float" office:value="75" calcext:value-type="float">
            <text:p>75</text:p>
          </table:table-cell>
          <table:table-cell table:style-name="Default" table:formula="of:=[.BZ1]+1" office:value-type="float" office:value="76" calcext:value-type="float">
            <text:p>76</text:p>
          </table:table-cell>
          <table:table-cell table:style-name="Default" table:formula="of:=[.CA1]+1" office:value-type="float" office:value="77" calcext:value-type="float">
            <text:p>77</text:p>
          </table:table-cell>
          <table:table-cell table:style-name="Default" table:formula="of:=[.CB1]+1" office:value-type="float" office:value="78" calcext:value-type="float">
            <text:p>78</text:p>
          </table:table-cell>
          <table:table-cell table:style-name="Default" table:formula="of:=[.CC1]+1" office:value-type="float" office:value="79" calcext:value-type="float">
            <text:p>79</text:p>
          </table:table-cell>
          <table:table-cell table:style-name="Default" table:formula="of:=[.CD1]+1" office:value-type="float" office:value="80" calcext:value-type="float">
            <text:p>80</text:p>
          </table:table-cell>
          <table:table-cell table:style-name="Default" table:formula="of:=[.CE1]+1" office:value-type="float" office:value="81" calcext:value-type="float">
            <text:p>81</text:p>
          </table:table-cell>
          <table:table-cell table:style-name="Default" table:formula="of:=[.CF1]+1" office:value-type="float" office:value="82" calcext:value-type="float">
            <text:p>82</text:p>
          </table:table-cell>
          <table:table-cell table:style-name="Default" table:formula="of:=[.CG1]+1" office:value-type="float" office:value="83" calcext:value-type="float">
            <text:p>83</text:p>
          </table:table-cell>
          <table:table-cell table:style-name="Default" table:formula="of:=[.CH1]+1" office:value-type="float" office:value="84" calcext:value-type="float">
            <text:p>84</text:p>
          </table:table-cell>
          <table:table-cell table:style-name="Default" table:formula="of:=[.CI1]+1" office:value-type="float" office:value="85" calcext:value-type="float">
            <text:p>85</text:p>
          </table:table-cell>
          <table:table-cell table:style-name="Default" table:formula="of:=[.CJ1]+1" office:value-type="float" office:value="86" calcext:value-type="float">
            <text:p>86</text:p>
          </table:table-cell>
          <table:table-cell table:style-name="Default" table:formula="of:=[.CK1]+1" office:value-type="float" office:value="87" calcext:value-type="float">
            <text:p>87</text:p>
          </table:table-cell>
          <table:table-cell table:style-name="Default" table:formula="of:=[.CL1]+1" office:value-type="float" office:value="88" calcext:value-type="float">
            <text:p>88</text:p>
          </table:table-cell>
          <table:table-cell table:style-name="Default" table:formula="of:=[.CM1]+1" office:value-type="float" office:value="89" calcext:value-type="float">
            <text:p>89</text:p>
          </table:table-cell>
          <table:table-cell table:style-name="Default" table:formula="of:=[.CN1]+1" office:value-type="float" office:value="90" calcext:value-type="float">
            <text:p>90</text:p>
          </table:table-cell>
          <table:table-cell table:style-name="Default" table:formula="of:=[.CO1]+1" office:value-type="float" office:value="91" calcext:value-type="float">
            <text:p>91</text:p>
          </table:table-cell>
          <table:table-cell table:style-name="Default" table:formula="of:=[.CP1]+1" office:value-type="float" office:value="92" calcext:value-type="float">
            <text:p>92</text:p>
          </table:table-cell>
          <table:table-cell table:style-name="Default" table:formula="of:=[.CQ1]+1" office:value-type="float" office:value="93" calcext:value-type="float">
            <text:p>93</text:p>
          </table:table-cell>
          <table:table-cell table:style-name="Default" table:formula="of:=[.CR1]+1" office:value-type="float" office:value="94" calcext:value-type="float">
            <text:p>94</text:p>
          </table:table-cell>
          <table:table-cell table:style-name="Default" table:formula="of:=[.CS1]+1" office:value-type="float" office:value="95" calcext:value-type="float">
            <text:p>95</text:p>
          </table:table-cell>
          <table:table-cell table:style-name="Default" table:formula="of:=[.CT1]+1" office:value-type="float" office:value="96" calcext:value-type="float">
            <text:p>96</text:p>
          </table:table-cell>
          <table:table-cell table:style-name="Default" table:formula="of:=[.CU1]+1" office:value-type="float" office:value="97" calcext:value-type="float">
            <text:p>97</text:p>
          </table:table-cell>
          <table:table-cell table:style-name="Default" table:formula="of:=[.CV1]+1" office:value-type="float" office:value="98" calcext:value-type="float">
            <text:p>98</text:p>
          </table:table-cell>
          <table:table-cell table:style-name="Default" table:formula="of:=[.CW1]+1" office:value-type="float" office:value="99" calcext:value-type="float">
            <text:p>99</text:p>
          </table:table-cell>
          <table:table-cell table:style-name="Default" table:formula="of:=[.CX1]+1" office:value-type="float" office:value="100" calcext:value-type="float">
            <text:p>100</text:p>
          </table:table-cell>
          <table:table-cell table:style-name="Default" table:formula="of:=[.CY1]+1" office:value-type="float" office:value="101" calcext:value-type="float">
            <text:p>101</text:p>
          </table:table-cell>
          <table:table-cell table:style-name="Default" table:formula="of:=[.CZ1]+1" office:value-type="float" office:value="102" calcext:value-type="float">
            <text:p>102</text:p>
          </table:table-cell>
          <table:table-cell table:style-name="Default" table:formula="of:=[.DA1]+1" office:value-type="float" office:value="103" calcext:value-type="float">
            <text:p>103</text:p>
          </table:table-cell>
          <table:table-cell table:style-name="Default" table:formula="of:=[.DB1]+1" office:value-type="float" office:value="104" calcext:value-type="float">
            <text:p>104</text:p>
          </table:table-cell>
          <table:table-cell table:style-name="Default" table:formula="of:=[.DC1]+1" office:value-type="float" office:value="105" calcext:value-type="float">
            <text:p>105</text:p>
          </table:table-cell>
          <table:table-cell table:style-name="Default" table:formula="of:=[.DD1]+1" office:value-type="float" office:value="106" calcext:value-type="float">
            <text:p>106</text:p>
          </table:table-cell>
          <table:table-cell table:style-name="Default" table:formula="of:=[.DE1]+1" office:value-type="float" office:value="107" calcext:value-type="float">
            <text:p>107</text:p>
          </table:table-cell>
          <table:table-cell table:style-name="Default" table:formula="of:=[.DF1]+1" office:value-type="float" office:value="108" calcext:value-type="float">
            <text:p>108</text:p>
          </table:table-cell>
          <table:table-cell table:style-name="Default" table:formula="of:=[.DG1]+1" office:value-type="float" office:value="109" calcext:value-type="float">
            <text:p>109</text:p>
          </table:table-cell>
          <table:table-cell table:style-name="Default" table:formula="of:=[.DH1]+1" office:value-type="float" office:value="110" calcext:value-type="float">
            <text:p>110</text:p>
          </table:table-cell>
          <table:table-cell table:style-name="Default" table:formula="of:=[.DI1]+1" office:value-type="float" office:value="111" calcext:value-type="float">
            <text:p>111</text:p>
          </table:table-cell>
          <table:table-cell table:style-name="Default" table:formula="of:=[.DJ1]+1" office:value-type="float" office:value="112" calcext:value-type="float">
            <text:p>112</text:p>
          </table:table-cell>
          <table:table-cell table:style-name="Default" table:formula="of:=[.DK1]+1" office:value-type="float" office:value="113" calcext:value-type="float">
            <text:p>113</text:p>
          </table:table-cell>
          <table:table-cell table:style-name="Default" table:formula="of:=[.DL1]+1" office:value-type="float" office:value="114" calcext:value-type="float">
            <text:p>114</text:p>
          </table:table-cell>
          <table:table-cell table:style-name="Default" table:formula="of:=[.DM1]+1" office:value-type="float" office:value="115" calcext:value-type="float">
            <text:p>115</text:p>
          </table:table-cell>
          <table:table-cell table:style-name="Default" table:formula="of:=[.DN1]+1" office:value-type="float" office:value="116" calcext:value-type="float">
            <text:p>116</text:p>
          </table:table-cell>
          <table:table-cell table:style-name="Default" table:formula="of:=[.DO1]+1" office:value-type="float" office:value="117" calcext:value-type="float">
            <text:p>117</text:p>
          </table:table-cell>
          <table:table-cell table:style-name="Default" table:formula="of:=[.DP1]+1" office:value-type="float" office:value="118" calcext:value-type="float">
            <text:p>118</text:p>
          </table:table-cell>
          <table:table-cell table:style-name="Default" table:formula="of:=[.DQ1]+1" office:value-type="float" office:value="119" calcext:value-type="float">
            <text:p>119</text:p>
          </table:table-cell>
          <table:table-cell table:style-name="Default" table:formula="of:=[.DR1]+1" office:value-type="float" office:value="120" calcext:value-type="float">
            <text:p>120</text:p>
          </table:table-cell>
          <table:table-cell table:style-name="Default" table:formula="of:=[.DS1]+1" office:value-type="float" office:value="121" calcext:value-type="float">
            <text:p>121</text:p>
          </table:table-cell>
          <table:table-cell table:style-name="Default" table:formula="of:=[.DT1]+1" office:value-type="float" office:value="122" calcext:value-type="float">
            <text:p>122</text:p>
          </table:table-cell>
          <table:table-cell table:style-name="Default" table:formula="of:=[.DU1]+1" office:value-type="float" office:value="123" calcext:value-type="float">
            <text:p>123</text:p>
          </table:table-cell>
          <table:table-cell table:style-name="Default" table:formula="of:=[.DV1]+1" office:value-type="float" office:value="124" calcext:value-type="float">
            <text:p>124</text:p>
          </table:table-cell>
          <table:table-cell table:style-name="Default" table:formula="of:=[.DW1]+1" office:value-type="float" office:value="125" calcext:value-type="float">
            <text:p>125</text:p>
          </table:table-cell>
          <table:table-cell table:style-name="Default" table:formula="of:=[.DX1]+1" office:value-type="float" office:value="126" calcext:value-type="float">
            <text:p>126</text:p>
          </table:table-cell>
          <table:table-cell table:style-name="Default" table:formula="of:=[.DY1]+1" office:value-type="float" office:value="127" calcext:value-type="float">
            <text:p>127</text:p>
          </table:table-cell>
          <table:table-cell table:style-name="Default" table:formula="of:=[.DZ1]+1" office:value-type="float" office:value="128" calcext:value-type="float">
            <text:p>128</text:p>
          </table:table-cell>
          <table:table-cell table:style-name="Default" table:formula="of:=[.EA1]+1" office:value-type="float" office:value="129" calcext:value-type="float">
            <text:p>129</text:p>
          </table:table-cell>
          <table:table-cell table:style-name="Default" table:formula="of:=[.EB1]+1" office:value-type="float" office:value="130" calcext:value-type="float">
            <text:p>130</text:p>
          </table:table-cell>
          <table:table-cell table:style-name="Default" table:formula="of:=[.EC1]+1" office:value-type="float" office:value="131" calcext:value-type="float">
            <text:p>131</text:p>
          </table:table-cell>
          <table:table-cell table:style-name="Default" table:formula="of:=[.ED1]+1" office:value-type="float" office:value="132" calcext:value-type="float">
            <text:p>132</text:p>
          </table:table-cell>
          <table:table-cell table:style-name="Default" table:formula="of:=[.EE1]+1" office:value-type="float" office:value="133" calcext:value-type="float">
            <text:p>133</text:p>
          </table:table-cell>
          <table:table-cell table:style-name="Default" table:formula="of:=[.EF1]+1" office:value-type="float" office:value="134" calcext:value-type="float">
            <text:p>134</text:p>
          </table:table-cell>
          <table:table-cell table:style-name="Default" table:formula="of:=[.EG1]+1" office:value-type="float" office:value="135" calcext:value-type="float">
            <text:p>135</text:p>
          </table:table-cell>
          <table:table-cell table:style-name="Default" table:formula="of:=[.EH1]+1" office:value-type="float" office:value="136" calcext:value-type="float">
            <text:p>136</text:p>
          </table:table-cell>
          <table:table-cell table:style-name="Default" table:formula="of:=[.EI1]+1" office:value-type="float" office:value="137" calcext:value-type="float">
            <text:p>137</text:p>
          </table:table-cell>
          <table:table-cell table:style-name="Default" table:formula="of:=[.EJ1]+1" office:value-type="float" office:value="138" calcext:value-type="float">
            <text:p>138</text:p>
          </table:table-cell>
          <table:table-cell table:style-name="Default" table:formula="of:=[.EK1]+1" office:value-type="float" office:value="139" calcext:value-type="float">
            <text:p>139</text:p>
          </table:table-cell>
          <table:table-cell table:style-name="Default" table:formula="of:=[.EL1]+1" office:value-type="float" office:value="140" calcext:value-type="float">
            <text:p>140</text:p>
          </table:table-cell>
          <table:table-cell table:style-name="Default" table:formula="of:=[.EM1]+1" office:value-type="float" office:value="141" calcext:value-type="float">
            <text:p>141</text:p>
          </table:table-cell>
          <table:table-cell table:style-name="Default" table:formula="of:=[.EN1]+1" office:value-type="float" office:value="142" calcext:value-type="float">
            <text:p>142</text:p>
          </table:table-cell>
          <table:table-cell table:style-name="Default" table:formula="of:=[.EO1]+1" office:value-type="float" office:value="143" calcext:value-type="float">
            <text:p>143</text:p>
          </table:table-cell>
          <table:table-cell table:style-name="Default" table:formula="of:=[.EP1]+1" office:value-type="float" office:value="144" calcext:value-type="float">
            <text:p>144</text:p>
          </table:table-cell>
          <table:table-cell table:style-name="Default" table:formula="of:=[.EQ1]+1" office:value-type="float" office:value="145" calcext:value-type="float">
            <text:p>145</text:p>
          </table:table-cell>
          <table:table-cell table:style-name="Default" table:formula="of:=[.ER1]+1" office:value-type="float" office:value="146" calcext:value-type="float">
            <text:p>146</text:p>
          </table:table-cell>
          <table:table-cell table:style-name="Default" table:formula="of:=[.ES1]+1" office:value-type="float" office:value="147" calcext:value-type="float">
            <text:p>147</text:p>
          </table:table-cell>
          <table:table-cell table:style-name="Default" table:formula="of:=[.ET1]+1" office:value-type="float" office:value="148" calcext:value-type="float">
            <text:p>148</text:p>
          </table:table-cell>
          <table:table-cell table:style-name="Default" table:formula="of:=[.EU1]+1" office:value-type="float" office:value="149" calcext:value-type="float">
            <text:p>149</text:p>
          </table:table-cell>
          <table:table-cell table:style-name="Default" table:formula="of:=[.EV1]+1" office:value-type="float" office:value="150" calcext:value-type="float">
            <text:p>150</text:p>
          </table:table-cell>
          <table:table-cell table:style-name="Default" table:formula="of:=[.EW1]+1" office:value-type="float" office:value="151" calcext:value-type="float">
            <text:p>151</text:p>
          </table:table-cell>
          <table:table-cell table:style-name="Default" table:formula="of:=[.EX1]+1" office:value-type="float" office:value="152" calcext:value-type="float">
            <text:p>152</text:p>
          </table:table-cell>
          <table:table-cell table:style-name="Default" table:formula="of:=[.EY1]+1" office:value-type="float" office:value="153" calcext:value-type="float">
            <text:p>153</text:p>
          </table:table-cell>
          <table:table-cell table:style-name="Default" table:formula="of:=[.EZ1]+1" office:value-type="float" office:value="154" calcext:value-type="float">
            <text:p>154</text:p>
          </table:table-cell>
          <table:table-cell table:style-name="Default" table:formula="of:=[.FA1]+1" office:value-type="float" office:value="155" calcext:value-type="float">
            <text:p>155</text:p>
          </table:table-cell>
          <table:table-cell table:style-name="Default" table:formula="of:=[.FB1]+1" office:value-type="float" office:value="156" calcext:value-type="float">
            <text:p>156</text:p>
          </table:table-cell>
          <table:table-cell table:style-name="Default" table:formula="of:=[.FC1]+1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string" calcext:value-type="string">
            <text:p>Delta_t</text:p>
          </table:table-cell>
          <table:table-cell/>
          <table:table-cell table:formula="of:=[.$C$12]*[.C7]" office:value-type="float" office:value="0.0004" calcext:value-type="float">
            <text:p>0.0004</text:p>
          </table:table-cell>
          <table:table-cell table:formula="of:=[.$C$12]*[.D7]" office:value-type="float" office:value="0.00047984" calcext:value-type="float">
            <text:p>0.0005</text:p>
          </table:table-cell>
          <table:table-cell table:formula="of:=[.$C$12]*[.E7]" office:value-type="float" office:value="0.0005755393663744" calcext:value-type="float">
            <text:p>0.0006</text:p>
          </table:table-cell>
          <table:table-cell table:formula="of:=[.$C$12]*[.F7]" office:value-type="float" office:value="0.000690214717575811" calcext:value-type="float">
            <text:p>0.0007</text:p>
          </table:table-cell>
          <table:table-cell table:formula="of:=[.$C$12]*[.G7]" office:value-type="float" office:value="0.000827580359882949" calcext:value-type="float">
            <text:p>0.0008</text:p>
          </table:table-cell>
          <table:table-cell table:formula="of:=[.$C$12]*[.H7]" office:value-type="float" office:value="0.000992056412302644" calcext:value-type="float">
            <text:p>0.0010</text:p>
          </table:table-cell>
          <table:table-cell table:formula="of:=[.$C$12]*[.I7]" office:value-type="float" office:value="0.0011888936074836" calcext:value-type="float">
            <text:p>0.0012</text:p>
          </table:table-cell>
          <table:table-cell table:formula="of:=[.$C$12]*[.J7]" office:value-type="float" office:value="0.001424316013447" calcext:value-type="float">
            <text:p>0.0014</text:p>
          </table:table-cell>
          <table:table-cell table:formula="of:=[.$C$12]*[.K7]" office:value-type="float" office:value="0.00170568231962847" calcext:value-type="float">
            <text:p>0.0017</text:p>
          </table:table-cell>
          <table:table-cell table:formula="of:=[.$C$12]*[.L7]" office:value-type="float" office:value="0.00204166528545618" calcext:value-type="float">
            <text:p>0.0020</text:p>
          </table:table-cell>
          <table:table-cell table:formula="of:=[.$C$12]*[.M7]" office:value-type="float" office:value="0.00244244726422268" calcext:value-type="float">
            <text:p>0.0024</text:p>
          </table:table-cell>
          <table:table-cell table:formula="of:=[.$C$12]*[.N7]" office:value-type="float" office:value="0.00291992712985827" calcext:value-type="float">
            <text:p>0.0029</text:p>
          </table:table-cell>
          <table:table-cell table:formula="of:=[.$C$12]*[.O7]" office:value-type="float" office:value="0.00348793011802858" calcext:value-type="float">
            <text:p>0.0035</text:p>
          </table:table-cell>
          <table:table-cell table:formula="of:=[.$C$12]*[.P7]" office:value-type="float" office:value="0.00416240664224657" calcext:value-type="float">
            <text:p>0.0042</text:p>
          </table:table-cell>
          <table:table-cell table:formula="of:=[.$C$12]*[.Q7]" office:value-type="float" office:value="0.00496159860260313" calcext:value-type="float">
            <text:p>0.0050</text:p>
          </table:table-cell>
          <table:table-cell table:formula="of:=[.$C$12]*[.R7]" office:value-type="float" office:value="0.00590614160939066" calcext:value-type="float">
            <text:p>0.0059</text:p>
          </table:table-cell>
          <table:table-cell table:formula="of:=[.$C$12]*[.S7]" office:value-type="float" office:value="0.00701905854547914" calcext:value-type="float">
            <text:p>0.0070</text:p>
          </table:table-cell>
          <table:table-cell table:formula="of:=[.$C$12]*[.T7]" office:value-type="float" office:value="0.00832558395224816" calcext:value-type="float">
            <text:p>0.0083</text:p>
          </table:table-cell>
          <table:table-cell table:formula="of:=[.$C$12]*[.U7]" office:value-type="float" office:value="0.0098527404586708" calcext:value-type="float">
            <text:p>0.0099</text:p>
          </table:table-cell>
          <table:table-cell table:formula="of:=[.$C$12]*[.V7]" office:value-type="float" office:value="0.0116285696599961" calcext:value-type="float">
            <text:p>0.0116</text:p>
          </table:table-cell>
          <table:table-cell table:formula="of:=[.$C$12]*[.W7]" office:value-type="float" office:value="0.0136809041274197" calcext:value-type="float">
            <text:p>0.0137</text:p>
          </table:table-cell>
          <table:table-cell table:formula="of:=[.$C$12]*[.X7]" office:value-type="float" office:value="0.0160355608932399" calcext:value-type="float">
            <text:p>0.0160</text:p>
          </table:table-cell>
          <table:table-cell table:formula="of:=[.$C$12]*[.Y7]" office:value-type="float" office:value="0.0187138494562378" calcext:value-type="float">
            <text:p>0.0187</text:p>
          </table:table-cell>
          <table:table-cell table:formula="of:=[.$C$12]*[.Z7]" office:value-type="float" office:value="0.0217293321456911" calcext:value-type="float">
            <text:p>0.0217</text:p>
          </table:table-cell>
          <table:table-cell table:formula="of:=[.$C$12]*[.AA7]" office:value-type="float" office:value="0.0250838666026109" calcext:value-type="float">
            <text:p>0.0251</text:p>
          </table:table-cell>
          <table:table-cell table:formula="of:=[.$C$12]*[.AB7]" office:value-type="float" office:value="0.0287631121099927" calcext:value-type="float">
            <text:p>0.0288</text:p>
          </table:table-cell>
          <table:table-cell table:formula="of:=[.$C$12]*[.AC7]" office:value-type="float" office:value="0.0327318965632538" calcext:value-type="float">
            <text:p>0.0327</text:p>
          </table:table-cell>
          <table:table-cell table:formula="of:=[.$C$12]*[.AD7]" office:value-type="float" office:value="0.0369301007438852" calcext:value-type="float">
            <text:p>0.0369</text:p>
          </table:table-cell>
          <table:table-cell table:formula="of:=[.$C$12]*[.AE7]" office:value-type="float" office:value="0.0412699694690742" calcext:value-type="float">
            <text:p>0.0413</text:p>
          </table:table-cell>
          <table:table-cell table:formula="of:=[.$C$12]*[.AF7]" office:value-type="float" office:value="0.0456359140746295" calcext:value-type="float">
            <text:p>0.0456</text:p>
          </table:table-cell>
          <table:table-cell table:formula="of:=[.$C$12]*[.AG7]" office:value-type="float" office:value="0.0498878089529251" calcext:value-type="float">
            <text:p>0.0499</text:p>
          </table:table-cell>
          <table:table-cell table:formula="of:=[.$C$12]*[.AH7]" office:value-type="float" office:value="0.0538683997036043" calcext:value-type="float">
            <text:p>0.0539</text:p>
          </table:table-cell>
          <table:table-cell table:formula="of:=[.$C$12]*[.AI7]" office:value-type="float" office:value="0.0574147018391261" calcext:value-type="float">
            <text:p>0.0574</text:p>
          </table:table-cell>
          <table:table-cell table:formula="of:=[.$C$12]*[.AJ7]" office:value-type="float" office:value="0.0603722891139376" calcext:value-type="float">
            <text:p>0.0604</text:p>
          </table:table-cell>
          <table:table-cell table:formula="of:=[.$C$12]*[.AK7]" office:value-type="float" office:value="0.0626104220345878" calcext:value-type="float">
            <text:p>0.0626</text:p>
          </table:table-cell>
          <table:table-cell table:formula="of:=[.$C$12]*[.AL7]" office:value-type="float" office:value="0.0640354100953305" calcext:value-type="float">
            <text:p>0.0640</text:p>
          </table:table-cell>
          <table:table-cell table:formula="of:=[.$C$12]*[.AM7]" office:value-type="float" office:value="0.0645997238069551" calcext:value-type="float">
            <text:p>0.0646</text:p>
          </table:table-cell>
          <table:table-cell table:formula="of:=[.$C$12]*[.AN7]" office:value-type="float" office:value="0.0643052220766774" calcext:value-type="float">
            <text:p>0.0643</text:p>
          </table:table-cell>
          <table:table-cell table:formula="of:=[.$C$12]*[.AO7]" office:value-type="float" office:value="0.0632001810235132" calcext:value-type="float">
            <text:p>0.0632</text:p>
          </table:table-cell>
          <table:table-cell table:formula="of:=[.$C$12]*[.AP7]" office:value-type="float" office:value="0.0613711478009012" calcext:value-type="float">
            <text:p>0.0614</text:p>
          </table:table-cell>
          <table:table-cell table:formula="of:=[.$C$12]*[.AQ7]" office:value-type="float" office:value="0.0589315637161989" calcext:value-type="float">
            <text:p>0.0589</text:p>
          </table:table-cell>
          <table:table-cell table:formula="of:=[.$C$12]*[.AR7]" office:value-type="float" office:value="0.0560093852806507" calcext:value-type="float">
            <text:p>0.0560</text:p>
          </table:table-cell>
          <table:table-cell table:formula="of:=[.$C$12]*[.AS7]" office:value-type="float" office:value="0.052735631168107" calcext:value-type="float">
            <text:p>0.0527</text:p>
          </table:table-cell>
          <table:table-cell table:formula="of:=[.$C$12]*[.AT7]" office:value-type="float" office:value="0.0492351337400154" calcext:value-type="float">
            <text:p>0.0492</text:p>
          </table:table-cell>
          <table:table-cell table:formula="of:=[.$C$12]*[.AU7]" office:value-type="float" office:value="0.0456200513953348" calcext:value-type="float">
            <text:p>0.0456</text:p>
          </table:table-cell>
          <table:table-cell table:formula="of:=[.$C$12]*[.AV7]" office:value-type="float" office:value="0.041986104308154" calcext:value-type="float">
            <text:p>0.0420</text:p>
          </table:table-cell>
          <table:table-cell table:formula="of:=[.$C$12]*[.AW7]" office:value-type="float" office:value="0.0384111194337263" calcext:value-type="float">
            <text:p>0.0384</text:p>
          </table:table-cell>
          <table:table-cell table:formula="of:=[.$C$12]*[.AX7]" office:value-type="float" office:value="0.0349553058074124" calcext:value-type="float">
            <text:p>0.0350</text:p>
          </table:table-cell>
          <table:table-cell table:formula="of:=[.$C$12]*[.AY7]" office:value-type="float" office:value="0.0316626731399898" calcext:value-type="float">
            <text:p>0.0317</text:p>
          </table:table-cell>
          <table:table-cell table:formula="of:=[.$C$12]*[.AZ7]" office:value-type="float" office:value="0.028563089535452" calcext:value-type="float">
            <text:p>0.0286</text:p>
          </table:table-cell>
          <table:table-cell table:formula="of:=[.$C$12]*[.BA7]" office:value-type="float" office:value="0.0256745932912317" calcext:value-type="float">
            <text:p>0.0257</text:p>
          </table:table-cell>
          <table:table-cell table:formula="of:=[.$C$12]*[.BB7]" office:value-type="float" office:value="0.023005693496747" calcext:value-type="float">
            <text:p>0.0230</text:p>
          </table:table-cell>
          <table:table-cell table:formula="of:=[.$C$12]*[.BC7]" office:value-type="float" office:value="0.0205574960459705" calcext:value-type="float">
            <text:p>0.0206</text:p>
          </table:table-cell>
          <table:table-cell table:formula="of:=[.$C$12]*[.BD7]" office:value-type="float" office:value="0.0183255694023335" calcext:value-type="float">
            <text:p>0.0183</text:p>
          </table:table-cell>
          <table:table-cell table:formula="of:=[.$C$12]*[.BE7]" office:value-type="float" office:value="0.0163015187206752" calcext:value-type="float">
            <text:p>0.0163</text:p>
          </table:table-cell>
          <table:table-cell table:formula="of:=[.$C$12]*[.BF7]" office:value-type="float" office:value="0.014474271680075" calcext:value-type="float">
            <text:p>0.0145</text:p>
          </table:table-cell>
          <table:table-cell table:formula="of:=[.$C$12]*[.BG7]" office:value-type="float" office:value="0.0128310994074907" calcext:value-type="float">
            <text:p>0.0128</text:p>
          </table:table-cell>
          <table:table-cell table:formula="of:=[.$C$12]*[.BH7]" office:value-type="float" office:value="0.0113584056055515" calcext:value-type="float">
            <text:p>0.0114</text:p>
          </table:table-cell>
          <table:table-cell table:formula="of:=[.$C$12]*[.BI7]" office:value-type="float" office:value="0.0100423200232528" calcext:value-type="float">
            <text:p>0.0100</text:p>
          </table:table-cell>
          <table:table-cell table:formula="of:=[.$C$12]*[.BJ7]" office:value-type="float" office:value="0.00886913138932483" calcext:value-type="float">
            <text:p>0.0089</text:p>
          </table:table-cell>
          <table:table-cell table:formula="of:=[.$C$12]*[.BK7]" office:value-type="float" office:value="0.00782559171936841" calcext:value-type="float">
            <text:p>0.0078</text:p>
          </table:table-cell>
          <table:table-cell table:formula="of:=[.$C$12]*[.BL7]" office:value-type="float" office:value="0.00689911972808126" calcext:value-type="float">
            <text:p>0.0069</text:p>
          </table:table-cell>
          <table:table-cell table:formula="of:=[.$C$12]*[.BM7]" office:value-type="float" office:value="0.00607792668040586" calcext:value-type="float">
            <text:p>0.0061</text:p>
          </table:table-cell>
          <table:table-cell table:formula="of:=[.$C$12]*[.BN7]" office:value-type="float" office:value="0.00535108383163974" calcext:value-type="float">
            <text:p>0.0054</text:p>
          </table:table-cell>
          <table:table-cell table:formula="of:=[.$C$12]*[.BO7]" office:value-type="float" office:value="0.00470854685555209" calcext:value-type="float">
            <text:p>0.0047</text:p>
          </table:table-cell>
          <table:table-cell table:formula="of:=[.$C$12]*[.BP7]" office:value-type="float" office:value="0.00414114942716178" calcext:value-type="float">
            <text:p>0.0041</text:p>
          </table:table-cell>
          <table:table-cell table:formula="of:=[.$C$12]*[.BQ7]" office:value-type="float" office:value="0.0036405754199123" calcext:value-type="float">
            <text:p>0.0036</text:p>
          </table:table-cell>
          <table:table-cell table:formula="of:=[.$C$12]*[.BR7]" office:value-type="float" office:value="0.00319931695931888" calcext:value-type="float">
            <text:p>0.0032</text:p>
          </table:table-cell>
          <table:table-cell table:formula="of:=[.$C$12]*[.BS7]" office:value-type="float" office:value="0.00281062379023485" calcext:value-type="float">
            <text:p>0.0028</text:p>
          </table:table-cell>
          <table:table-cell table:formula="of:=[.$C$12]*[.BT7]" office:value-type="float" office:value="0.00246844799962965" calcext:value-type="float">
            <text:p>0.0025</text:p>
          </table:table-cell>
          <table:table-cell table:formula="of:=[.$C$12]*[.BU7]" office:value-type="float" office:value="0.00216738702945239" calcext:value-type="float">
            <text:p>0.0022</text:p>
          </table:table-cell>
          <table:table-cell table:formula="of:=[.$C$12]*[.BV7]" office:value-type="float" office:value="0.00190262705843682" calcext:value-type="float">
            <text:p>0.0019</text:p>
          </table:table-cell>
          <table:table-cell table:formula="of:=[.$C$12]*[.BW7]" office:value-type="float" office:value="0.00166988817839158" calcext:value-type="float">
            <text:p>0.0017</text:p>
          </table:table-cell>
          <table:table-cell table:formula="of:=[.$C$12]*[.BX7]" office:value-type="float" office:value="0.00146537229793881" calcext:value-type="float">
            <text:p>0.0015</text:p>
          </table:table-cell>
          <table:table-cell table:formula="of:=[.$C$12]*[.BY7]" office:value-type="float" office:value="0.0012857143402857" calcext:value-type="float">
            <text:p>0.0013</text:p>
          </table:table-cell>
          <table:table-cell table:formula="of:=[.$C$12]*[.BZ7]" office:value-type="float" office:value="0.00112793703331269" calcext:value-type="float">
            <text:p>0.0011</text:p>
          </table:table-cell>
          <table:table-cell table:formula="of:=[.$C$12]*[.CA7]" office:value-type="float" office:value="0.000989409397440552" calcext:value-type="float">
            <text:p>0.0010</text:p>
          </table:table-cell>
          <table:table-cell table:formula="of:=[.$C$12]*[.CB7]" office:value-type="float" office:value="0.00086780890144608" calcext:value-type="float">
            <text:p>0.0009</text:p>
          </table:table-cell>
          <table:table-cell table:formula="of:=[.$C$12]*[.CC7]" office:value-type="float" office:value="0.000761087164511022" calcext:value-type="float">
            <text:p>0.0008</text:p>
          </table:table-cell>
          <table:table-cell table:formula="of:=[.$C$12]*[.CD7]" office:value-type="float" office:value="0.000667439023298396" calcext:value-type="float">
            <text:p>0.0007</text:p>
          </table:table-cell>
          <table:table-cell table:formula="of:=[.$C$12]*[.CE7]" office:value-type="float" office:value="0.000585274747237983" calcext:value-type="float">
            <text:p>0.0006</text:p>
          </table:table-cell>
          <table:table-cell table:formula="of:=[.$C$12]*[.CF7]" office:value-type="float" office:value="0.000513195166930178" calcext:value-type="float">
            <text:p>0.0005</text:p>
          </table:table-cell>
          <table:table-cell table:formula="of:=[.$C$12]*[.CG7]" office:value-type="float" office:value="0.000449969474667622" calcext:value-type="float">
            <text:p>0.0004</text:p>
          </table:table-cell>
          <table:table-cell table:formula="of:=[.$C$12]*[.CH7]" office:value-type="float" office:value="0.000394515458767658" calcext:value-type="float">
            <text:p>0.0004</text:p>
          </table:table-cell>
          <table:table-cell table:formula="of:=[.$C$12]*[.CI7]" office:value-type="float" office:value="0.000345881941892331" calcext:value-type="float">
            <text:p>0.0003</text:p>
          </table:table-cell>
          <table:table-cell table:formula="of:=[.$C$12]*[.CJ7]" office:value-type="float" office:value="0.000303233205721923" calcext:value-type="float">
            <text:p>0.0003</text:p>
          </table:table-cell>
          <table:table-cell table:formula="of:=[.$C$12]*[.CK7]" office:value-type="float" office:value="0.000265835198716985" calcext:value-type="float">
            <text:p>0.0003</text:p>
          </table:table-cell>
          <table:table-cell table:formula="of:=[.$C$12]*[.CL7]" office:value-type="float" office:value="0.00023304333915172" calcext:value-type="float">
            <text:p>0.0002</text:p>
          </table:table-cell>
          <table:table-cell table:formula="of:=[.$C$12]*[.CM7]" office:value-type="float" office:value="0.000204291741348823" calcext:value-type="float">
            <text:p>0.0002</text:p>
          </table:table-cell>
          <table:table-cell table:formula="of:=[.$C$12]*[.CN7]" office:value-type="float" office:value="0.000179083708554142" calcext:value-type="float">
            <text:p>0.0002</text:p>
          </table:table-cell>
          <table:table-cell table:formula="of:=[.$C$12]*[.CO7]" office:value-type="float" office:value="0.000156983350799796" calcext:value-type="float">
            <text:p>0.0002</text:p>
          </table:table-cell>
          <table:table-cell table:formula="of:=[.$C$12]*[.CP7]" office:value-type="float" office:value="0.000137608200189667" calcext:value-type="float">
            <text:p>0.0001</text:p>
          </table:table-cell>
          <table:table-cell table:formula="of:=[.$C$12]*[.CQ7]" office:value-type="float" office:value="0.000120622709171003" calcext:value-type="float">
            <text:p>0.0001</text:p>
          </table:table-cell>
          <table:table-cell table:formula="of:=[.$C$12]*[.CR7]" office:value-type="float" office:value="0.000105732529468423" calcext:value-type="float">
            <text:p>0.0001</text:p>
          </table:table-cell>
          <table:table-cell table:formula="of:=[.$C$12]*[.CS7]" office:value-type="float" office:value="0.0000926794804388822" calcext:value-type="float">
            <text:p>0.0001</text:p>
          </table:table-cell>
          <table:table-cell table:formula="of:=[.$C$12]*[.CT7]" office:value-type="float" office:value="0.0000812371256784631" calcext:value-type="float">
            <text:p>0.0001</text:p>
          </table:table-cell>
          <table:table-cell table:formula="of:=[.$C$12]*[.CU7]" office:value-type="float" office:value="0.0000712068858162644" calcext:value-type="float">
            <text:p>0.0001</text:p>
          </table:table-cell>
          <table:table-cell table:formula="of:=[.$C$12]*[.CV7]" office:value-type="float" office:value="0.0000624146236232373" calcext:value-type="float">
            <text:p>0.0001</text:p>
          </table:table-cell>
          <table:table-cell table:formula="of:=[.$C$12]*[.CW7]" office:value-type="float" office:value="0.0000547076449081438" calcext:value-type="float">
            <text:p>0.0001</text:p>
          </table:table-cell>
          <table:table-cell table:formula="of:=[.$C$12]*[.CX7]" office:value-type="float" office:value="0.0000479520652358957" calcext:value-type="float">
            <text:p>0.0000</text:p>
          </table:table-cell>
          <table:table-cell table:formula="of:=[.$C$12]*[.CY7]" office:value-type="float" office:value="0.000042030498352854" calcext:value-type="float">
            <text:p>0.0000</text:p>
          </table:table-cell>
          <table:table-cell table:formula="of:=[.$C$12]*[.CZ7]" office:value-type="float" office:value="0.0000368400274049886" calcext:value-type="float">
            <text:p>0.0000</text:p>
          </table:table-cell>
          <table:table-cell table:formula="of:=[.$C$12]*[.DA7]" office:value-type="float" office:value="0.0000322904246509724" calcext:value-type="float">
            <text:p>0.0000</text:p>
          </table:table-cell>
          <table:table-cell table:formula="of:=[.$C$12]*[.DB7]" office:value-type="float" office:value="0.0000283025894623263" calcext:value-type="float">
            <text:p>0.0000</text:p>
          </table:table-cell>
          <table:table-cell table:formula="of:=[.$C$12]*[.DC7]" office:value-type="float" office:value="0.000024807178021461" calcext:value-type="float">
            <text:p>0.0000</text:p>
          </table:table-cell>
          <table:table-cell table:formula="of:=[.$C$12]*[.DD7]" office:value-type="float" office:value="0.0000217434013262427" calcext:value-type="float">
            <text:p>0.0000</text:p>
          </table:table-cell>
          <table:table-cell table:formula="of:=[.$C$12]*[.DE7]" office:value-type="float" office:value="0.0000190579709325343" calcext:value-type="float">
            <text:p>0.0000</text:p>
          </table:table-cell>
          <table:table-cell table:formula="of:=[.$C$12]*[.DF7]" office:value-type="float" office:value="0.0000167041743556919" calcext:value-type="float">
            <text:p>0.0000</text:p>
          </table:table-cell>
          <table:table-cell table:formula="of:=[.$C$12]*[.DG7]" office:value-type="float" office:value="0.0000146410642458556" calcext:value-type="float">
            <text:p>0.0000</text:p>
          </table:table-cell>
          <table:table-cell table:formula="of:=[.$C$12]*[.DH7]" office:value-type="float" office:value="0.0000128327473838333" calcext:value-type="float">
            <text:p>0.0000</text:p>
          </table:table-cell>
          <table:table-cell table:formula="of:=[.$C$12]*[.DI7]" office:value-type="float" office:value="0.0000112477612446889" calcext:value-type="float">
            <text:p>0.0000</text:p>
          </table:table-cell>
          <table:table-cell table:formula="of:=[.$C$12]*[.DJ7]" office:value-type="float" office:value="0.00000985852737180565" calcext:value-type="float">
            <text:p>0.0000</text:p>
          </table:table-cell>
          <table:table-cell table:formula="of:=[.$C$12]*[.DK7]" office:value-type="float" office:value="0.00000864087211923699" calcext:value-type="float">
            <text:p>0.0000</text:p>
          </table:table-cell>
          <table:table-cell table:formula="of:=[.$C$12]*[.DL7]" office:value-type="float" office:value="0.00000757360647593382" calcext:value-type="float">
            <text:p>0.0000</text:p>
          </table:table-cell>
          <table:table-cell table:formula="of:=[.$C$12]*[.DM7]" office:value-type="float" office:value="0.00000663815770089256" calcext:value-type="float">
            <text:p>0.0000</text:p>
          </table:table-cell>
          <table:table-cell table:formula="of:=[.$C$12]*[.DN7]" office:value-type="float" office:value="0.00000581824639016239" calcext:value-type="float">
            <text:p>0.0000</text:p>
          </table:table-cell>
          <table:table-cell table:formula="of:=[.$C$12]*[.DO7]" office:value-type="float" office:value="0.00000509960337981928" calcext:value-type="float">
            <text:p>0.0000</text:p>
          </table:table-cell>
          <table:table-cell table:formula="of:=[.$C$12]*[.DP7]" office:value-type="float" office:value="0.00000446972157655035" calcext:value-type="float">
            <text:p>0.0000</text:p>
          </table:table-cell>
          <table:table-cell table:formula="of:=[.$C$12]*[.DQ7]" office:value-type="float" office:value="0.0000039176384109536" calcext:value-type="float">
            <text:p>0.0000</text:p>
          </table:table-cell>
          <table:table-cell table:formula="of:=[.$C$12]*[.DR7]" office:value-type="float" office:value="0.00000343374513823256" calcext:value-type="float">
            <text:p>0.0000</text:p>
          </table:table-cell>
          <table:table-cell table:formula="of:=[.$C$12]*[.DS7]" office:value-type="float" office:value="0.00000300961967562805" calcext:value-type="float">
            <text:p>0.0000</text:p>
          </table:table-cell>
          <table:table-cell table:formula="of:=[.$C$12]*[.DT7]" office:value-type="float" office:value="0.0000026378800735828" calcext:value-type="float">
            <text:p>0.0000</text:p>
          </table:table-cell>
          <table:table-cell table:formula="of:=[.$C$12]*[.DU7]" office:value-type="float" office:value="0.00000231205607523018" calcext:value-type="float">
            <text:p>0.0000</text:p>
          </table:table-cell>
          <table:table-cell table:formula="of:=[.$C$12]*[.DV7]" office:value-type="float" office:value="0.00000202647653245191" calcext:value-type="float">
            <text:p>0.0000</text:p>
          </table:table-cell>
          <table:table-cell table:formula="of:=[.$C$12]*[.DW7]" office:value-type="float" office:value="0.00000177617072183476" calcext:value-type="float">
            <text:p>0.0000</text:p>
          </table:table-cell>
          <table:table-cell table:formula="of:=[.$C$12]*[.DX7]" office:value-type="float" office:value="0.00000155678184509822" calcext:value-type="float">
            <text:p>0.0000</text:p>
          </table:table-cell>
          <table:table-cell table:formula="of:=[.$C$12]*[.DY7]" office:value-type="float" office:value="0.00000136449121011113" calcext:value-type="float">
            <text:p>0.0000</text:p>
          </table:table-cell>
          <table:table-cell table:formula="of:=[.$C$12]*[.DZ7]" office:value-type="float" office:value="0.00000119595177411119" calcext:value-type="float">
            <text:p>0.0000</text:p>
          </table:table-cell>
          <table:table-cell table:formula="of:=[.$C$12]*[.EA7]" office:value-type="float" office:value="0.00000104822989338543" calcext:value-type="float">
            <text:p>0.0000</text:p>
          </table:table-cell>
          <table:table-cell table:formula="of:=[.$C$12]*[.EB7]" office:value-type="float" office:value="0.000000918754266270962" calcext:value-type="float">
            <text:p>0.0000</text:p>
          </table:table-cell>
          <table:table-cell table:formula="of:=[.$C$12]*[.EC7]" office:value-type="float" office:value="0.000000805271181358502" calcext:value-type="float">
            <text:p>0.0000</text:p>
          </table:table-cell>
          <table:table-cell table:formula="of:=[.$C$12]*[.ED7]" office:value-type="float" office:value="0.000000705805292389163" calcext:value-type="float">
            <text:p>0.0000</text:p>
          </table:table-cell>
          <table:table-cell table:formula="of:=[.$C$12]*[.EE7]" office:value-type="float" office:value="0.000000618625237425618" calcext:value-type="float">
            <text:p>0.0000</text:p>
          </table:table-cell>
          <table:table-cell table:formula="of:=[.$C$12]*[.EF7]" office:value-type="float" office:value="0.000000542213504116406" calcext:value-type="float">
            <text:p>0.0000</text:p>
          </table:table-cell>
          <table:table-cell table:formula="of:=[.$C$12]*[.EG7]" office:value-type="float" office:value="0.00000047524001671752" calcext:value-type="float">
            <text:p>0.0000</text:p>
          </table:table-cell>
          <table:table-cell table:formula="of:=[.$C$12]*[.EH7]" office:value-type="float" office:value="0.000000416538985269039" calcext:value-type="float">
            <text:p>0.0000</text:p>
          </table:table-cell>
          <table:table-cell table:formula="of:=[.$C$12]*[.EI7]" office:value-type="float" office:value="0.000000365088614069698" calcext:value-type="float">
            <text:p>0.0000</text:p>
          </table:table-cell>
          <table:table-cell table:formula="of:=[.$C$12]*[.EJ7]" office:value-type="float" office:value="0.000000319993316334046" calcext:value-type="float">
            <text:p>0.0000</text:p>
          </table:table-cell>
          <table:table-cell table:formula="of:=[.$C$12]*[.EK7]" office:value-type="float" office:value="0.000000280468125518837" calcext:value-type="float">
            <text:p>0.0000</text:p>
          </table:table-cell>
          <table:table-cell table:formula="of:=[.$C$12]*[.EL7]" office:value-type="float" office:value="0.000000245825032025011" calcext:value-type="float">
            <text:p>0.0000</text:p>
          </table:table-cell>
          <table:table-cell table:formula="of:=[.$C$12]*[.EM7]" office:value-type="float" office:value="0.000000215461007483038" calcext:value-type="float">
            <text:p>0.0000</text:p>
          </table:table-cell>
          <table:table-cell table:formula="of:=[.$C$12]*[.EN7]" office:value-type="float" office:value="0.00000018884750819467" calcext:value-type="float">
            <text:p>0.0000</text:p>
          </table:table-cell>
          <table:table-cell table:formula="of:=[.$C$12]*[.EO7]" office:value-type="float" office:value="0.000000165521275043871" calcext:value-type="float">
            <text:p>0.0000</text:p>
          </table:table-cell>
          <table:table-cell table:formula="of:=[.$C$12]*[.EP7]" office:value-type="float" office:value="0.000000145076269751122" calcext:value-type="float">
            <text:p>0.0000</text:p>
          </table:table-cell>
          <table:table-cell table:formula="of:=[.$C$12]*[.EQ7]" office:value-type="float" office:value="0.000000127156607120943" calcext:value-type="float">
            <text:p>0.0000</text:p>
          </table:table-cell>
          <table:table-cell table:formula="of:=[.$C$12]*[.ER7]" office:value-type="float" office:value="0.000000111450360266103" calcext:value-type="float">
            <text:p>0.0000</text:p>
          </table:table-cell>
          <table:table-cell table:formula="of:=[.$C$12]*[.ES7]" office:value-type="float" office:value="0.0000000976841309851064" calcext:value-type="float">
            <text:p>0.0000</text:p>
          </table:table-cell>
          <table:table-cell table:formula="of:=[.$C$12]*[.ET7]" office:value-type="float" office:value="0.0000000856182907864417" calcext:value-type="float">
            <text:p>0.0000</text:p>
          </table:table-cell>
          <table:table-cell table:formula="of:=[.$C$12]*[.EU7]" office:value-type="float" office:value="0.0000000750428097254138" calcext:value-type="float">
            <text:p>0.0000</text:p>
          </table:table-cell>
          <table:table-cell table:formula="of:=[.$C$12]*[.EV7]" office:value-type="float" office:value="0.0000000657736004501524" calcext:value-type="float">
            <text:p>0.0000</text:p>
          </table:table-cell>
          <table:table-cell table:formula="of:=[.$C$12]*[.EW7]" office:value-type="float" office:value="0.0000000576493138207043" calcext:value-type="float">
            <text:p>0.0000</text:p>
          </table:table-cell>
          <table:table-cell table:formula="of:=[.$C$12]*[.EX7]" office:value-type="float" office:value="0.0000000505285303249039" calcext:value-type="float">
            <text:p>0.0000</text:p>
          </table:table-cell>
          <table:table-cell table:formula="of:=[.$C$12]*[.EY7]" office:value-type="float" office:value="0.0000000442872984037918" calcext:value-type="float">
            <text:p>0.0000</text:p>
          </table:table-cell>
          <table:table-cell table:formula="of:=[.$C$12]*[.EZ7]" office:value-type="float" office:value="0.0000000388169768375787" calcext:value-type="float">
            <text:p>0.0000</text:p>
          </table:table-cell>
          <table:table-cell table:formula="of:=[.$C$12]*[.FA7]" office:value-type="float" office:value="0.000000034022343635603" calcext:value-type="float">
            <text:p>0.0000</text:p>
          </table:table-cell>
          <table:table-cell table:formula="of:=[.$C$12]*[.FB7]" office:value-type="float" office:value="0.0000000298199385125165" calcext:value-type="float">
            <text:p>0.0000</text:p>
          </table:table-cell>
          <table:table-cell table:formula="of:=[.$C$12]*[.FC7]" office:value-type="float" office:value="0.0000000261366100987769" calcext:value-type="float">
            <text:p>0.0000</text:p>
          </table:table-cell>
        </table:table-row>
        <table:table-row table:style-name="ro1">
          <table:table-cell/>
          <table:table-cell office:value-type="string" calcext:value-type="string">
            <text:p>S_I</text:p>
          </table:table-cell>
          <table:table-cell/>
          <table:table-cell table:formula="of:=[.D2]*[.C6]" office:value-type="float" office:value="0.3996" calcext:value-type="float">
            <text:p>0.3996</text:p>
          </table:table-cell>
          <table:table-cell table:formula="of:=[.E2]*[.D6]" office:value-type="float" office:value="0.479168415936" calcext:value-type="float">
            <text:p>0.4792</text:p>
          </table:table-cell>
          <table:table-cell table:formula="of:=[.F2]*[.E6]" office:value-type="float" office:value="0.574458061190728" calcext:value-type="float">
            <text:p>0.5745</text:p>
          </table:table-cell>
          <table:table-cell table:formula="of:=[.G2]*[.F6]" office:value-type="float" office:value="0.688521464555752" calcext:value-type="float">
            <text:p>0.6885</text:p>
          </table:table-cell>
          <table:table-cell table:formula="of:=[.H2]*[.G6]" office:value-type="float" office:value="0.82498031099071" calcext:value-type="float">
            <text:p>0.8250</text:p>
          </table:table-cell>
          <table:table-cell table:formula="of:=[.I2]*[.H6]" office:value-type="float" office:value="0.988121194103718" calcext:value-type="float">
            <text:p>0.9881</text:p>
          </table:table-cell>
          <table:table-cell table:formula="of:=[.J2]*[.I6]" office:value-type="float" office:value="1.18300281865029" calcext:value-type="float">
            <text:p>1.1830</text:p>
          </table:table-cell>
          <table:table-cell table:formula="of:=[.K2]*[.J6]" office:value-type="float" office:value="1.41557377217718" calcext:value-type="float">
            <text:p>1.4156</text:p>
          </table:table-cell>
          <table:table-cell table:formula="of:=[.L2]*[.K6]" office:value-type="float" office:value="1.6927985743835" calcext:value-type="float">
            <text:p>1.6928</text:p>
          </table:table-cell>
          <table:table-cell table:formula="of:=[.M2]*[.L6]" office:value-type="float" office:value="2.02278758964435" calcext:value-type="float">
            <text:p>2.0228</text:p>
          </table:table-cell>
          <table:table-cell table:formula="of:=[.N2]*[.M6]" office:value-type="float" office:value="2.41492329620031" calcext:value-type="float">
            <text:p>2.4149</text:p>
          </table:table-cell>
          <table:table-cell table:formula="of:=[.O2]*[.N6]" office:value-type="float" office:value="2.87997103535492" calcext:value-type="float">
            <text:p>2.8800</text:p>
          </table:table-cell>
          <table:table-cell table:formula="of:=[.P2]*[.O6]" office:value-type="float" office:value="3.43015636955927" calcext:value-type="float">
            <text:p>3.4302</text:p>
          </table:table-cell>
          <table:table-cell table:formula="of:=[.Q2]*[.P6]" office:value-type="float" office:value="4.07918322201468" calcext:value-type="float">
            <text:p>4.0792</text:p>
          </table:table-cell>
          <table:table-cell table:formula="of:=[.R2]*[.Q6]" office:value-type="float" office:value="4.84215681827039" calcext:value-type="float">
            <text:p>4.8422</text:p>
          </table:table-cell>
          <table:table-cell table:formula="of:=[.S2]*[.R6]" office:value-type="float" office:value="5.73536314491653" calcext:value-type="float">
            <text:p>5.7354</text:p>
          </table:table-cell>
          <table:table-cell table:formula="of:=[.T2]*[.S6]" office:value-type="float" office:value="6.77584278966213" calcext:value-type="float">
            <text:p>6.7758</text:p>
          </table:table-cell>
          <table:table-cell table:formula="of:=[.U2]*[.T6]" office:value-type="float" office:value="7.98068324218067" calcext:value-type="float">
            <text:p>7.9807</text:p>
          </table:table-cell>
          <table:table-cell table:formula="of:=[.V2]*[.U6]" office:value-type="float" office:value="9.36594323264877" calcext:value-type="float">
            <text:p>9.3659</text:p>
          </table:table-cell>
          <table:table-cell table:formula="of:=[.W2]*[.V6]" office:value-type="float" office:value="10.945120998557" calcext:value-type="float">
            <text:p>10.9451</text:p>
          </table:table-cell>
          <table:table-cell table:formula="of:=[.X2]*[.W6]" office:value-type="float" office:value="12.7270939782604" calcext:value-type="float">
            <text:p>12.7271</text:p>
          </table:table-cell>
          <table:table-cell table:formula="of:=[.Y2]*[.X6]" office:value-type="float" office:value="14.7135018541145" calcext:value-type="float">
            <text:p>14.7135</text:p>
          </table:table-cell>
          <table:table-cell table:formula="of:=[.Z2]*[.Y6]" office:value-type="float" office:value="16.8956314517523" calcext:value-type="float">
            <text:p>16.8956</text:p>
          </table:table-cell>
          <table:table-cell table:formula="of:=[.AA2]*[.Z6]" office:value-type="float" office:value="19.251002215145" calcext:value-type="float">
            <text:p>19.2510</text:p>
          </table:table-cell>
          <table:table-cell table:formula="of:=[.AB2]*[.AA6]" office:value-type="float" office:value="21.7400470697599" calcext:value-type="float">
            <text:p>21.7400</text:p>
          </table:table-cell>
          <table:table-cell table:formula="of:=[.AC2]*[.AB6]" office:value-type="float" office:value="24.3035171881491" calcext:value-type="float">
            <text:p>24.3035</text:p>
          </table:table-cell>
          <table:table-cell table:formula="of:=[.AD2]*[.AC6]" office:value-type="float" office:value="26.8614587332054" calcext:value-type="float">
            <text:p>26.8615</text:p>
          </table:table-cell>
          <table:table-cell table:formula="of:=[.AE2]*[.AD6]" office:value-type="float" office:value="29.314722184915" calcext:value-type="float">
            <text:p>29.3147</text:p>
          </table:table-cell>
          <table:table-cell table:formula="of:=[.AF2]*[.AE6]" office:value-type="float" office:value="31.5498462484253" calcext:value-type="float">
            <text:p>31.5498</text:p>
          </table:table-cell>
          <table:table-cell table:formula="of:=[.AG2]*[.AF6]" office:value-type="float" office:value="33.4476942330537" calcext:value-type="float">
            <text:p>33.4477</text:p>
          </table:table-cell>
          <table:table-cell table:formula="of:=[.AH2]*[.AG6]" office:value-type="float" office:value="34.8953813531606" calcext:value-type="float">
            <text:p>34.8954</text:p>
          </table:table-cell>
          <table:table-cell table:formula="of:=[.AI2]*[.AH6]" office:value-type="float" office:value="35.7999551906066" calcext:value-type="float">
            <text:p>35.8000</text:p>
          </table:table-cell>
          <table:table-cell table:formula="of:=[.AJ2]*[.AI6]" office:value-type="float" office:value="36.101319106592" calcext:value-type="float">
            <text:p>36.1013</text:p>
          </table:table-cell>
          <table:table-cell table:formula="of:=[.AK2]*[.AJ6]" office:value-type="float" office:value="35.7814768585942" calcext:value-type="float">
            <text:p>35.7815</text:p>
          </table:table-cell>
          <table:table-cell table:formula="of:=[.AL2]*[.AK6]" office:value-type="float" office:value="34.8676811691507" calcext:value-type="float">
            <text:p>34.8677</text:p>
          </table:table-cell>
          <table:table-cell table:formula="of:=[.AM2]*[.AL6]" office:value-type="float" office:value="33.4284893267266" calcext:value-type="float">
            <text:p>33.4285</text:p>
          </table:table-cell>
          <table:table-cell table:formula="of:=[.AN2]*[.AM6]" office:value-type="float" office:value="31.5636075777834" calcext:value-type="float">
            <text:p>31.5636</text:p>
          </table:table-cell>
          <table:table-cell table:formula="of:=[.AO2]*[.AN6]" office:value-type="float" office:value="29.3900084054283" calcext:value-type="float">
            <text:p>29.3900</text:p>
          </table:table-cell>
          <table:table-cell table:formula="of:=[.AP2]*[.AO6]" office:value-type="float" office:value="27.0275074552265" calcext:value-type="float">
            <text:p>27.0275</text:p>
          </table:table-cell>
          <table:table-cell table:formula="of:=[.AQ2]*[.AP6]" office:value-type="float" office:value="24.5866136886949" calcext:value-type="float">
            <text:p>24.5866</text:p>
          </table:table-cell>
          <table:table-cell table:formula="of:=[.AR2]*[.AQ6]" office:value-type="float" office:value="22.1603357692291" calcext:value-type="float">
            <text:p>22.1603</text:p>
          </table:table-cell>
          <table:table-cell table:formula="of:=[.AS2]*[.AR6]" office:value-type="float" office:value="19.8203073589659" calcext:value-type="float">
            <text:p>19.8203</text:p>
          </table:table-cell>
          <table:table-cell table:formula="of:=[.AT2]*[.AS6]" office:value-type="float" office:value="17.6165720138247" calcext:value-type="float">
            <text:p>17.6166</text:p>
          </table:table-cell>
          <table:table-cell table:formula="of:=[.AU2]*[.AT6]" office:value-type="float" office:value="15.579861008306" calcext:value-type="float">
            <text:p>15.5799</text:p>
          </table:table-cell>
          <table:table-cell table:formula="of:=[.AV2]*[.AU6]" office:value-type="float" office:value="13.7251579797154" calcext:value-type="float">
            <text:p>13.7252</text:p>
          </table:table-cell>
          <table:table-cell table:formula="of:=[.AW2]*[.AV6]" office:value-type="float" office:value="12.0555899680079" calcext:value-type="float">
            <text:p>12.0556</text:p>
          </table:table-cell>
          <table:table-cell table:formula="of:=[.AX2]*[.AW6]" office:value-type="float" office:value="10.5660256510784" calcext:value-type="float">
            <text:p>10.5660</text:p>
          </table:table-cell>
          <table:table-cell table:formula="of:=[.AY2]*[.AX6]" office:value-type="float" office:value="9.24607123514953" calcext:value-type="float">
            <text:p>9.2461</text:p>
          </table:table-cell>
          <table:table-cell table:formula="of:=[.AZ2]*[.AY6]" office:value-type="float" office:value="8.08237755865048" calcext:value-type="float">
            <text:p>8.0824</text:p>
          </table:table-cell>
          <table:table-cell table:formula="of:=[.BA2]*[.AZ6]" office:value-type="float" office:value="7.06030415717524" calcext:value-type="float">
            <text:p>7.0603</text:p>
          </table:table-cell>
          <table:table-cell table:formula="of:=[.BB2]*[.BA6]" office:value-type="float" office:value="6.16504715940412" calcext:value-type="float">
            <text:p>6.1650</text:p>
          </table:table-cell>
          <table:table-cell table:formula="of:=[.BC2]*[.BB6]" office:value-type="float" office:value="5.38235312143233" calcext:value-type="float">
            <text:p>5.3824</text:p>
          </table:table-cell>
          <table:table-cell table:formula="of:=[.BD2]*[.BC6]" office:value-type="float" office:value="4.69893141389274" calcext:value-type="float">
            <text:p>4.6989</text:p>
          </table:table-cell>
          <table:table-cell table:formula="of:=[.BE2]*[.BD6]" office:value-type="float" office:value="4.10265799702093" calcext:value-type="float">
            <text:p>4.1027</text:p>
          </table:table-cell>
          <table:table-cell table:formula="of:=[.BF2]*[.BE6]" office:value-type="float" office:value="3.5826417588372" calcext:value-type="float">
            <text:p>3.5826</text:p>
          </table:table-cell>
          <table:table-cell table:formula="of:=[.BG2]*[.BF6]" office:value-type="float" office:value="3.12920515857679" calcext:value-type="float">
            <text:p>3.1292</text:p>
          </table:table-cell>
          <table:table-cell table:formula="of:=[.BH2]*[.BG6]" office:value-type="float" office:value="2.73381519889718" calcext:value-type="float">
            <text:p>2.7338</text:p>
          </table:table-cell>
          <table:table-cell table:formula="of:=[.BI2]*[.BH6]" office:value-type="float" office:value="2.38898884702913" calcext:value-type="float">
            <text:p>2.3890</text:p>
          </table:table-cell>
          <table:table-cell table:formula="of:=[.BJ2]*[.BI6]" office:value-type="float" office:value="2.08818842680643" calcext:value-type="float">
            <text:p>2.0882</text:p>
          </table:table-cell>
          <table:table-cell table:formula="of:=[.BK2]*[.BJ6]" office:value-type="float" office:value="1.82571651977136" calcext:value-type="float">
            <text:p>1.8257</text:p>
          </table:table-cell>
          <table:table-cell table:formula="of:=[.BL2]*[.BK6]" office:value-type="float" office:value="1.59661588146634" calcext:value-type="float">
            <text:p>1.5966</text:p>
          </table:table-cell>
          <table:table-cell table:formula="of:=[.BM2]*[.BL6]" office:value-type="float" office:value="1.39657724485212" calcext:value-type="float">
            <text:p>1.3966</text:p>
          </table:table-cell>
          <table:table-cell table:formula="of:=[.BN2]*[.BM6]" office:value-type="float" office:value="1.22185621828763" calcext:value-type="float">
            <text:p>1.2219</text:p>
          </table:table-cell>
          <table:table-cell table:formula="of:=[.BO2]*[.BN6]" office:value-type="float" office:value="1.06919947560075" calcext:value-type="float">
            <text:p>1.0692</text:p>
          </table:table-cell>
          <table:table-cell table:formula="of:=[.BP2]*[.BO6]" office:value-type="float" office:value="0.935779856800256" calcext:value-type="float">
            <text:p>0.9358</text:p>
          </table:table-cell>
          <table:table-cell table:formula="of:=[.BQ2]*[.BP6]" office:value-type="float" office:value="0.819139695457204" calcext:value-type="float">
            <text:p>0.8191</text:p>
          </table:table-cell>
          <table:table-cell table:formula="of:=[.BR2]*[.BQ6]" office:value-type="float" office:value="0.717141558472593" calcext:value-type="float">
            <text:p>0.7171</text:p>
          </table:table-cell>
          <table:table-cell table:formula="of:=[.BS2]*[.BR6]" office:value-type="float" office:value="0.627925556949357" calcext:value-type="float">
            <text:p>0.6279</text:p>
          </table:table-cell>
          <table:table-cell table:formula="of:=[.BT2]*[.BS6]" office:value-type="float" office:value="0.549872418604439" calcext:value-type="float">
            <text:p>0.5499</text:p>
          </table:table-cell>
          <table:table-cell table:formula="of:=[.BU2]*[.BT6]" office:value-type="float" office:value="0.481571574371681" calcext:value-type="float">
            <text:p>0.4816</text:p>
          </table:table-cell>
          <table:table-cell table:formula="of:=[.BV2]*[.BU6]" office:value-type="float" office:value="0.421793587187266" calcext:value-type="float">
            <text:p>0.4218</text:p>
          </table:table-cell>
          <table:table-cell table:formula="of:=[.BW2]*[.BV6]" office:value-type="float" office:value="0.369466329105315" calcext:value-type="float">
            <text:p>0.3695</text:p>
          </table:table-cell>
          <table:table-cell table:formula="of:=[.BX2]*[.BW6]" office:value-type="float" office:value="0.323654388063852" calcext:value-type="float">
            <text:p>0.3237</text:p>
          </table:table-cell>
          <table:table-cell table:formula="of:=[.BY2]*[.BX6]" office:value-type="float" office:value="0.283541254836627" calcext:value-type="float">
            <text:p>0.2835</text:p>
          </table:table-cell>
          <table:table-cell table:formula="of:=[.BZ2]*[.BY6]" office:value-type="float" office:value="0.248413902710342" calcext:value-type="float">
            <text:p>0.2484</text:p>
          </table:table-cell>
          <table:table-cell table:formula="of:=[.CA2]*[.BZ6]" office:value-type="float" office:value="0.217649426975991" calcext:value-type="float">
            <text:p>0.2176</text:p>
          </table:table-cell>
          <table:table-cell table:formula="of:=[.CB2]*[.CA6]" office:value-type="float" office:value="0.190703458734097" calcext:value-type="float">
            <text:p>0.1907</text:p>
          </table:table-cell>
          <table:table-cell table:formula="of:=[.CC2]*[.CB6]" office:value-type="float" office:value="0.167100108385393" calcext:value-type="float">
            <text:p>0.1671</text:p>
          </table:table-cell>
          <table:table-cell table:formula="of:=[.CD2]*[.CC6]" office:value-type="float" office:value="0.146423229223946" calcext:value-type="float">
            <text:p>0.1464</text:p>
          </table:table-cell>
          <table:table-cell table:formula="of:=[.CE2]*[.CD6]" office:value-type="float" office:value="0.128308821498166" calcext:value-type="float">
            <text:p>0.1283</text:p>
          </table:table-cell>
          <table:table-cell table:formula="of:=[.CF2]*[.CE6]" office:value-type="float" office:value="0.11243842284948" calcext:value-type="float">
            <text:p>0.1124</text:p>
          </table:table-cell>
          <table:table-cell table:formula="of:=[.CG2]*[.CF6]" office:value-type="float" office:value="0.0985333528086989" calcext:value-type="float">
            <text:p>0.0985</text:p>
          </table:table-cell>
          <table:table-cell table:formula="of:=[.CH2]*[.CG6]" office:value-type="float" office:value="0.0863496975839001" calcext:value-type="float">
            <text:p>0.0863</text:p>
          </table:table-cell>
          <table:table-cell table:formula="of:=[.CI2]*[.CH6]" office:value-type="float" office:value="0.075673937195512" calcext:value-type="float">
            <text:p>0.0757</text:p>
          </table:table-cell>
          <table:table-cell table:formula="of:=[.CJ2]*[.CI6]" office:value-type="float" office:value="0.0663191305201449" calcext:value-type="float">
            <text:p>0.0663</text:p>
          </table:table-cell>
          <table:table-cell table:formula="of:=[.CK2]*[.CJ6]" office:value-type="float" office:value="0.058121585348616" calcext:value-type="float">
            <text:p>0.0581</text:p>
          </table:table-cell>
          <table:table-cell table:formula="of:=[.CL2]*[.CK6]" office:value-type="float" office:value="0.0509379504453315" calcext:value-type="float">
            <text:p>0.0509</text:p>
          </table:table-cell>
          <table:table-cell table:formula="of:=[.CM2]*[.CL6]" office:value-type="float" office:value="0.0446426750686164" calcext:value-type="float">
            <text:p>0.0446</text:p>
          </table:table-cell>
          <table:table-cell table:formula="of:=[.CN2]*[.CM6]" office:value-type="float" office:value="0.0391257886877105" calcext:value-type="float">
            <text:p>0.0391</text:p>
          </table:table-cell>
          <table:table-cell table:formula="of:=[.CO2]*[.CN6]" office:value-type="float" office:value="0.0342909598912061" calcext:value-type="float">
            <text:p>0.0343</text:p>
          </table:table-cell>
          <table:table-cell table:formula="of:=[.CP2]*[.CO6]" office:value-type="float" office:value="0.0300537988745736" calcext:value-type="float">
            <text:p>0.0301</text:p>
          </table:table-cell>
          <table:table-cell table:formula="of:=[.CQ2]*[.CP6]" office:value-type="float" office:value="0.0263403725481754" calcext:value-type="float">
            <text:p>0.0263</text:p>
          </table:table-cell>
          <table:table-cell table:formula="of:=[.CR2]*[.CQ6]" office:value-type="float" office:value="0.0230859053290516" calcext:value-type="float">
            <text:p>0.0231</text:p>
          </table:table-cell>
          <table:table-cell table:formula="of:=[.CS2]*[.CR6]" office:value-type="float" office:value="0.0202336421603587" calcext:value-type="float">
            <text:p>0.0202</text:p>
          </table:table-cell>
          <table:table-cell table:formula="of:=[.CT2]*[.CS6]" office:value-type="float" office:value="0.0177338533183934" calcext:value-type="float">
            <text:p>0.0177</text:p>
          </table:table-cell>
          <table:table-cell table:formula="of:=[.CU2]*[.CT6]" office:value-type="float" office:value="0.0155429631837347" calcext:value-type="float">
            <text:p>0.0155</text:p>
          </table:table-cell>
          <table:table-cell table:formula="of:=[.CV2]*[.CU6]" office:value-type="float" office:value="0.0136227874255646" calcext:value-type="float">
            <text:p>0.0136</text:p>
          </table:table-cell>
          <table:table-cell table:formula="of:=[.CW2]*[.CV6]" office:value-type="float" office:value="0.0119398650238848" calcext:value-type="float">
            <text:p>0.0119</text:p>
          </table:table-cell>
          <table:table-cell table:formula="of:=[.CX2]*[.CW6]" office:value-type="float" office:value="0.0104648732734517" calcext:value-type="float">
            <text:p>0.0105</text:p>
          </table:table-cell>
          <table:table-cell table:formula="of:=[.CY2]*[.CX6]" office:value-type="float" office:value="0.00917211541034361" calcext:value-type="float">
            <text:p>0.0092</text:p>
          </table:table-cell>
          <table:table-cell table:formula="of:=[.CZ2]*[.CY6]" office:value-type="float" office:value="0.00803907180676359" calcext:value-type="float">
            <text:p>0.0080</text:p>
          </table:table-cell>
          <table:table-cell table:formula="of:=[.DA2]*[.CZ6]" office:value-type="float" office:value="0.00704600681745364" calcext:value-type="float">
            <text:p>0.0070</text:p>
          </table:table-cell>
          <table:table-cell table:formula="of:=[.DB2]*[.DA6]" office:value-type="float" office:value="0.00617562435387106" calcext:value-type="float">
            <text:p>0.0062</text:p>
          </table:table-cell>
          <table:table-cell table:formula="of:=[.DC2]*[.DB6]" office:value-type="float" office:value="0.00541276612899978" calcext:value-type="float">
            <text:p>0.0054</text:p>
          </table:table-cell>
          <table:table-cell table:formula="of:=[.DD2]*[.DC6]" office:value-type="float" office:value="0.00474414727268477" calcext:value-type="float">
            <text:p>0.0047</text:p>
          </table:table-cell>
          <table:table-cell table:formula="of:=[.DE2]*[.DD6]" office:value-type="float" office:value="0.00415812467885035" calcext:value-type="float">
            <text:p>0.0042</text:p>
          </table:table-cell>
          <table:table-cell table:formula="of:=[.DF2]*[.DE6]" office:value-type="float" office:value="0.00364449402416115" calcext:value-type="float">
            <text:p>0.0036</text:p>
          </table:table-cell>
          <table:table-cell table:formula="of:=[.DG2]*[.DF6]" office:value-type="float" office:value="0.00319431190325524" calcext:value-type="float">
            <text:p>0.0032</text:p>
          </table:table-cell>
          <table:table-cell table:formula="of:=[.DH2]*[.DG6]" office:value-type="float" office:value="0.00279973996787203" calcext:value-type="float">
            <text:p>0.0028</text:p>
          </table:table-cell>
          <table:table-cell table:formula="of:=[.DI2]*[.DH6]" office:value-type="float" office:value="0.00245390834405556" calcext:value-type="float">
            <text:p>0.0025</text:p>
          </table:table-cell>
          <table:table-cell table:formula="of:=[.DJ2]*[.DI6]" office:value-type="float" office:value="0.00215079594013641" calcext:value-type="float">
            <text:p>0.0022</text:p>
          </table:table-cell>
          <table:table-cell table:formula="of:=[.DK2]*[.DJ6]" office:value-type="float" office:value="0.00188512555448117" calcext:value-type="float">
            <text:p>0.0019</text:p>
          </table:table-cell>
          <table:table-cell table:formula="of:=[.DL2]*[.DK6]" office:value-type="float" office:value="0.00165227195136057" calcext:value-type="float">
            <text:p>0.0017</text:p>
          </table:table-cell>
          <table:table-cell table:formula="of:=[.DM2]*[.DL6]" office:value-type="float" office:value="0.00144818130036376" calcext:value-type="float">
            <text:p>0.0014</text:p>
          </table:table-cell>
          <table:table-cell table:formula="of:=[.DN2]*[.DM6]" office:value-type="float" office:value="0.00126930057362087" calcext:value-type="float">
            <text:p>0.0013</text:p>
          </table:table-cell>
          <table:table-cell table:formula="of:=[.DO2]*[.DN6]" office:value-type="float" office:value="0.00111251566922343" calcext:value-type="float">
            <text:p>0.0011</text:p>
          </table:table-cell>
          <table:table-cell table:formula="of:=[.DP2]*[.DO6]" office:value-type="float" office:value="0.000975097181737299" calcext:value-type="float">
            <text:p>0.0010</text:p>
          </table:table-cell>
          <table:table-cell table:formula="of:=[.DQ2]*[.DP6]" office:value-type="float" office:value="0.000854652874283308" calcext:value-type="float">
            <text:p>0.0009</text:p>
          </table:table-cell>
          <table:table-cell table:formula="of:=[.DR2]*[.DQ6]" office:value-type="float" office:value="0.000749086023674196" calcext:value-type="float">
            <text:p>0.0007</text:p>
          </table:table-cell>
          <table:table-cell table:formula="of:=[.DS2]*[.DR6]" office:value-type="float" office:value="0.000656558912605009" calcext:value-type="float">
            <text:p>0.0007</text:p>
          </table:table-cell>
          <table:table-cell table:formula="of:=[.DT2]*[.DS6]" office:value-type="float" office:value="0.000575460832700888" calcext:value-type="float">
            <text:p>0.0006</text:p>
          </table:table-cell>
          <table:table-cell table:formula="of:=[.DU2]*[.DT6]" office:value-type="float" office:value="0.000504380040909865" calcext:value-type="float">
            <text:p>0.0005</text:p>
          </table:table-cell>
          <table:table-cell table:formula="of:=[.DV2]*[.DU6]" office:value-type="float" office:value="0.000442079180669403" calcext:value-type="float">
            <text:p>0.0004</text:p>
          </table:table-cell>
          <table:table-cell table:formula="of:=[.DW2]*[.DV6]" office:value-type="float" office:value="0.00038747373968308" calcext:value-type="float">
            <text:p>0.0004</text:p>
          </table:table-cell>
          <table:table-cell table:formula="of:=[.DX2]*[.DW6]" office:value-type="float" office:value="0.000339613169076041" calcext:value-type="float">
            <text:p>0.0003</text:p>
          </table:table-cell>
          <table:table-cell table:formula="of:=[.DY2]*[.DX6]" office:value-type="float" office:value="0.000297664335081388" calcext:value-type="float">
            <text:p>0.0003</text:p>
          </table:table-cell>
          <table:table-cell table:formula="of:=[.DZ2]*[.DY6]" office:value-type="float" office:value="0.000260897015055705" calcext:value-type="float">
            <text:p>0.0003</text:p>
          </table:table-cell>
          <table:table-cell table:formula="of:=[.EA2]*[.DZ6]" office:value-type="float" office:value="0.00022867118524119" calcext:value-type="float">
            <text:p>0.0002</text:p>
          </table:table-cell>
          <table:table-cell table:formula="of:=[.EB2]*[.EA6]" office:value-type="float" office:value="0.000200425878906552" calcext:value-type="float">
            <text:p>0.0002</text:p>
          </table:table-cell>
          <table:table-cell table:formula="of:=[.EC2]*[.EB6]" office:value-type="float" office:value="0.000175669420854331" calcext:value-type="float">
            <text:p>0.0002</text:p>
          </table:table-cell>
          <table:table-cell table:formula="of:=[.ED2]*[.EC6]" office:value-type="float" office:value="0.000153970868255902" calcext:value-type="float">
            <text:p>0.0002</text:p>
          </table:table-cell>
          <table:table-cell table:formula="of:=[.EE2]*[.ED6]" office:value-type="float" office:value="0.000134952508785719" calcext:value-type="float">
            <text:p>0.0001</text:p>
          </table:table-cell>
          <table:table-cell table:formula="of:=[.EF2]*[.EE6]" office:value-type="float" office:value="0.000118283285439779" calcext:value-type="float">
            <text:p>0.0001</text:p>
          </table:table-cell>
          <table:table-cell table:formula="of:=[.EG2]*[.EF6]" office:value-type="float" office:value="0.000103673033560989" calcext:value-type="float">
            <text:p>0.0001</text:p>
          </table:table-cell>
          <table:table-cell table:formula="of:=[.EH2]*[.EG6]" office:value-type="float" office:value="0.0000908674297375568" calcext:value-type="float">
            <text:p>0.0001</text:p>
          </table:table-cell>
          <table:table-cell table:formula="of:=[.EI2]*[.EH6]" office:value-type="float" office:value="0.0000796435646361676" calcext:value-type="float">
            <text:p>0.0001</text:p>
          </table:table-cell>
          <table:table-cell table:formula="of:=[.EJ2]*[.EI6]" office:value-type="float" office:value="0.0000698060626957197" calcext:value-type="float">
            <text:p>0.0001</text:p>
          </table:table-cell>
          <table:table-cell table:formula="of:=[.EK2]*[.EJ6]" office:value-type="float" office:value="0.0000611836811289987" calcext:value-type="float">
            <text:p>0.0001</text:p>
          </table:table-cell>
          <table:table-cell table:formula="of:=[.EL2]*[.EK6]" office:value-type="float" office:value="0.0000536263290248548" calcext:value-type="float">
            <text:p>0.0001</text:p>
          </table:table-cell>
          <table:table-cell table:formula="of:=[.EM2]*[.EL6]" office:value-type="float" office:value="0.0000470024546575716" calcext:value-type="float">
            <text:p>0.0000</text:p>
          </table:table-cell>
          <table:table-cell table:formula="of:=[.EN2]*[.EM6]" office:value-type="float" office:value="0.0000411967555205992" calcext:value-type="float">
            <text:p>0.0000</text:p>
          </table:table-cell>
          <table:table-cell table:formula="of:=[.EO2]*[.EN6]" office:value-type="float" office:value="0.0000361081712203381" calcext:value-type="float">
            <text:p>0.0000</text:p>
          </table:table-cell>
          <table:table-cell table:formula="of:=[.EP2]*[.EO6]" office:value-type="float" office:value="0.0000316481242900621" calcext:value-type="float">
            <text:p>0.0000</text:p>
          </table:table-cell>
          <table:table-cell table:formula="of:=[.EQ2]*[.EP6]" office:value-type="float" office:value="0.0000277389783001134" calcext:value-type="float">
            <text:p>0.0000</text:p>
          </table:table-cell>
          <table:table-cell table:formula="of:=[.ER2]*[.EQ6]" office:value-type="float" office:value="0.0000243126864233729" calcext:value-type="float">
            <text:p>0.0000</text:p>
          </table:table-cell>
          <table:table-cell table:formula="of:=[.ES2]*[.ER6]" office:value-type="float" office:value="0.0000213096069305592" calcext:value-type="float">
            <text:p>0.0000</text:p>
          </table:table-cell>
          <table:table-cell table:formula="of:=[.ET2]*[.ES6]" office:value-type="float" office:value="0.0000186774649958915" calcext:value-type="float">
            <text:p>0.0000</text:p>
          </table:table-cell>
          <table:table-cell table:formula="of:=[.EU2]*[.ET6]" office:value-type="float" office:value="0.0000163704427406511" calcext:value-type="float">
            <text:p>0.0000</text:p>
          </table:table-cell>
          <table:table-cell table:formula="of:=[.EV2]*[.EU6]" office:value-type="float" office:value="0.0000143483816745533" calcext:value-type="float">
            <text:p>0.0000</text:p>
          </table:table-cell>
          <table:table-cell table:formula="of:=[.EW2]*[.EV6]" office:value-type="float" office:value="0.000012576083651456" calcext:value-type="float">
            <text:p>0.0000</text:p>
          </table:table-cell>
          <table:table-cell table:formula="of:=[.EX2]*[.EW6]" office:value-type="float" office:value="0.0000110226981708511" calcext:value-type="float">
            <text:p>0.0000</text:p>
          </table:table-cell>
          <table:table-cell table:formula="of:=[.EY2]*[.EX6]" office:value-type="float" office:value="0.00000966118535967173" calcext:value-type="float">
            <text:p>0.0000</text:p>
          </table:table-cell>
          <table:table-cell table:formula="of:=[.EZ2]*[.EY6]" office:value-type="float" office:value="0.00000846784528636316" calcext:value-type="float">
            <text:p>0.0000</text:p>
          </table:table-cell>
          <table:table-cell table:formula="of:=[.FA2]*[.EZ6]" office:value-type="float" office:value="0.00000742190541385003" calcext:value-type="float">
            <text:p>0.0000</text:p>
          </table:table-cell>
          <table:table-cell table:formula="of:=[.FB2]*[.FA6]" office:value-type="float" office:value="0.00000650515901008534" calcext:value-type="float">
            <text:p>0.0000</text:p>
          </table:table-cell>
          <table:table-cell table:formula="of:=[.FC2]*[.FB6]" office:value-type="float" office:value="0.00000570164822190911" calcext:value-type="float">
            <text:p>0.0000</text:p>
          </table:table-cell>
          <table:table-cell table:formula="of:=[.FD2]*[.FC6]" office:value-type="float" office:value="0.00000499738629541618" calcext:value-type="float">
            <text:p>0.0000</text:p>
          </table:table-cell>
        </table:table-row>
        <table:table-row table:style-name="ro1">
          <table:table-cell/>
          <table:table-cell office:value-type="string" calcext:value-type="string">
            <text:p>I_R</text:p>
          </table:table-cell>
          <table:table-cell/>
          <table:table-cell table:formula="of:=[.$C13]*[.C7]" office:value-type="float" office:value="0.2" calcext:value-type="float">
            <text:p>0.2000</text:p>
          </table:table-cell>
          <table:table-cell table:formula="of:=[.$C13]*[.D7]" office:value-type="float" office:value="0.23992" calcext:value-type="float">
            <text:p>0.2399</text:p>
          </table:table-cell>
          <table:table-cell table:formula="of:=[.$C13]*[.E7]" office:value-type="float" office:value="0.2877696831872" calcext:value-type="float">
            <text:p>0.2878</text:p>
          </table:table-cell>
          <table:table-cell table:formula="of:=[.$C13]*[.F7]" office:value-type="float" office:value="0.345107358787906" calcext:value-type="float">
            <text:p>0.3451</text:p>
          </table:table-cell>
          <table:table-cell table:formula="of:=[.$C13]*[.G7]" office:value-type="float" office:value="0.413790179941475" calcext:value-type="float">
            <text:p>0.4138</text:p>
          </table:table-cell>
          <table:table-cell table:formula="of:=[.$C13]*[.H7]" office:value-type="float" office:value="0.496028206151322" calcext:value-type="float">
            <text:p>0.4960</text:p>
          </table:table-cell>
          <table:table-cell table:formula="of:=[.$C13]*[.I7]" office:value-type="float" office:value="0.594446803741801" calcext:value-type="float">
            <text:p>0.5944</text:p>
          </table:table-cell>
          <table:table-cell table:formula="of:=[.$C13]*[.J7]" office:value-type="float" office:value="0.712158006723498" calcext:value-type="float">
            <text:p>0.7122</text:p>
          </table:table-cell>
          <table:table-cell table:formula="of:=[.$C13]*[.K7]" office:value-type="float" office:value="0.852841159814234" calcext:value-type="float">
            <text:p>0.8528</text:p>
          </table:table-cell>
          <table:table-cell table:formula="of:=[.$C13]*[.L7]" office:value-type="float" office:value="1.02083264272809" calcext:value-type="float">
            <text:p>1.0208</text:p>
          </table:table-cell>
          <table:table-cell table:formula="of:=[.$C13]*[.M7]" office:value-type="float" office:value="1.22122363211134" calcext:value-type="float">
            <text:p>1.2212</text:p>
          </table:table-cell>
          <table:table-cell table:formula="of:=[.$C13]*[.N7]" office:value-type="float" office:value="1.45996356492913" calcext:value-type="float">
            <text:p>1.4600</text:p>
          </table:table-cell>
          <table:table-cell table:formula="of:=[.$C13]*[.O7]" office:value-type="float" office:value="1.74396505901429" calcext:value-type="float">
            <text:p>1.7440</text:p>
          </table:table-cell>
          <table:table-cell table:formula="of:=[.$C13]*[.P7]" office:value-type="float" office:value="2.08120332112329" calcext:value-type="float">
            <text:p>2.0812</text:p>
          </table:table-cell>
          <table:table-cell table:formula="of:=[.$C13]*[.Q7]" office:value-type="float" office:value="2.48079930130157" calcext:value-type="float">
            <text:p>2.4808</text:p>
          </table:table-cell>
          <table:table-cell table:formula="of:=[.$C13]*[.R7]" office:value-type="float" office:value="2.95307080469533" calcext:value-type="float">
            <text:p>2.9531</text:p>
          </table:table-cell>
          <table:table-cell table:formula="of:=[.$C13]*[.S7]" office:value-type="float" office:value="3.50952927273957" calcext:value-type="float">
            <text:p>3.5095</text:p>
          </table:table-cell>
          <table:table-cell table:formula="of:=[.$C13]*[.T7]" office:value-type="float" office:value="4.16279197612408" calcext:value-type="float">
            <text:p>4.1628</text:p>
          </table:table-cell>
          <table:table-cell table:formula="of:=[.$C13]*[.U7]" office:value-type="float" office:value="4.9263702293354" calcext:value-type="float">
            <text:p>4.9264</text:p>
          </table:table-cell>
          <table:table-cell table:formula="of:=[.$C13]*[.V7]" office:value-type="float" office:value="5.81428482999807" calcext:value-type="float">
            <text:p>5.8143</text:p>
          </table:table-cell>
          <table:table-cell table:formula="of:=[.$C13]*[.W7]" office:value-type="float" office:value="6.84045206370985" calcext:value-type="float">
            <text:p>6.8405</text:p>
          </table:table-cell>
          <table:table-cell table:formula="of:=[.$C13]*[.X7]" office:value-type="float" office:value="8.01778044661996" calcext:value-type="float">
            <text:p>8.0178</text:p>
          </table:table-cell>
          <table:table-cell table:formula="of:=[.$C13]*[.Y7]" office:value-type="float" office:value="9.35692472811888" calcext:value-type="float">
            <text:p>9.3569</text:p>
          </table:table-cell>
          <table:table-cell table:formula="of:=[.$C13]*[.Z7]" office:value-type="float" office:value="10.8646660728456" calcext:value-type="float">
            <text:p>10.8647</text:p>
          </table:table-cell>
          <table:table-cell table:formula="of:=[.$C13]*[.AA7]" office:value-type="float" office:value="12.5419333013055" calcext:value-type="float">
            <text:p>12.5419</text:p>
          </table:table-cell>
          <table:table-cell table:formula="of:=[.$C13]*[.AB7]" office:value-type="float" office:value="14.3815560549963" calcext:value-type="float">
            <text:p>14.3816</text:p>
          </table:table-cell>
          <table:table-cell table:formula="of:=[.$C13]*[.AC7]" office:value-type="float" office:value="16.3659482816269" calcext:value-type="float">
            <text:p>16.3659</text:p>
          </table:table-cell>
          <table:table-cell table:formula="of:=[.$C13]*[.AD7]" office:value-type="float" office:value="18.4650503719426" calcext:value-type="float">
            <text:p>18.4651</text:p>
          </table:table-cell>
          <table:table-cell table:formula="of:=[.$C13]*[.AE7]" office:value-type="float" office:value="20.6349847345371" calcext:value-type="float">
            <text:p>20.6350</text:p>
          </table:table-cell>
          <table:table-cell table:formula="of:=[.$C13]*[.AF7]" office:value-type="float" office:value="22.8179570373147" calcext:value-type="float">
            <text:p>22.8180</text:p>
          </table:table-cell>
          <table:table-cell table:formula="of:=[.$C13]*[.AG7]" office:value-type="float" office:value="24.9439044764625" calcext:value-type="float">
            <text:p>24.9439</text:p>
          </table:table-cell>
          <table:table-cell table:formula="of:=[.$C13]*[.AH7]" office:value-type="float" office:value="26.9341998518021" calcext:value-type="float">
            <text:p>26.9342</text:p>
          </table:table-cell>
          <table:table-cell table:formula="of:=[.$C13]*[.AI7]" office:value-type="float" office:value="28.707350919563" calcext:value-type="float">
            <text:p>28.7074</text:p>
          </table:table-cell>
          <table:table-cell table:formula="of:=[.$C13]*[.AJ7]" office:value-type="float" office:value="30.1861445569688" calcext:value-type="float">
            <text:p>30.1861</text:p>
          </table:table-cell>
          <table:table-cell table:formula="of:=[.$C13]*[.AK7]" office:value-type="float" office:value="31.3052110172939" calcext:value-type="float">
            <text:p>31.3052</text:p>
          </table:table-cell>
          <table:table-cell table:formula="of:=[.$C13]*[.AL7]" office:value-type="float" office:value="32.0177050476653" calcext:value-type="float">
            <text:p>32.0177</text:p>
          </table:table-cell>
          <table:table-cell table:formula="of:=[.$C13]*[.AM7]" office:value-type="float" office:value="32.2998619034775" calcext:value-type="float">
            <text:p>32.2999</text:p>
          </table:table-cell>
          <table:table-cell table:formula="of:=[.$C13]*[.AN7]" office:value-type="float" office:value="32.1526110383387" calcext:value-type="float">
            <text:p>32.1526</text:p>
          </table:table-cell>
          <table:table-cell table:formula="of:=[.$C13]*[.AO7]" office:value-type="float" office:value="31.6000905117566" calcext:value-type="float">
            <text:p>31.6001</text:p>
          </table:table-cell>
          <table:table-cell table:formula="of:=[.$C13]*[.AP7]" office:value-type="float" office:value="30.6855739004506" calcext:value-type="float">
            <text:p>30.6856</text:p>
          </table:table-cell>
          <table:table-cell table:formula="of:=[.$C13]*[.AQ7]" office:value-type="float" office:value="29.4657818580995" calcext:value-type="float">
            <text:p>29.4658</text:p>
          </table:table-cell>
          <table:table-cell table:formula="of:=[.$C13]*[.AR7]" office:value-type="float" office:value="28.0046926403254" calcext:value-type="float">
            <text:p>28.0047</text:p>
          </table:table-cell>
          <table:table-cell table:formula="of:=[.$C13]*[.AS7]" office:value-type="float" office:value="26.3678155840535" calcext:value-type="float">
            <text:p>26.3678</text:p>
          </table:table-cell>
          <table:table-cell table:formula="of:=[.$C13]*[.AT7]" office:value-type="float" office:value="24.6175668700077" calcext:value-type="float">
            <text:p>24.6176</text:p>
          </table:table-cell>
          <table:table-cell table:formula="of:=[.$C13]*[.AU7]" office:value-type="float" office:value="22.8100256976674" calcext:value-type="float">
            <text:p>22.8100</text:p>
          </table:table-cell>
          <table:table-cell table:formula="of:=[.$C13]*[.AV7]" office:value-type="float" office:value="20.993052154077" calcext:value-type="float">
            <text:p>20.9931</text:p>
          </table:table-cell>
          <table:table-cell table:formula="of:=[.$C13]*[.AW7]" office:value-type="float" office:value="19.2055597168632" calcext:value-type="float">
            <text:p>19.2056</text:p>
          </table:table-cell>
          <table:table-cell table:formula="of:=[.$C13]*[.AX7]" office:value-type="float" office:value="17.4776529037062" calcext:value-type="float">
            <text:p>17.4777</text:p>
          </table:table-cell>
          <table:table-cell table:formula="of:=[.$C13]*[.AY7]" office:value-type="float" office:value="15.8313365699949" calcext:value-type="float">
            <text:p>15.8313</text:p>
          </table:table-cell>
          <table:table-cell table:formula="of:=[.$C13]*[.AZ7]" office:value-type="float" office:value="14.281544767726" calcext:value-type="float">
            <text:p>14.2815</text:p>
          </table:table-cell>
          <table:table-cell table:formula="of:=[.$C13]*[.BA7]" office:value-type="float" office:value="12.8372966456159" calcext:value-type="float">
            <text:p>12.8373</text:p>
          </table:table-cell>
          <table:table-cell table:formula="of:=[.$C13]*[.BB7]" office:value-type="float" office:value="11.5028467483735" calcext:value-type="float">
            <text:p>11.5028</text:p>
          </table:table-cell>
          <table:table-cell table:formula="of:=[.$C13]*[.BC7]" office:value-type="float" office:value="10.2787480229853" calcext:value-type="float">
            <text:p>10.2787</text:p>
          </table:table-cell>
          <table:table-cell table:formula="of:=[.$C13]*[.BD7]" office:value-type="float" office:value="9.16278470116676" calcext:value-type="float">
            <text:p>9.1628</text:p>
          </table:table-cell>
          <table:table-cell table:formula="of:=[.$C13]*[.BE7]" office:value-type="float" office:value="8.15075936033759" calcext:value-type="float">
            <text:p>8.1508</text:p>
          </table:table-cell>
          <table:table-cell table:formula="of:=[.$C13]*[.BF7]" office:value-type="float" office:value="7.23713584003751" calcext:value-type="float">
            <text:p>7.2371</text:p>
          </table:table-cell>
          <table:table-cell table:formula="of:=[.$C13]*[.BG7]" office:value-type="float" office:value="6.41554970374537" calcext:value-type="float">
            <text:p>6.4155</text:p>
          </table:table-cell>
          <table:table-cell table:formula="of:=[.$C13]*[.BH7]" office:value-type="float" office:value="5.67920280277573" calcext:value-type="float">
            <text:p>5.6792</text:p>
          </table:table-cell>
          <table:table-cell table:formula="of:=[.$C13]*[.BI7]" office:value-type="float" office:value="5.02116001162641" calcext:value-type="float">
            <text:p>5.0212</text:p>
          </table:table-cell>
          <table:table-cell table:formula="of:=[.$C13]*[.BJ7]" office:value-type="float" office:value="4.43456569466242" calcext:value-type="float">
            <text:p>4.4346</text:p>
          </table:table-cell>
          <table:table-cell table:formula="of:=[.$C13]*[.BK7]" office:value-type="float" office:value="3.91279585968421" calcext:value-type="float">
            <text:p>3.9128</text:p>
          </table:table-cell>
          <table:table-cell table:formula="of:=[.$C13]*[.BL7]" office:value-type="float" office:value="3.44955986404063" calcext:value-type="float">
            <text:p>3.4496</text:p>
          </table:table-cell>
          <table:table-cell table:formula="of:=[.$C13]*[.BM7]" office:value-type="float" office:value="3.03896334020293" calcext:value-type="float">
            <text:p>3.0390</text:p>
          </table:table-cell>
          <table:table-cell table:formula="of:=[.$C13]*[.BN7]" office:value-type="float" office:value="2.67554191581987" calcext:value-type="float">
            <text:p>2.6755</text:p>
          </table:table-cell>
          <table:table-cell table:formula="of:=[.$C13]*[.BO7]" office:value-type="float" office:value="2.35427342777605" calcext:value-type="float">
            <text:p>2.3543</text:p>
          </table:table-cell>
          <table:table-cell table:formula="of:=[.$C13]*[.BP7]" office:value-type="float" office:value="2.07057471358089" calcext:value-type="float">
            <text:p>2.0706</text:p>
          </table:table-cell>
          <table:table-cell table:formula="of:=[.$C13]*[.BQ7]" office:value-type="float" office:value="1.82028770995615" calcext:value-type="float">
            <text:p>1.8203</text:p>
          </table:table-cell>
          <table:table-cell table:formula="of:=[.$C13]*[.BR7]" office:value-type="float" office:value="1.59965847965944" calcext:value-type="float">
            <text:p>1.5997</text:p>
          </table:table-cell>
          <table:table-cell table:formula="of:=[.$C13]*[.BS7]" office:value-type="float" office:value="1.40531189511742" calcext:value-type="float">
            <text:p>1.4053</text:p>
          </table:table-cell>
          <table:table-cell table:formula="of:=[.$C13]*[.BT7]" office:value-type="float" office:value="1.23422399981483" calcext:value-type="float">
            <text:p>1.2342</text:p>
          </table:table-cell>
          <table:table-cell table:formula="of:=[.$C13]*[.BU7]" office:value-type="float" office:value="1.0836935147262" calcext:value-type="float">
            <text:p>1.0837</text:p>
          </table:table-cell>
          <table:table-cell table:formula="of:=[.$C13]*[.BV7]" office:value-type="float" office:value="0.951313529218411" calcext:value-type="float">
            <text:p>0.9513</text:p>
          </table:table-cell>
          <table:table-cell table:formula="of:=[.$C13]*[.BW7]" office:value-type="float" office:value="0.834944089195792" calcext:value-type="float">
            <text:p>0.8349</text:p>
          </table:table-cell>
          <table:table-cell table:formula="of:=[.$C13]*[.BX7]" office:value-type="float" office:value="0.732686148969404" calcext:value-type="float">
            <text:p>0.7327</text:p>
          </table:table-cell>
          <table:table-cell table:formula="of:=[.$C13]*[.BY7]" office:value-type="float" office:value="0.642857170142849" calcext:value-type="float">
            <text:p>0.6429</text:p>
          </table:table-cell>
          <table:table-cell table:formula="of:=[.$C13]*[.BZ7]" office:value-type="float" office:value="0.563968516656347" calcext:value-type="float">
            <text:p>0.5640</text:p>
          </table:table-cell>
          <table:table-cell table:formula="of:=[.$C13]*[.CA7]" office:value-type="float" office:value="0.494704698720276" calcext:value-type="float">
            <text:p>0.4947</text:p>
          </table:table-cell>
          <table:table-cell table:formula="of:=[.$C13]*[.CB7]" office:value-type="float" office:value="0.43390445072304" calcext:value-type="float">
            <text:p>0.4339</text:p>
          </table:table-cell>
          <table:table-cell table:formula="of:=[.$C13]*[.CC7]" office:value-type="float" office:value="0.380543582255511" calcext:value-type="float">
            <text:p>0.3805</text:p>
          </table:table-cell>
          <table:table-cell table:formula="of:=[.$C13]*[.CD7]" office:value-type="float" office:value="0.333719511649198" calcext:value-type="float">
            <text:p>0.3337</text:p>
          </table:table-cell>
          <table:table-cell table:formula="of:=[.$C13]*[.CE7]" office:value-type="float" office:value="0.292637373618991" calcext:value-type="float">
            <text:p>0.2926</text:p>
          </table:table-cell>
          <table:table-cell table:formula="of:=[.$C13]*[.CF7]" office:value-type="float" office:value="0.256597583465089" calcext:value-type="float">
            <text:p>0.2566</text:p>
          </table:table-cell>
          <table:table-cell table:formula="of:=[.$C13]*[.CG7]" office:value-type="float" office:value="0.224984737333811" calcext:value-type="float">
            <text:p>0.2250</text:p>
          </table:table-cell>
          <table:table-cell table:formula="of:=[.$C13]*[.CH7]" office:value-type="float" office:value="0.197257729383829" calcext:value-type="float">
            <text:p>0.1973</text:p>
          </table:table-cell>
          <table:table-cell table:formula="of:=[.$C13]*[.CI7]" office:value-type="float" office:value="0.172940970946165" calcext:value-type="float">
            <text:p>0.1729</text:p>
          </table:table-cell>
          <table:table-cell table:formula="of:=[.$C13]*[.CJ7]" office:value-type="float" office:value="0.151616602860961" calcext:value-type="float">
            <text:p>0.1516</text:p>
          </table:table-cell>
          <table:table-cell table:formula="of:=[.$C13]*[.CK7]" office:value-type="float" office:value="0.132917599358492" calcext:value-type="float">
            <text:p>0.1329</text:p>
          </table:table-cell>
          <table:table-cell table:formula="of:=[.$C13]*[.CL7]" office:value-type="float" office:value="0.11652166957586" calcext:value-type="float">
            <text:p>0.1165</text:p>
          </table:table-cell>
          <table:table-cell table:formula="of:=[.$C13]*[.CM7]" office:value-type="float" office:value="0.102145870674411" calcext:value-type="float">
            <text:p>0.1021</text:p>
          </table:table-cell>
          <table:table-cell table:formula="of:=[.$C13]*[.CN7]" office:value-type="float" office:value="0.0895418542770712" calcext:value-type="float">
            <text:p>0.0895</text:p>
          </table:table-cell>
          <table:table-cell table:formula="of:=[.$C13]*[.CO7]" office:value-type="float" office:value="0.0784916753998982" calcext:value-type="float">
            <text:p>0.0785</text:p>
          </table:table-cell>
          <table:table-cell table:formula="of:=[.$C13]*[.CP7]" office:value-type="float" office:value="0.0688041000948333" calcext:value-type="float">
            <text:p>0.0688</text:p>
          </table:table-cell>
          <table:table-cell table:formula="of:=[.$C13]*[.CQ7]" office:value-type="float" office:value="0.0603113545855017" calcext:value-type="float">
            <text:p>0.0603</text:p>
          </table:table-cell>
          <table:table-cell table:formula="of:=[.$C13]*[.CR7]" office:value-type="float" office:value="0.0528662647342117" calcext:value-type="float">
            <text:p>0.0529</text:p>
          </table:table-cell>
          <table:table-cell table:formula="of:=[.$C13]*[.CS7]" office:value-type="float" office:value="0.0463397402194411" calcext:value-type="float">
            <text:p>0.0463</text:p>
          </table:table-cell>
          <table:table-cell table:formula="of:=[.$C13]*[.CT7]" office:value-type="float" office:value="0.0406185628392316" calcext:value-type="float">
            <text:p>0.0406</text:p>
          </table:table-cell>
          <table:table-cell table:formula="of:=[.$C13]*[.CU7]" office:value-type="float" office:value="0.0356034429081322" calcext:value-type="float">
            <text:p>0.0356</text:p>
          </table:table-cell>
          <table:table-cell table:formula="of:=[.$C13]*[.CV7]" office:value-type="float" office:value="0.0312073118116187" calcext:value-type="float">
            <text:p>0.0312</text:p>
          </table:table-cell>
          <table:table-cell table:formula="of:=[.$C13]*[.CW7]" office:value-type="float" office:value="0.0273538224540719" calcext:value-type="float">
            <text:p>0.0274</text:p>
          </table:table-cell>
          <table:table-cell table:formula="of:=[.$C13]*[.CX7]" office:value-type="float" office:value="0.0239760326179478" calcext:value-type="float">
            <text:p>0.0240</text:p>
          </table:table-cell>
          <table:table-cell table:formula="of:=[.$C13]*[.CY7]" office:value-type="float" office:value="0.021015249176427" calcext:value-type="float">
            <text:p>0.0210</text:p>
          </table:table-cell>
          <table:table-cell table:formula="of:=[.$C13]*[.CZ7]" office:value-type="float" office:value="0.0184200137024943" calcext:value-type="float">
            <text:p>0.0184</text:p>
          </table:table-cell>
          <table:table-cell table:formula="of:=[.$C13]*[.DA7]" office:value-type="float" office:value="0.0161452123254862" calcext:value-type="float">
            <text:p>0.0161</text:p>
          </table:table-cell>
          <table:table-cell table:formula="of:=[.$C13]*[.DB7]" office:value-type="float" office:value="0.0141512947311632" calcext:value-type="float">
            <text:p>0.0142</text:p>
          </table:table-cell>
          <table:table-cell table:formula="of:=[.$C13]*[.DC7]" office:value-type="float" office:value="0.0124035890107305" calcext:value-type="float">
            <text:p>0.0124</text:p>
          </table:table-cell>
          <table:table-cell table:formula="of:=[.$C13]*[.DD7]" office:value-type="float" office:value="0.0108717006631213" calcext:value-type="float">
            <text:p>0.0109</text:p>
          </table:table-cell>
          <table:table-cell table:formula="of:=[.$C13]*[.DE7]" office:value-type="float" office:value="0.00952898546626714" calcext:value-type="float">
            <text:p>0.0095</text:p>
          </table:table-cell>
          <table:table-cell table:formula="of:=[.$C13]*[.DF7]" office:value-type="float" office:value="0.00835208717784594" calcext:value-type="float">
            <text:p>0.0084</text:p>
          </table:table-cell>
          <table:table-cell table:formula="of:=[.$C13]*[.DG7]" office:value-type="float" office:value="0.0073205321229278" calcext:value-type="float">
            <text:p>0.0073</text:p>
          </table:table-cell>
          <table:table-cell table:formula="of:=[.$C13]*[.DH7]" office:value-type="float" office:value="0.00641637369191665" calcext:value-type="float">
            <text:p>0.0064</text:p>
          </table:table-cell>
          <table:table-cell table:formula="of:=[.$C13]*[.DI7]" office:value-type="float" office:value="0.00562388062234443" calcext:value-type="float">
            <text:p>0.0056</text:p>
          </table:table-cell>
          <table:table-cell table:formula="of:=[.$C13]*[.DJ7]" office:value-type="float" office:value="0.00492926368590283" calcext:value-type="float">
            <text:p>0.0049</text:p>
          </table:table-cell>
          <table:table-cell table:formula="of:=[.$C13]*[.DK7]" office:value-type="float" office:value="0.00432043605961849" calcext:value-type="float">
            <text:p>0.0043</text:p>
          </table:table-cell>
          <table:table-cell table:formula="of:=[.$C13]*[.DL7]" office:value-type="float" office:value="0.00378680323796691" calcext:value-type="float">
            <text:p>0.0038</text:p>
          </table:table-cell>
          <table:table-cell table:formula="of:=[.$C13]*[.DM7]" office:value-type="float" office:value="0.00331907885044628" calcext:value-type="float">
            <text:p>0.0033</text:p>
          </table:table-cell>
          <table:table-cell table:formula="of:=[.$C13]*[.DN7]" office:value-type="float" office:value="0.0029091231950812" calcext:value-type="float">
            <text:p>0.0029</text:p>
          </table:table-cell>
          <table:table-cell table:formula="of:=[.$C13]*[.DO7]" office:value-type="float" office:value="0.00254980168990964" calcext:value-type="float">
            <text:p>0.0025</text:p>
          </table:table-cell>
          <table:table-cell table:formula="of:=[.$C13]*[.DP7]" office:value-type="float" office:value="0.00223486078827517" calcext:value-type="float">
            <text:p>0.0022</text:p>
          </table:table-cell>
          <table:table-cell table:formula="of:=[.$C13]*[.DQ7]" office:value-type="float" office:value="0.0019588192054768" calcext:value-type="float">
            <text:p>0.0020</text:p>
          </table:table-cell>
          <table:table-cell table:formula="of:=[.$C13]*[.DR7]" office:value-type="float" office:value="0.00171687256911628" calcext:value-type="float">
            <text:p>0.0017</text:p>
          </table:table-cell>
          <table:table-cell table:formula="of:=[.$C13]*[.DS7]" office:value-type="float" office:value="0.00150480983781402" calcext:value-type="float">
            <text:p>0.0015</text:p>
          </table:table-cell>
          <table:table-cell table:formula="of:=[.$C13]*[.DT7]" office:value-type="float" office:value="0.0013189400367914" calcext:value-type="float">
            <text:p>0.0013</text:p>
          </table:table-cell>
          <table:table-cell table:formula="of:=[.$C13]*[.DU7]" office:value-type="float" office:value="0.00115602803761509" calcext:value-type="float">
            <text:p>0.0012</text:p>
          </table:table-cell>
          <table:table-cell table:formula="of:=[.$C13]*[.DV7]" office:value-type="float" office:value="0.00101323826622595" calcext:value-type="float">
            <text:p>0.0010</text:p>
          </table:table-cell>
          <table:table-cell table:formula="of:=[.$C13]*[.DW7]" office:value-type="float" office:value="0.000888085360917379" calcext:value-type="float">
            <text:p>0.0009</text:p>
          </table:table-cell>
          <table:table-cell table:formula="of:=[.$C13]*[.DX7]" office:value-type="float" office:value="0.000778390922549111" calcext:value-type="float">
            <text:p>0.0008</text:p>
          </table:table-cell>
          <table:table-cell table:formula="of:=[.$C13]*[.DY7]" office:value-type="float" office:value="0.000682245605055567" calcext:value-type="float">
            <text:p>0.0007</text:p>
          </table:table-cell>
          <table:table-cell table:formula="of:=[.$C13]*[.DZ7]" office:value-type="float" office:value="0.000597975887055595" calcext:value-type="float">
            <text:p>0.0006</text:p>
          </table:table-cell>
          <table:table-cell table:formula="of:=[.$C13]*[.EA7]" office:value-type="float" office:value="0.000524114946692714" calcext:value-type="float">
            <text:p>0.0005</text:p>
          </table:table-cell>
          <table:table-cell table:formula="of:=[.$C13]*[.EB7]" office:value-type="float" office:value="0.000459377133135481" calcext:value-type="float">
            <text:p>0.0005</text:p>
          </table:table-cell>
          <table:table-cell table:formula="of:=[.$C13]*[.EC7]" office:value-type="float" office:value="0.000402635590679251" calcext:value-type="float">
            <text:p>0.0004</text:p>
          </table:table-cell>
          <table:table-cell table:formula="of:=[.$C13]*[.ED7]" office:value-type="float" office:value="0.000352902646194581" calcext:value-type="float">
            <text:p>0.0004</text:p>
          </table:table-cell>
          <table:table-cell table:formula="of:=[.$C13]*[.EE7]" office:value-type="float" office:value="0.000309312618712809" calcext:value-type="float">
            <text:p>0.0003</text:p>
          </table:table-cell>
          <table:table-cell table:formula="of:=[.$C13]*[.EF7]" office:value-type="float" office:value="0.000271106752058203" calcext:value-type="float">
            <text:p>0.0003</text:p>
          </table:table-cell>
          <table:table-cell table:formula="of:=[.$C13]*[.EG7]" office:value-type="float" office:value="0.00023762000835876" calcext:value-type="float">
            <text:p>0.0002</text:p>
          </table:table-cell>
          <table:table-cell table:formula="of:=[.$C13]*[.EH7]" office:value-type="float" office:value="0.000208269492634519" calcext:value-type="float">
            <text:p>0.0002</text:p>
          </table:table-cell>
          <table:table-cell table:formula="of:=[.$C13]*[.EI7]" office:value-type="float" office:value="0.000182544307034849" calcext:value-type="float">
            <text:p>0.0002</text:p>
          </table:table-cell>
          <table:table-cell table:formula="of:=[.$C13]*[.EJ7]" office:value-type="float" office:value="0.000159996658167023" calcext:value-type="float">
            <text:p>0.0002</text:p>
          </table:table-cell>
          <table:table-cell table:formula="of:=[.$C13]*[.EK7]" office:value-type="float" office:value="0.000140234062759418" calcext:value-type="float">
            <text:p>0.0001</text:p>
          </table:table-cell>
          <table:table-cell table:formula="of:=[.$C13]*[.EL7]" office:value-type="float" office:value="0.000122912516012506" calcext:value-type="float">
            <text:p>0.0001</text:p>
          </table:table-cell>
          <table:table-cell table:formula="of:=[.$C13]*[.EM7]" office:value-type="float" office:value="0.000107730503741519" calcext:value-type="float">
            <text:p>0.0001</text:p>
          </table:table-cell>
          <table:table-cell table:formula="of:=[.$C13]*[.EN7]" office:value-type="float" office:value="0.0000944237540973349" calcext:value-type="float">
            <text:p>0.0001</text:p>
          </table:table-cell>
          <table:table-cell table:formula="of:=[.$C13]*[.EO7]" office:value-type="float" office:value="0.0000827606375219355" calcext:value-type="float">
            <text:p>0.0001</text:p>
          </table:table-cell>
          <table:table-cell table:formula="of:=[.$C13]*[.EP7]" office:value-type="float" office:value="0.0000725381348755608" calcext:value-type="float">
            <text:p>0.0001</text:p>
          </table:table-cell>
          <table:table-cell table:formula="of:=[.$C13]*[.EQ7]" office:value-type="float" office:value="0.0000635783035604714" calcext:value-type="float">
            <text:p>0.0001</text:p>
          </table:table-cell>
          <table:table-cell table:formula="of:=[.$C13]*[.ER7]" office:value-type="float" office:value="0.0000557251801330517" calcext:value-type="float">
            <text:p>0.0001</text:p>
          </table:table-cell>
          <table:table-cell table:formula="of:=[.$C13]*[.ES7]" office:value-type="float" office:value="0.0000488420654925532" calcext:value-type="float">
            <text:p>0.0000</text:p>
          </table:table-cell>
          <table:table-cell table:formula="of:=[.$C13]*[.ET7]" office:value-type="float" office:value="0.0000428091453932209" calcext:value-type="float">
            <text:p>0.0000</text:p>
          </table:table-cell>
          <table:table-cell table:formula="of:=[.$C13]*[.EU7]" office:value-type="float" office:value="0.0000375214048627069" calcext:value-type="float">
            <text:p>0.0000</text:p>
          </table:table-cell>
          <table:table-cell table:formula="of:=[.$C13]*[.EV7]" office:value-type="float" office:value="0.0000328868002250762" calcext:value-type="float">
            <text:p>0.0000</text:p>
          </table:table-cell>
          <table:table-cell table:formula="of:=[.$C13]*[.EW7]" office:value-type="float" office:value="0.0000288246569103522" calcext:value-type="float">
            <text:p>0.0000</text:p>
          </table:table-cell>
          <table:table-cell table:formula="of:=[.$C13]*[.EX7]" office:value-type="float" office:value="0.000025264265162452" calcext:value-type="float">
            <text:p>0.0000</text:p>
          </table:table-cell>
          <table:table-cell table:formula="of:=[.$C13]*[.EY7]" office:value-type="float" office:value="0.0000221436492018959" calcext:value-type="float">
            <text:p>0.0000</text:p>
          </table:table-cell>
          <table:table-cell table:formula="of:=[.$C13]*[.EZ7]" office:value-type="float" office:value="0.0000194084884187894" calcext:value-type="float">
            <text:p>0.0000</text:p>
          </table:table-cell>
          <table:table-cell table:formula="of:=[.$C13]*[.FA7]" office:value-type="float" office:value="0.0000170111718178015" calcext:value-type="float">
            <text:p>0.0000</text:p>
          </table:table-cell>
          <table:table-cell table:formula="of:=[.$C13]*[.FB7]" office:value-type="float" office:value="0.0000149099692562583" calcext:value-type="float">
            <text:p>0.0000</text:p>
          </table:table-cell>
          <table:table-cell table:formula="of:=[.$C13]*[.FC7]" office:value-type="float" office:value="0.0000130683050493884" calcext:value-type="float">
            <text:p>0.0000</text:p>
          </table:table-cell>
        </table:table-row>
        <table:table-row table:style-name="ro1">
          <table:table-cell table:number-columns-repeated="16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999" calcext:value-type="float">
            <text:p>999</text:p>
          </table:table-cell>
          <table:table-cell table:formula="of:=[.C6]-[.D3]" office:value-type="float" office:value="998.6004" calcext:value-type="float">
            <text:p>998.6004</text:p>
          </table:table-cell>
          <table:table-cell table:formula="of:=[.D6]-[.E3]" office:value-type="float" office:value="998.121231584064" calcext:value-type="float">
            <text:p>998.1212</text:p>
          </table:table-cell>
          <table:table-cell table:formula="of:=[.E6]-[.F3]" office:value-type="float" office:value="997.546773522873" calcext:value-type="float">
            <text:p>997.5468</text:p>
          </table:table-cell>
          <table:table-cell table:formula="of:=[.F6]-[.G3]" office:value-type="float" office:value="996.858252058318" calcext:value-type="float">
            <text:p>996.8583</text:p>
          </table:table-cell>
          <table:table-cell table:formula="of:=[.G6]-[.H3]" office:value-type="float" office:value="996.033271747327" calcext:value-type="float">
            <text:p>996.0333</text:p>
          </table:table-cell>
          <table:table-cell table:formula="of:=[.H6]-[.I3]" office:value-type="float" office:value="995.045150553223" calcext:value-type="float">
            <text:p>995.0452</text:p>
          </table:table-cell>
          <table:table-cell table:formula="of:=[.I6]-[.J3]" office:value-type="float" office:value="993.862147734573" calcext:value-type="float">
            <text:p>993.8621</text:p>
          </table:table-cell>
          <table:table-cell table:formula="of:=[.J6]-[.K3]" office:value-type="float" office:value="992.446573962396" calcext:value-type="float">
            <text:p>992.4466</text:p>
          </table:table-cell>
          <table:table-cell table:formula="of:=[.K6]-[.L3]" office:value-type="float" office:value="990.753775388012" calcext:value-type="float">
            <text:p>990.7538</text:p>
          </table:table-cell>
          <table:table-cell table:formula="of:=[.L6]-[.M3]" office:value-type="float" office:value="988.730987798368" calcext:value-type="float">
            <text:p>988.7310</text:p>
          </table:table-cell>
          <table:table-cell table:formula="of:=[.M6]-[.N3]" office:value-type="float" office:value="986.316064502168" calcext:value-type="float">
            <text:p>986.3161</text:p>
          </table:table-cell>
          <table:table-cell table:formula="of:=[.N6]-[.O3]" office:value-type="float" office:value="983.436093466813" calcext:value-type="float">
            <text:p>983.4361</text:p>
          </table:table-cell>
          <table:table-cell table:formula="of:=[.O6]-[.P3]" office:value-type="float" office:value="980.005937097253" calcext:value-type="float">
            <text:p>980.0059</text:p>
          </table:table-cell>
          <table:table-cell table:formula="of:=[.P6]-[.Q3]" office:value-type="float" office:value="975.926753875239" calcext:value-type="float">
            <text:p>975.9268</text:p>
          </table:table-cell>
          <table:table-cell table:formula="of:=[.Q6]-[.R3]" office:value-type="float" office:value="971.084597056968" calcext:value-type="float">
            <text:p>971.0846</text:p>
          </table:table-cell>
          <table:table-cell table:formula="of:=[.R6]-[.S3]" office:value-type="float" office:value="965.349233912052" calcext:value-type="float">
            <text:p>965.3492</text:p>
          </table:table-cell>
          <table:table-cell table:formula="of:=[.S6]-[.T3]" office:value-type="float" office:value="958.57339112239" calcext:value-type="float">
            <text:p>958.5734</text:p>
          </table:table-cell>
          <table:table-cell table:formula="of:=[.T6]-[.U3]" office:value-type="float" office:value="950.592707880209" calcext:value-type="float">
            <text:p>950.5927</text:p>
          </table:table-cell>
          <table:table-cell table:formula="of:=[.U6]-[.V3]" office:value-type="float" office:value="941.22676464756" calcext:value-type="float">
            <text:p>941.2268</text:p>
          </table:table-cell>
          <table:table-cell table:formula="of:=[.V6]-[.W3]" office:value-type="float" office:value="930.281643649003" calcext:value-type="float">
            <text:p>930.2816</text:p>
          </table:table-cell>
          <table:table-cell table:formula="of:=[.W6]-[.X3]" office:value-type="float" office:value="917.554549670743" calcext:value-type="float">
            <text:p>917.5545</text:p>
          </table:table-cell>
          <table:table-cell table:formula="of:=[.X6]-[.Y3]" office:value-type="float" office:value="902.841047816628" calcext:value-type="float">
            <text:p>902.8410</text:p>
          </table:table-cell>
          <table:table-cell table:formula="of:=[.Y6]-[.Z3]" office:value-type="float" office:value="885.945416364876" calcext:value-type="float">
            <text:p>885.9454</text:p>
          </table:table-cell>
          <table:table-cell table:formula="of:=[.Z6]-[.AA3]" office:value-type="float" office:value="866.694414149731" calcext:value-type="float">
            <text:p>866.6944</text:p>
          </table:table-cell>
          <table:table-cell table:formula="of:=[.AA6]-[.AB3]" office:value-type="float" office:value="844.954367079971" calcext:value-type="float">
            <text:p>844.9544</text:p>
          </table:table-cell>
          <table:table-cell table:formula="of:=[.AB6]-[.AC3]" office:value-type="float" office:value="820.650849891822" calcext:value-type="float">
            <text:p>820.6508</text:p>
          </table:table-cell>
          <table:table-cell table:formula="of:=[.AC6]-[.AD3]" office:value-type="float" office:value="793.789391158616" calcext:value-type="float">
            <text:p>793.7894</text:p>
          </table:table-cell>
          <table:table-cell table:formula="of:=[.AD6]-[.AE3]" office:value-type="float" office:value="764.474668973701" calcext:value-type="float">
            <text:p>764.4747</text:p>
          </table:table-cell>
          <table:table-cell table:formula="of:=[.AE6]-[.AF3]" office:value-type="float" office:value="732.924822725276" calcext:value-type="float">
            <text:p>732.9248</text:p>
          </table:table-cell>
          <table:table-cell table:formula="of:=[.AF6]-[.AG3]" office:value-type="float" office:value="699.477128492222" calcext:value-type="float">
            <text:p>699.4771</text:p>
          </table:table-cell>
          <table:table-cell table:formula="of:=[.AG6]-[.AH3]" office:value-type="float" office:value="664.581747139062" calcext:value-type="float">
            <text:p>664.5817</text:p>
          </table:table-cell>
          <table:table-cell table:formula="of:=[.AH6]-[.AI3]" office:value-type="float" office:value="628.781791948455" calcext:value-type="float">
            <text:p>628.7818</text:p>
          </table:table-cell>
          <table:table-cell table:formula="of:=[.AI6]-[.AJ3]" office:value-type="float" office:value="592.680472841863" calcext:value-type="float">
            <text:p>592.6805</text:p>
          </table:table-cell>
          <table:table-cell table:formula="of:=[.AJ6]-[.AK3]" office:value-type="float" office:value="556.898995983269" calcext:value-type="float">
            <text:p>556.8990</text:p>
          </table:table-cell>
          <table:table-cell table:formula="of:=[.AK6]-[.AL3]" office:value-type="float" office:value="522.031314814118" calcext:value-type="float">
            <text:p>522.0313</text:p>
          </table:table-cell>
          <table:table-cell table:formula="of:=[.AL6]-[.AM3]" office:value-type="float" office:value="488.602825487392" calcext:value-type="float">
            <text:p>488.6028</text:p>
          </table:table-cell>
          <table:table-cell table:formula="of:=[.AM6]-[.AN3]" office:value-type="float" office:value="457.039217909608" calcext:value-type="float">
            <text:p>457.0392</text:p>
          </table:table-cell>
          <table:table-cell table:formula="of:=[.AN6]-[.AO3]" office:value-type="float" office:value="427.64920950418" calcext:value-type="float">
            <text:p>427.6492</text:p>
          </table:table-cell>
          <table:table-cell table:formula="of:=[.AO6]-[.AP3]" office:value-type="float" office:value="400.621702048953" calcext:value-type="float">
            <text:p>400.6217</text:p>
          </table:table-cell>
          <table:table-cell table:formula="of:=[.AP6]-[.AQ3]" office:value-type="float" office:value="376.035088360259" calcext:value-type="float">
            <text:p>376.0351</text:p>
          </table:table-cell>
          <table:table-cell table:formula="of:=[.AQ6]-[.AR3]" office:value-type="float" office:value="353.874752591029" calcext:value-type="float">
            <text:p>353.8748</text:p>
          </table:table-cell>
          <table:table-cell table:formula="of:=[.AR6]-[.AS3]" office:value-type="float" office:value="334.054445232064" calcext:value-type="float">
            <text:p>334.0544</text:p>
          </table:table-cell>
          <table:table-cell table:formula="of:=[.AS6]-[.AT3]" office:value-type="float" office:value="316.437873218239" calcext:value-type="float">
            <text:p>316.4379</text:p>
          </table:table-cell>
          <table:table-cell table:formula="of:=[.AT6]-[.AU3]" office:value-type="float" office:value="300.858012209933" calcext:value-type="float">
            <text:p>300.8580</text:p>
          </table:table-cell>
          <table:table-cell table:formula="of:=[.AU6]-[.AV3]" office:value-type="float" office:value="287.132854230217" calcext:value-type="float">
            <text:p>287.1329</text:p>
          </table:table-cell>
          <table:table-cell table:formula="of:=[.AV6]-[.AW3]" office:value-type="float" office:value="275.077264262209" calcext:value-type="float">
            <text:p>275.0773</text:p>
          </table:table-cell>
          <table:table-cell table:formula="of:=[.AW6]-[.AX3]" office:value-type="float" office:value="264.511238611131" calcext:value-type="float">
            <text:p>264.5112</text:p>
          </table:table-cell>
          <table:table-cell table:formula="of:=[.AX6]-[.AY3]" office:value-type="float" office:value="255.265167375982" calcext:value-type="float">
            <text:p>255.2652</text:p>
          </table:table-cell>
          <table:table-cell table:formula="of:=[.AY6]-[.AZ3]" office:value-type="float" office:value="247.182789817331" calcext:value-type="float">
            <text:p>247.1828</text:p>
          </table:table-cell>
          <table:table-cell table:formula="of:=[.AZ6]-[.BA3]" office:value-type="float" office:value="240.122485660156" calcext:value-type="float">
            <text:p>240.1225</text:p>
          </table:table-cell>
          <table:table-cell table:formula="of:=[.BA6]-[.BB3]" office:value-type="float" office:value="233.957438500752" calcext:value-type="float">
            <text:p>233.9574</text:p>
          </table:table-cell>
          <table:table-cell table:formula="of:=[.BB6]-[.BC3]" office:value-type="float" office:value="228.575085379319" calcext:value-type="float">
            <text:p>228.5751</text:p>
          </table:table-cell>
          <table:table-cell table:formula="of:=[.BC6]-[.BD3]" office:value-type="float" office:value="223.876153965427" calcext:value-type="float">
            <text:p>223.8762</text:p>
          </table:table-cell>
          <table:table-cell table:formula="of:=[.BD6]-[.BE3]" office:value-type="float" office:value="219.773495968406" calcext:value-type="float">
            <text:p>219.7735</text:p>
          </table:table-cell>
          <table:table-cell table:formula="of:=[.BE6]-[.BF3]" office:value-type="float" office:value="216.190854209569" calcext:value-type="float">
            <text:p>216.1909</text:p>
          </table:table-cell>
          <table:table-cell table:formula="of:=[.BF6]-[.BG3]" office:value-type="float" office:value="213.061649050992" calcext:value-type="float">
            <text:p>213.0616</text:p>
          </table:table-cell>
          <table:table-cell table:formula="of:=[.BG6]-[.BH3]" office:value-type="float" office:value="210.327833852095" calcext:value-type="float">
            <text:p>210.3278</text:p>
          </table:table-cell>
          <table:table-cell table:formula="of:=[.BH6]-[.BI3]" office:value-type="float" office:value="207.938845005065" calcext:value-type="float">
            <text:p>207.9388</text:p>
          </table:table-cell>
          <table:table-cell table:formula="of:=[.BI6]-[.BJ3]" office:value-type="float" office:value="205.850656578259" calcext:value-type="float">
            <text:p>205.8507</text:p>
          </table:table-cell>
          <table:table-cell table:formula="of:=[.BJ6]-[.BK3]" office:value-type="float" office:value="204.024940058488" calcext:value-type="float">
            <text:p>204.0249</text:p>
          </table:table-cell>
          <table:table-cell table:formula="of:=[.BK6]-[.BL3]" office:value-type="float" office:value="202.428324177021" calcext:value-type="float">
            <text:p>202.4283</text:p>
          </table:table-cell>
          <table:table-cell table:formula="of:=[.BL6]-[.BM3]" office:value-type="float" office:value="201.031746932169" calcext:value-type="float">
            <text:p>201.0317</text:p>
          </table:table-cell>
          <table:table-cell table:formula="of:=[.BM6]-[.BN3]" office:value-type="float" office:value="199.809890713882" calcext:value-type="float">
            <text:p>199.8099</text:p>
          </table:table-cell>
          <table:table-cell table:formula="of:=[.BN6]-[.BO3]" office:value-type="float" office:value="198.740691238281" calcext:value-type="float">
            <text:p>198.7407</text:p>
          </table:table-cell>
          <table:table-cell table:formula="of:=[.BO6]-[.BP3]" office:value-type="float" office:value="197.804911381481" calcext:value-type="float">
            <text:p>197.8049</text:p>
          </table:table-cell>
          <table:table-cell table:formula="of:=[.BP6]-[.BQ3]" office:value-type="float" office:value="196.985771686023" calcext:value-type="float">
            <text:p>196.9858</text:p>
          </table:table-cell>
          <table:table-cell table:formula="of:=[.BQ6]-[.BR3]" office:value-type="float" office:value="196.268630127551" calcext:value-type="float">
            <text:p>196.2686</text:p>
          </table:table-cell>
          <table:table-cell table:formula="of:=[.BR6]-[.BS3]" office:value-type="float" office:value="195.640704570601" calcext:value-type="float">
            <text:p>195.6407</text:p>
          </table:table-cell>
          <table:table-cell table:formula="of:=[.BS6]-[.BT3]" office:value-type="float" office:value="195.090832151997" calcext:value-type="float">
            <text:p>195.0908</text:p>
          </table:table-cell>
          <table:table-cell table:formula="of:=[.BT6]-[.BU3]" office:value-type="float" office:value="194.609260577625" calcext:value-type="float">
            <text:p>194.6093</text:p>
          </table:table-cell>
          <table:table-cell table:formula="of:=[.BU6]-[.BV3]" office:value-type="float" office:value="194.187466990438" calcext:value-type="float">
            <text:p>194.1875</text:p>
          </table:table-cell>
          <table:table-cell table:formula="of:=[.BV6]-[.BW3]" office:value-type="float" office:value="193.818000661333" calcext:value-type="float">
            <text:p>193.8180</text:p>
          </table:table-cell>
          <table:table-cell table:formula="of:=[.BW6]-[.BX3]" office:value-type="float" office:value="193.494346273269" calcext:value-type="float">
            <text:p>193.4943</text:p>
          </table:table-cell>
          <table:table-cell table:formula="of:=[.BX6]-[.BY3]" office:value-type="float" office:value="193.210805018432" calcext:value-type="float">
            <text:p>193.2108</text:p>
          </table:table-cell>
          <table:table-cell table:formula="of:=[.BY6]-[.BZ3]" office:value-type="float" office:value="192.962391115722" calcext:value-type="float">
            <text:p>192.9624</text:p>
          </table:table-cell>
          <table:table-cell table:formula="of:=[.BZ6]-[.CA3]" office:value-type="float" office:value="192.744741688746" calcext:value-type="float">
            <text:p>192.7447</text:p>
          </table:table-cell>
          <table:table-cell table:formula="of:=[.CA6]-[.CB3]" office:value-type="float" office:value="192.554038230012" calcext:value-type="float">
            <text:p>192.5540</text:p>
          </table:table-cell>
          <table:table-cell table:formula="of:=[.CB6]-[.CC3]" office:value-type="float" office:value="192.386938121626" calcext:value-type="float">
            <text:p>192.3869</text:p>
          </table:table-cell>
          <table:table-cell table:formula="of:=[.CC6]-[.CD3]" office:value-type="float" office:value="192.240514892402" calcext:value-type="float">
            <text:p>192.2405</text:p>
          </table:table-cell>
          <table:table-cell table:formula="of:=[.CD6]-[.CE3]" office:value-type="float" office:value="192.112206070904" calcext:value-type="float">
            <text:p>192.1122</text:p>
          </table:table-cell>
          <table:table-cell table:formula="of:=[.CE6]-[.CF3]" office:value-type="float" office:value="191.999767648055" calcext:value-type="float">
            <text:p>191.9998</text:p>
          </table:table-cell>
          <table:table-cell table:formula="of:=[.CF6]-[.CG3]" office:value-type="float" office:value="191.901234295246" calcext:value-type="float">
            <text:p>191.9012</text:p>
          </table:table-cell>
          <table:table-cell table:formula="of:=[.CG6]-[.CH3]" office:value-type="float" office:value="191.814884597662" calcext:value-type="float">
            <text:p>191.8149</text:p>
          </table:table-cell>
          <table:table-cell table:formula="of:=[.CH6]-[.CI3]" office:value-type="float" office:value="191.739210660467" calcext:value-type="float">
            <text:p>191.7392</text:p>
          </table:table-cell>
          <table:table-cell table:formula="of:=[.CI6]-[.CJ3]" office:value-type="float" office:value="191.672891529946" calcext:value-type="float">
            <text:p>191.6729</text:p>
          </table:table-cell>
          <table:table-cell table:formula="of:=[.CJ6]-[.CK3]" office:value-type="float" office:value="191.614769944598" calcext:value-type="float">
            <text:p>191.6148</text:p>
          </table:table-cell>
          <table:table-cell table:formula="of:=[.CK6]-[.CL3]" office:value-type="float" office:value="191.563831994153" calcext:value-type="float">
            <text:p>191.5638</text:p>
          </table:table-cell>
          <table:table-cell table:formula="of:=[.CL6]-[.CM3]" office:value-type="float" office:value="191.519189319084" calcext:value-type="float">
            <text:p>191.5192</text:p>
          </table:table-cell>
          <table:table-cell table:formula="of:=[.CM6]-[.CN3]" office:value-type="float" office:value="191.480063530396" calcext:value-type="float">
            <text:p>191.4801</text:p>
          </table:table-cell>
          <table:table-cell table:formula="of:=[.CN6]-[.CO3]" office:value-type="float" office:value="191.445772570505" calcext:value-type="float">
            <text:p>191.4458</text:p>
          </table:table-cell>
          <table:table-cell table:formula="of:=[.CO6]-[.CP3]" office:value-type="float" office:value="191.41571877163" calcext:value-type="float">
            <text:p>191.4157</text:p>
          </table:table-cell>
          <table:table-cell table:formula="of:=[.CP6]-[.CQ3]" office:value-type="float" office:value="191.389378399082" calcext:value-type="float">
            <text:p>191.3894</text:p>
          </table:table-cell>
          <table:table-cell table:formula="of:=[.CQ6]-[.CR3]" office:value-type="float" office:value="191.366292493753" calcext:value-type="float">
            <text:p>191.3663</text:p>
          </table:table-cell>
          <table:table-cell table:formula="of:=[.CR6]-[.CS3]" office:value-type="float" office:value="191.346058851593" calcext:value-type="float">
            <text:p>191.3461</text:p>
          </table:table-cell>
          <table:table-cell table:formula="of:=[.CS6]-[.CT3]" office:value-type="float" office:value="191.328324998274" calcext:value-type="float">
            <text:p>191.3283</text:p>
          </table:table-cell>
          <table:table-cell table:formula="of:=[.CT6]-[.CU3]" office:value-type="float" office:value="191.312782035091" calcext:value-type="float">
            <text:p>191.3128</text:p>
          </table:table-cell>
          <table:table-cell table:formula="of:=[.CU6]-[.CV3]" office:value-type="float" office:value="191.299159247665" calcext:value-type="float">
            <text:p>191.2992</text:p>
          </table:table-cell>
          <table:table-cell table:formula="of:=[.CV6]-[.CW3]" office:value-type="float" office:value="191.287219382641" calcext:value-type="float">
            <text:p>191.2872</text:p>
          </table:table-cell>
          <table:table-cell table:formula="of:=[.CW6]-[.CX3]" office:value-type="float" office:value="191.276754509368" calcext:value-type="float">
            <text:p>191.2768</text:p>
          </table:table-cell>
          <table:table-cell table:formula="of:=[.CX6]-[.CY3]" office:value-type="float" office:value="191.267582393957" calcext:value-type="float">
            <text:p>191.2676</text:p>
          </table:table-cell>
          <table:table-cell table:formula="of:=[.CY6]-[.CZ3]" office:value-type="float" office:value="191.259543322151" calcext:value-type="float">
            <text:p>191.2595</text:p>
          </table:table-cell>
          <table:table-cell table:formula="of:=[.CZ6]-[.DA3]" office:value-type="float" office:value="191.252497315333" calcext:value-type="float">
            <text:p>191.2525</text:p>
          </table:table-cell>
          <table:table-cell table:formula="of:=[.DA6]-[.DB3]" office:value-type="float" office:value="191.246321690979" calcext:value-type="float">
            <text:p>191.2463</text:p>
          </table:table-cell>
          <table:table-cell table:formula="of:=[.DB6]-[.DC3]" office:value-type="float" office:value="191.24090892485" calcext:value-type="float">
            <text:p>191.2409</text:p>
          </table:table-cell>
          <table:table-cell table:formula="of:=[.DC6]-[.DD3]" office:value-type="float" office:value="191.236164777578" calcext:value-type="float">
            <text:p>191.2362</text:p>
          </table:table-cell>
          <table:table-cell table:formula="of:=[.DD6]-[.DE3]" office:value-type="float" office:value="191.232006652899" calcext:value-type="float">
            <text:p>191.2320</text:p>
          </table:table-cell>
          <table:table-cell table:formula="of:=[.DE6]-[.DF3]" office:value-type="float" office:value="191.228362158875" calcext:value-type="float">
            <text:p>191.2284</text:p>
          </table:table-cell>
          <table:table-cell table:formula="of:=[.DF6]-[.DG3]" office:value-type="float" office:value="191.225167846971" calcext:value-type="float">
            <text:p>191.2252</text:p>
          </table:table-cell>
          <table:table-cell table:formula="of:=[.DG6]-[.DH3]" office:value-type="float" office:value="191.222368107004" calcext:value-type="float">
            <text:p>191.2224</text:p>
          </table:table-cell>
          <table:table-cell table:formula="of:=[.DH6]-[.DI3]" office:value-type="float" office:value="191.219914198659" calcext:value-type="float">
            <text:p>191.2199</text:p>
          </table:table-cell>
          <table:table-cell table:formula="of:=[.DI6]-[.DJ3]" office:value-type="float" office:value="191.217763402719" calcext:value-type="float">
            <text:p>191.2178</text:p>
          </table:table-cell>
          <table:table-cell table:formula="of:=[.DJ6]-[.DK3]" office:value-type="float" office:value="191.215878277165" calcext:value-type="float">
            <text:p>191.2159</text:p>
          </table:table-cell>
          <table:table-cell table:formula="of:=[.DK6]-[.DL3]" office:value-type="float" office:value="191.214226005214" calcext:value-type="float">
            <text:p>191.2142</text:p>
          </table:table-cell>
          <table:table-cell table:formula="of:=[.DL6]-[.DM3]" office:value-type="float" office:value="191.212777823913" calcext:value-type="float">
            <text:p>191.2128</text:p>
          </table:table-cell>
          <table:table-cell table:formula="of:=[.DM6]-[.DN3]" office:value-type="float" office:value="191.21150852334" calcext:value-type="float">
            <text:p>191.2115</text:p>
          </table:table-cell>
          <table:table-cell table:formula="of:=[.DN6]-[.DO3]" office:value-type="float" office:value="191.21039600767" calcext:value-type="float">
            <text:p>191.2104</text:p>
          </table:table-cell>
          <table:table-cell table:formula="of:=[.DO6]-[.DP3]" office:value-type="float" office:value="191.209420910489" calcext:value-type="float">
            <text:p>191.2094</text:p>
          </table:table-cell>
          <table:table-cell table:formula="of:=[.DP6]-[.DQ3]" office:value-type="float" office:value="191.208566257614" calcext:value-type="float">
            <text:p>191.2086</text:p>
          </table:table-cell>
          <table:table-cell table:formula="of:=[.DQ6]-[.DR3]" office:value-type="float" office:value="191.207817171591" calcext:value-type="float">
            <text:p>191.2078</text:p>
          </table:table-cell>
          <table:table-cell table:formula="of:=[.DR6]-[.DS3]" office:value-type="float" office:value="191.207160612678" calcext:value-type="float">
            <text:p>191.2072</text:p>
          </table:table-cell>
          <table:table-cell table:formula="of:=[.DS6]-[.DT3]" office:value-type="float" office:value="191.206585151845" calcext:value-type="float">
            <text:p>191.2066</text:p>
          </table:table-cell>
          <table:table-cell table:formula="of:=[.DT6]-[.DU3]" office:value-type="float" office:value="191.206080771804" calcext:value-type="float">
            <text:p>191.2061</text:p>
          </table:table-cell>
          <table:table-cell table:formula="of:=[.DU6]-[.DV3]" office:value-type="float" office:value="191.205638692624" calcext:value-type="float">
            <text:p>191.2056</text:p>
          </table:table-cell>
          <table:table-cell table:formula="of:=[.DV6]-[.DW3]" office:value-type="float" office:value="191.205251218884" calcext:value-type="float">
            <text:p>191.2053</text:p>
          </table:table-cell>
          <table:table-cell table:formula="of:=[.DW6]-[.DX3]" office:value-type="float" office:value="191.204911605715" calcext:value-type="float">
            <text:p>191.2049</text:p>
          </table:table-cell>
          <table:table-cell table:formula="of:=[.DX6]-[.DY3]" office:value-type="float" office:value="191.20461394138" calcext:value-type="float">
            <text:p>191.2046</text:p>
          </table:table-cell>
          <table:table-cell table:formula="of:=[.DY6]-[.DZ3]" office:value-type="float" office:value="191.204353044365" calcext:value-type="float">
            <text:p>191.2044</text:p>
          </table:table-cell>
          <table:table-cell table:formula="of:=[.DZ6]-[.EA3]" office:value-type="float" office:value="191.20412437318" calcext:value-type="float">
            <text:p>191.2041</text:p>
          </table:table-cell>
          <table:table-cell table:formula="of:=[.EA6]-[.EB3]" office:value-type="float" office:value="191.203923947301" calcext:value-type="float">
            <text:p>191.2039</text:p>
          </table:table-cell>
          <table:table-cell table:formula="of:=[.EB6]-[.EC3]" office:value-type="float" office:value="191.20374827788" calcext:value-type="float">
            <text:p>191.2037</text:p>
          </table:table-cell>
          <table:table-cell table:formula="of:=[.EC6]-[.ED3]" office:value-type="float" office:value="191.203594307012" calcext:value-type="float">
            <text:p>191.2036</text:p>
          </table:table-cell>
          <table:table-cell table:formula="of:=[.ED6]-[.EE3]" office:value-type="float" office:value="191.203459354503" calcext:value-type="float">
            <text:p>191.2035</text:p>
          </table:table-cell>
          <table:table-cell table:formula="of:=[.EE6]-[.EF3]" office:value-type="float" office:value="191.203341071217" calcext:value-type="float">
            <text:p>191.2033</text:p>
          </table:table-cell>
          <table:table-cell table:formula="of:=[.EF6]-[.EG3]" office:value-type="float" office:value="191.203237398184" calcext:value-type="float">
            <text:p>191.2032</text:p>
          </table:table-cell>
          <table:table-cell table:formula="of:=[.EG6]-[.EH3]" office:value-type="float" office:value="191.203146530754" calcext:value-type="float">
            <text:p>191.2031</text:p>
          </table:table-cell>
          <table:table-cell table:formula="of:=[.EH6]-[.EI3]" office:value-type="float" office:value="191.203066887189" calcext:value-type="float">
            <text:p>191.2031</text:p>
          </table:table-cell>
          <table:table-cell table:formula="of:=[.EI6]-[.EJ3]" office:value-type="float" office:value="191.202997081127" calcext:value-type="float">
            <text:p>191.2030</text:p>
          </table:table-cell>
          <table:table-cell table:formula="of:=[.EJ6]-[.EK3]" office:value-type="float" office:value="191.202935897446" calcext:value-type="float">
            <text:p>191.2029</text:p>
          </table:table-cell>
          <table:table-cell table:formula="of:=[.EK6]-[.EL3]" office:value-type="float" office:value="191.202882271117" calcext:value-type="float">
            <text:p>191.2029</text:p>
          </table:table-cell>
          <table:table-cell table:formula="of:=[.EL6]-[.EM3]" office:value-type="float" office:value="191.202835268662" calcext:value-type="float">
            <text:p>191.2028</text:p>
          </table:table-cell>
          <table:table-cell table:formula="of:=[.EM6]-[.EN3]" office:value-type="float" office:value="191.202794071906" calcext:value-type="float">
            <text:p>191.2028</text:p>
          </table:table-cell>
          <table:table-cell table:formula="of:=[.EN6]-[.EO3]" office:value-type="float" office:value="191.202757963735" calcext:value-type="float">
            <text:p>191.2028</text:p>
          </table:table-cell>
          <table:table-cell table:formula="of:=[.EO6]-[.EP3]" office:value-type="float" office:value="191.202726315611" calcext:value-type="float">
            <text:p>191.2027</text:p>
          </table:table-cell>
          <table:table-cell table:formula="of:=[.EP6]-[.EQ3]" office:value-type="float" office:value="191.202698576632" calcext:value-type="float">
            <text:p>191.2027</text:p>
          </table:table-cell>
          <table:table-cell table:formula="of:=[.EQ6]-[.ER3]" office:value-type="float" office:value="191.202674263946" calcext:value-type="float">
            <text:p>191.2027</text:p>
          </table:table-cell>
          <table:table-cell table:formula="of:=[.ER6]-[.ES3]" office:value-type="float" office:value="191.202652954339" calcext:value-type="float">
            <text:p>191.2027</text:p>
          </table:table-cell>
          <table:table-cell table:formula="of:=[.ES6]-[.ET3]" office:value-type="float" office:value="191.202634276874" calcext:value-type="float">
            <text:p>191.2026</text:p>
          </table:table-cell>
          <table:table-cell table:formula="of:=[.ET6]-[.EU3]" office:value-type="float" office:value="191.202617906431" calcext:value-type="float">
            <text:p>191.2026</text:p>
          </table:table-cell>
          <table:table-cell table:formula="of:=[.EU6]-[.EV3]" office:value-type="float" office:value="191.20260355805" calcext:value-type="float">
            <text:p>191.2026</text:p>
          </table:table-cell>
          <table:table-cell table:formula="of:=[.EV6]-[.EW3]" office:value-type="float" office:value="191.202590981966" calcext:value-type="float">
            <text:p>191.2026</text:p>
          </table:table-cell>
          <table:table-cell table:formula="of:=[.EW6]-[.EX3]" office:value-type="float" office:value="191.202579959268" calcext:value-type="float">
            <text:p>191.2026</text:p>
          </table:table-cell>
          <table:table-cell table:formula="of:=[.EX6]-[.EY3]" office:value-type="float" office:value="191.202570298083" calcext:value-type="float">
            <text:p>191.2026</text:p>
          </table:table-cell>
          <table:table-cell table:formula="of:=[.EY6]-[.EZ3]" office:value-type="float" office:value="191.202561830237" calcext:value-type="float">
            <text:p>191.2026</text:p>
          </table:table-cell>
          <table:table-cell table:formula="of:=[.EZ6]-[.FA3]" office:value-type="float" office:value="191.202554408332" calcext:value-type="float">
            <text:p>191.2026</text:p>
          </table:table-cell>
          <table:table-cell table:formula="of:=[.FA6]-[.FB3]" office:value-type="float" office:value="191.202547903173" calcext:value-type="float">
            <text:p>191.2025</text:p>
          </table:table-cell>
          <table:table-cell table:formula="of:=[.FB6]-[.FC3]" office:value-type="float" office:value="191.202542201525" calcext:value-type="float">
            <text:p>191.2025</text:p>
          </table:table-cell>
          <table:table-cell table:formula="of:=[.FC6]-[.FD3]" office:value-type="float" office:value="191.202537204138" calcext:value-type="float">
            <text:p>191.2025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[.C7]+[.D3]-[.D4]" office:value-type="float" office:value="1.1996" calcext:value-type="float">
            <text:p>1.1996</text:p>
          </table:table-cell>
          <table:table-cell table:formula="of:=[.D7]+[.E3]-[.E4]" office:value-type="float" office:value="1.438848415936" calcext:value-type="float">
            <text:p>1.4388</text:p>
          </table:table-cell>
          <table:table-cell table:formula="of:=[.E7]+[.F3]-[.F4]" office:value-type="float" office:value="1.72553679393953" calcext:value-type="float">
            <text:p>1.7255</text:p>
          </table:table-cell>
          <table:table-cell table:formula="of:=[.F7]+[.G3]-[.G4]" office:value-type="float" office:value="2.06895089970737" calcext:value-type="float">
            <text:p>2.0690</text:p>
          </table:table-cell>
          <table:table-cell table:formula="of:=[.G7]+[.H3]-[.H4]" office:value-type="float" office:value="2.48014103075661" calcext:value-type="float">
            <text:p>2.4801</text:p>
          </table:table-cell>
          <table:table-cell table:formula="of:=[.H7]+[.I3]-[.I4]" office:value-type="float" office:value="2.97223401870901" calcext:value-type="float">
            <text:p>2.9722</text:p>
          </table:table-cell>
          <table:table-cell table:formula="of:=[.I7]+[.J3]-[.J4]" office:value-type="float" office:value="3.56079003361749" calcext:value-type="float">
            <text:p>3.5608</text:p>
          </table:table-cell>
          <table:table-cell table:formula="of:=[.J7]+[.K3]-[.K4]" office:value-type="float" office:value="4.26420579907117" calcext:value-type="float">
            <text:p>4.2642</text:p>
          </table:table-cell>
          <table:table-cell table:formula="of:=[.K7]+[.L3]-[.L4]" office:value-type="float" office:value="5.10416321364044" calcext:value-type="float">
            <text:p>5.1042</text:p>
          </table:table-cell>
          <table:table-cell table:formula="of:=[.L7]+[.M3]-[.M4]" office:value-type="float" office:value="6.1061181605567" calcext:value-type="float">
            <text:p>6.1061</text:p>
          </table:table-cell>
          <table:table-cell table:formula="of:=[.M7]+[.N3]-[.N4]" office:value-type="float" office:value="7.29981782464567" calcext:value-type="float">
            <text:p>7.2998</text:p>
          </table:table-cell>
          <table:table-cell table:formula="of:=[.N7]+[.O3]-[.O4]" office:value-type="float" office:value="8.71982529507145" calcext:value-type="float">
            <text:p>8.7198</text:p>
          </table:table-cell>
          <table:table-cell table:formula="of:=[.O7]+[.P3]-[.P4]" office:value-type="float" office:value="10.4060166056164" calcext:value-type="float">
            <text:p>10.4060</text:p>
          </table:table-cell>
          <table:table-cell table:formula="of:=[.P7]+[.Q3]-[.Q4]" office:value-type="float" office:value="12.4039965065078" calcext:value-type="float">
            <text:p>12.4040</text:p>
          </table:table-cell>
          <table:table-cell table:formula="of:=[.Q7]+[.R3]-[.R4]" office:value-type="float" office:value="14.7653540234767" calcext:value-type="float">
            <text:p>14.7654</text:p>
          </table:table-cell>
          <table:table-cell table:formula="of:=[.R7]+[.S3]-[.S4]" office:value-type="float" office:value="17.5476463636979" calcext:value-type="float">
            <text:p>17.5476</text:p>
          </table:table-cell>
          <table:table-cell table:formula="of:=[.S7]+[.T3]-[.T4]" office:value-type="float" office:value="20.8139598806204" calcext:value-type="float">
            <text:p>20.8140</text:p>
          </table:table-cell>
          <table:table-cell table:formula="of:=[.T7]+[.U3]-[.U4]" office:value-type="float" office:value="24.631851146677" calcext:value-type="float">
            <text:p>24.6319</text:p>
          </table:table-cell>
          <table:table-cell table:formula="of:=[.U7]+[.V3]-[.V4]" office:value-type="float" office:value="29.0714241499904" calcext:value-type="float">
            <text:p>29.0714</text:p>
          </table:table-cell>
          <table:table-cell table:formula="of:=[.V7]+[.W3]-[.W4]" office:value-type="float" office:value="34.2022603185492" calcext:value-type="float">
            <text:p>34.2023</text:p>
          </table:table-cell>
          <table:table-cell table:formula="of:=[.W7]+[.X3]-[.X4]" office:value-type="float" office:value="40.0889022330998" calcext:value-type="float">
            <text:p>40.0889</text:p>
          </table:table-cell>
          <table:table-cell table:formula="of:=[.X7]+[.Y3]-[.Y4]" office:value-type="float" office:value="46.7846236405944" calcext:value-type="float">
            <text:p>46.7846</text:p>
          </table:table-cell>
          <table:table-cell table:formula="of:=[.Y7]+[.Z3]-[.Z4]" office:value-type="float" office:value="54.3233303642279" calcext:value-type="float">
            <text:p>54.3233</text:p>
          </table:table-cell>
          <table:table-cell table:formula="of:=[.Z7]+[.AA3]-[.AA4]" office:value-type="float" office:value="62.7096665065273" calcext:value-type="float">
            <text:p>62.7097</text:p>
          </table:table-cell>
          <table:table-cell table:formula="of:=[.AA7]+[.AB3]-[.AB4]" office:value-type="float" office:value="71.9077802749817" calcext:value-type="float">
            <text:p>71.9078</text:p>
          </table:table-cell>
          <table:table-cell table:formula="of:=[.AB7]+[.AC3]-[.AC4]" office:value-type="float" office:value="81.8297414081345" calcext:value-type="float">
            <text:p>81.8297</text:p>
          </table:table-cell>
          <table:table-cell table:formula="of:=[.AC7]+[.AD3]-[.AD4]" office:value-type="float" office:value="92.3252518597131" calcext:value-type="float">
            <text:p>92.3253</text:p>
          </table:table-cell>
          <table:table-cell table:formula="of:=[.AD7]+[.AE3]-[.AE4]" office:value-type="float" office:value="103.174923672685" calcext:value-type="float">
            <text:p>103.1749</text:p>
          </table:table-cell>
          <table:table-cell table:formula="of:=[.AE7]+[.AF3]-[.AF4]" office:value-type="float" office:value="114.089785186574" calcext:value-type="float">
            <text:p>114.0898</text:p>
          </table:table-cell>
          <table:table-cell table:formula="of:=[.AF7]+[.AG3]-[.AG4]" office:value-type="float" office:value="124.719522382313" calcext:value-type="float">
            <text:p>124.7195</text:p>
          </table:table-cell>
          <table:table-cell table:formula="of:=[.AG7]+[.AH3]-[.AH4]" office:value-type="float" office:value="134.670999259011" calcext:value-type="float">
            <text:p>134.6710</text:p>
          </table:table-cell>
          <table:table-cell table:formula="of:=[.AH7]+[.AI3]-[.AI4]" office:value-type="float" office:value="143.536754597815" calcext:value-type="float">
            <text:p>143.5368</text:p>
          </table:table-cell>
          <table:table-cell table:formula="of:=[.AI7]+[.AJ3]-[.AJ4]" office:value-type="float" office:value="150.930722784844" calcext:value-type="float">
            <text:p>150.9307</text:p>
          </table:table-cell>
          <table:table-cell table:formula="of:=[.AJ7]+[.AK3]-[.AK4]" office:value-type="float" office:value="156.526055086469" calcext:value-type="float">
            <text:p>156.5261</text:p>
          </table:table-cell>
          <table:table-cell table:formula="of:=[.AK7]+[.AL3]-[.AL4]" office:value-type="float" office:value="160.088525238326" calcext:value-type="float">
            <text:p>160.0885</text:p>
          </table:table-cell>
          <table:table-cell table:formula="of:=[.AL7]+[.AM3]-[.AM4]" office:value-type="float" office:value="161.499309517388" calcext:value-type="float">
            <text:p>161.4993</text:p>
          </table:table-cell>
          <table:table-cell table:formula="of:=[.AM7]+[.AN3]-[.AN4]" office:value-type="float" office:value="160.763055191693" calcext:value-type="float">
            <text:p>160.7631</text:p>
          </table:table-cell>
          <table:table-cell table:formula="of:=[.AN7]+[.AO3]-[.AO4]" office:value-type="float" office:value="158.000452558783" calcext:value-type="float">
            <text:p>158.0005</text:p>
          </table:table-cell>
          <table:table-cell table:formula="of:=[.AO7]+[.AP3]-[.AP4]" office:value-type="float" office:value="153.427869502253" calcext:value-type="float">
            <text:p>153.4279</text:p>
          </table:table-cell>
          <table:table-cell table:formula="of:=[.AP7]+[.AQ3]-[.AQ4]" office:value-type="float" office:value="147.328909290497" calcext:value-type="float">
            <text:p>147.3289</text:p>
          </table:table-cell>
          <table:table-cell table:formula="of:=[.AQ7]+[.AR3]-[.AR4]" office:value-type="float" office:value="140.023463201627" calcext:value-type="float">
            <text:p>140.0235</text:p>
          </table:table-cell>
          <table:table-cell table:formula="of:=[.AR7]+[.AS3]-[.AS4]" office:value-type="float" office:value="131.839077920267" calcext:value-type="float">
            <text:p>131.8391</text:p>
          </table:table-cell>
          <table:table-cell table:formula="of:=[.AS7]+[.AT3]-[.AT4]" office:value-type="float" office:value="123.087834350039" calcext:value-type="float">
            <text:p>123.0878</text:p>
          </table:table-cell>
          <table:table-cell table:formula="of:=[.AT7]+[.AU3]-[.AU4]" office:value-type="float" office:value="114.050128488337" calcext:value-type="float">
            <text:p>114.0501</text:p>
          </table:table-cell>
          <table:table-cell table:formula="of:=[.AU7]+[.AV3]-[.AV4]" office:value-type="float" office:value="104.965260770385" calcext:value-type="float">
            <text:p>104.9653</text:p>
          </table:table-cell>
          <table:table-cell table:formula="of:=[.AV7]+[.AW3]-[.AW4]" office:value-type="float" office:value="96.0277985843158" calcext:value-type="float">
            <text:p>96.0278</text:p>
          </table:table-cell>
          <table:table-cell table:formula="of:=[.AW7]+[.AX3]-[.AX4]" office:value-type="float" office:value="87.3882645185311" calcext:value-type="float">
            <text:p>87.3883</text:p>
          </table:table-cell>
          <table:table-cell table:formula="of:=[.AX7]+[.AY3]-[.AY4]" office:value-type="float" office:value="79.1566828499744" calcext:value-type="float">
            <text:p>79.1567</text:p>
          </table:table-cell>
          <table:table-cell table:formula="of:=[.AY7]+[.AZ3]-[.AZ4]" office:value-type="float" office:value="71.40772383863" calcext:value-type="float">
            <text:p>71.4077</text:p>
          </table:table-cell>
          <table:table-cell table:formula="of:=[.AZ7]+[.BA3]-[.BA4]" office:value-type="float" office:value="64.1864832280792" calcext:value-type="float">
            <text:p>64.1865</text:p>
          </table:table-cell>
          <table:table-cell table:formula="of:=[.BA7]+[.BB3]-[.BB4]" office:value-type="float" office:value="57.5142337418675" calcext:value-type="float">
            <text:p>57.5142</text:p>
          </table:table-cell>
          <table:table-cell table:formula="of:=[.BB7]+[.BC3]-[.BC4]" office:value-type="float" office:value="51.3937401149263" calcext:value-type="float">
            <text:p>51.3937</text:p>
          </table:table-cell>
          <table:table-cell table:formula="of:=[.BC7]+[.BD3]-[.BD4]" office:value-type="float" office:value="45.8139235058338" calcext:value-type="float">
            <text:p>45.8139</text:p>
          </table:table-cell>
          <table:table-cell table:formula="of:=[.BD7]+[.BE3]-[.BE4]" office:value-type="float" office:value="40.753796801688" calcext:value-type="float">
            <text:p>40.7538</text:p>
          </table:table-cell>
          <table:table-cell table:formula="of:=[.BE7]+[.BF3]-[.BF4]" office:value-type="float" office:value="36.1856792001876" calcext:value-type="float">
            <text:p>36.1857</text:p>
          </table:table-cell>
          <table:table-cell table:formula="of:=[.BF7]+[.BG3]-[.BG4]" office:value-type="float" office:value="32.0777485187268" calcext:value-type="float">
            <text:p>32.0777</text:p>
          </table:table-cell>
          <table:table-cell table:formula="of:=[.BG7]+[.BH3]-[.BH4]" office:value-type="float" office:value="28.3960140138787" calcext:value-type="float">
            <text:p>28.3960</text:p>
          </table:table-cell>
          <table:table-cell table:formula="of:=[.BH7]+[.BI3]-[.BI4]" office:value-type="float" office:value="25.1058000581321" calcext:value-type="float">
            <text:p>25.1058</text:p>
          </table:table-cell>
          <table:table-cell table:formula="of:=[.BI7]+[.BJ3]-[.BJ4]" office:value-type="float" office:value="22.1728284733121" calcext:value-type="float">
            <text:p>22.1728</text:p>
          </table:table-cell>
          <table:table-cell table:formula="of:=[.BJ7]+[.BK3]-[.BK4]" office:value-type="float" office:value="19.563979298421" calcext:value-type="float">
            <text:p>19.5640</text:p>
          </table:table-cell>
          <table:table-cell table:formula="of:=[.BK7]+[.BL3]-[.BL4]" office:value-type="float" office:value="17.2477993202032" calcext:value-type="float">
            <text:p>17.2478</text:p>
          </table:table-cell>
          <table:table-cell table:formula="of:=[.BL7]+[.BM3]-[.BM4]" office:value-type="float" office:value="15.1948167010146" calcext:value-type="float">
            <text:p>15.1948</text:p>
          </table:table-cell>
          <table:table-cell table:formula="of:=[.BM7]+[.BN3]-[.BN4]" office:value-type="float" office:value="13.3777095790993" calcext:value-type="float">
            <text:p>13.3777</text:p>
          </table:table-cell>
          <table:table-cell table:formula="of:=[.BN7]+[.BO3]-[.BO4]" office:value-type="float" office:value="11.7713671388802" calcext:value-type="float">
            <text:p>11.7714</text:p>
          </table:table-cell>
          <table:table-cell table:formula="of:=[.BO7]+[.BP3]-[.BP4]" office:value-type="float" office:value="10.3528735679044" calcext:value-type="float">
            <text:p>10.3529</text:p>
          </table:table-cell>
          <table:table-cell table:formula="of:=[.BP7]+[.BQ3]-[.BQ4]" office:value-type="float" office:value="9.10143854978076" calcext:value-type="float">
            <text:p>9.1014</text:p>
          </table:table-cell>
          <table:table-cell table:formula="of:=[.BQ7]+[.BR3]-[.BR4]" office:value-type="float" office:value="7.9982923982972" calcext:value-type="float">
            <text:p>7.9983</text:p>
          </table:table-cell>
          <table:table-cell table:formula="of:=[.BR7]+[.BS3]-[.BS4]" office:value-type="float" office:value="7.02655947558712" calcext:value-type="float">
            <text:p>7.0266</text:p>
          </table:table-cell>
          <table:table-cell table:formula="of:=[.BS7]+[.BT3]-[.BT4]" office:value-type="float" office:value="6.17111999907413" calcext:value-type="float">
            <text:p>6.1711</text:p>
          </table:table-cell>
          <table:table-cell table:formula="of:=[.BT7]+[.BU3]-[.BU4]" office:value-type="float" office:value="5.41846757363099" calcext:value-type="float">
            <text:p>5.4185</text:p>
          </table:table-cell>
          <table:table-cell table:formula="of:=[.BU7]+[.BV3]-[.BV4]" office:value-type="float" office:value="4.75656764609206" calcext:value-type="float">
            <text:p>4.7566</text:p>
          </table:table-cell>
          <table:table-cell table:formula="of:=[.BV7]+[.BW3]-[.BW4]" office:value-type="float" office:value="4.17472044597896" calcext:value-type="float">
            <text:p>4.1747</text:p>
          </table:table-cell>
          <table:table-cell table:formula="of:=[.BW7]+[.BX3]-[.BX4]" office:value-type="float" office:value="3.66343074484702" calcext:value-type="float">
            <text:p>3.6634</text:p>
          </table:table-cell>
          <table:table-cell table:formula="of:=[.BX7]+[.BY3]-[.BY4]" office:value-type="float" office:value="3.21428585071424" calcext:value-type="float">
            <text:p>3.2143</text:p>
          </table:table-cell>
          <table:table-cell table:formula="of:=[.BY7]+[.BZ3]-[.BZ4]" office:value-type="float" office:value="2.81984258328174" calcext:value-type="float">
            <text:p>2.8198</text:p>
          </table:table-cell>
          <table:table-cell table:formula="of:=[.BZ7]+[.CA3]-[.CA4]" office:value-type="float" office:value="2.47352349360138" calcext:value-type="float">
            <text:p>2.4735</text:p>
          </table:table-cell>
          <table:table-cell table:formula="of:=[.CA7]+[.CB3]-[.CB4]" office:value-type="float" office:value="2.1695222536152" calcext:value-type="float">
            <text:p>2.1695</text:p>
          </table:table-cell>
          <table:table-cell table:formula="of:=[.CB7]+[.CC3]-[.CC4]" office:value-type="float" office:value="1.90271791127755" calcext:value-type="float">
            <text:p>1.9027</text:p>
          </table:table-cell>
          <table:table-cell table:formula="of:=[.CC7]+[.CD3]-[.CD4]" office:value-type="float" office:value="1.66859755824599" calcext:value-type="float">
            <text:p>1.6686</text:p>
          </table:table-cell>
          <table:table-cell table:formula="of:=[.CD7]+[.CE3]-[.CE4]" office:value-type="float" office:value="1.46318686809496" calcext:value-type="float">
            <text:p>1.4632</text:p>
          </table:table-cell>
          <table:table-cell table:formula="of:=[.CE7]+[.CF3]-[.CF4]" office:value-type="float" office:value="1.28298791732545" calcext:value-type="float">
            <text:p>1.2830</text:p>
          </table:table-cell>
          <table:table-cell table:formula="of:=[.CF7]+[.CG3]-[.CG4]" office:value-type="float" office:value="1.12492368666906" calcext:value-type="float">
            <text:p>1.1249</text:p>
          </table:table-cell>
          <table:table-cell table:formula="of:=[.CG7]+[.CH3]-[.CH4]" office:value-type="float" office:value="0.986288646919144" calcext:value-type="float">
            <text:p>0.9863</text:p>
          </table:table-cell>
          <table:table-cell table:formula="of:=[.CH7]+[.CI3]-[.CI4]" office:value-type="float" office:value="0.864704854730827" calcext:value-type="float">
            <text:p>0.8647</text:p>
          </table:table-cell>
          <table:table-cell table:formula="of:=[.CI7]+[.CJ3]-[.CJ4]" office:value-type="float" office:value="0.758083014304807" calcext:value-type="float">
            <text:p>0.7581</text:p>
          </table:table-cell>
          <table:table-cell table:formula="of:=[.CJ7]+[.CK3]-[.CK4]" office:value-type="float" office:value="0.664587996792462" calcext:value-type="float">
            <text:p>0.6646</text:p>
          </table:table-cell>
          <table:table-cell table:formula="of:=[.CK7]+[.CL3]-[.CL4]" office:value-type="float" office:value="0.582608347879301" calcext:value-type="float">
            <text:p>0.5826</text:p>
          </table:table-cell>
          <table:table-cell table:formula="of:=[.CL7]+[.CM3]-[.CM4]" office:value-type="float" office:value="0.510729353372057" calcext:value-type="float">
            <text:p>0.5107</text:p>
          </table:table-cell>
          <table:table-cell table:formula="of:=[.CM7]+[.CN3]-[.CN4]" office:value-type="float" office:value="0.447709271385356" calcext:value-type="float">
            <text:p>0.4477</text:p>
          </table:table-cell>
          <table:table-cell table:formula="of:=[.CN7]+[.CO3]-[.CO4]" office:value-type="float" office:value="0.392458376999491" calcext:value-type="float">
            <text:p>0.3925</text:p>
          </table:table-cell>
          <table:table-cell table:formula="of:=[.CO7]+[.CP3]-[.CP4]" office:value-type="float" office:value="0.344020500474166" calcext:value-type="float">
            <text:p>0.3440</text:p>
          </table:table-cell>
          <table:table-cell table:formula="of:=[.CP7]+[.CQ3]-[.CQ4]" office:value-type="float" office:value="0.301556772927509" calcext:value-type="float">
            <text:p>0.3016</text:p>
          </table:table-cell>
          <table:table-cell table:formula="of:=[.CQ7]+[.CR3]-[.CR4]" office:value-type="float" office:value="0.264331323671058" calcext:value-type="float">
            <text:p>0.2643</text:p>
          </table:table-cell>
          <table:table-cell table:formula="of:=[.CR7]+[.CS3]-[.CS4]" office:value-type="float" office:value="0.231698701097205" calcext:value-type="float">
            <text:p>0.2317</text:p>
          </table:table-cell>
          <table:table-cell table:formula="of:=[.CS7]+[.CT3]-[.CT4]" office:value-type="float" office:value="0.203092814196158" calcext:value-type="float">
            <text:p>0.2031</text:p>
          </table:table-cell>
          <table:table-cell table:formula="of:=[.CT7]+[.CU3]-[.CU4]" office:value-type="float" office:value="0.178017214540661" calcext:value-type="float">
            <text:p>0.1780</text:p>
          </table:table-cell>
          <table:table-cell table:formula="of:=[.CU7]+[.CV3]-[.CV4]" office:value-type="float" office:value="0.156036559058093" calcext:value-type="float">
            <text:p>0.1560</text:p>
          </table:table-cell>
          <table:table-cell table:formula="of:=[.CV7]+[.CW3]-[.CW4]" office:value-type="float" office:value="0.136769112270359" calcext:value-type="float">
            <text:p>0.1368</text:p>
          </table:table-cell>
          <table:table-cell table:formula="of:=[.CW7]+[.CX3]-[.CX4]" office:value-type="float" office:value="0.119880163089739" calcext:value-type="float">
            <text:p>0.1199</text:p>
          </table:table-cell>
          <table:table-cell table:formula="of:=[.CX7]+[.CY3]-[.CY4]" office:value-type="float" office:value="0.105076245882135" calcext:value-type="float">
            <text:p>0.1051</text:p>
          </table:table-cell>
          <table:table-cell table:formula="of:=[.CY7]+[.CZ3]-[.CZ4]" office:value-type="float" office:value="0.0921000685124716" calcext:value-type="float">
            <text:p>0.0921</text:p>
          </table:table-cell>
          <table:table-cell table:formula="of:=[.CZ7]+[.DA3]-[.DA4]" office:value-type="float" office:value="0.0807260616274309" calcext:value-type="float">
            <text:p>0.0807</text:p>
          </table:table-cell>
          <table:table-cell table:formula="of:=[.DA7]+[.DB3]-[.DB4]" office:value-type="float" office:value="0.0707564736558158" calcext:value-type="float">
            <text:p>0.0708</text:p>
          </table:table-cell>
          <table:table-cell table:formula="of:=[.DB7]+[.DC3]-[.DC4]" office:value-type="float" office:value="0.0620179450536524" calcext:value-type="float">
            <text:p>0.0620</text:p>
          </table:table-cell>
          <table:table-cell table:formula="of:=[.DC7]+[.DD3]-[.DD4]" office:value-type="float" office:value="0.0543585033156067" calcext:value-type="float">
            <text:p>0.0544</text:p>
          </table:table-cell>
          <table:table-cell table:formula="of:=[.DD7]+[.DE3]-[.DE4]" office:value-type="float" office:value="0.0476449273313357" calcext:value-type="float">
            <text:p>0.0476</text:p>
          </table:table-cell>
          <table:table-cell table:formula="of:=[.DE7]+[.DF3]-[.DF4]" office:value-type="float" office:value="0.0417604358892297" calcext:value-type="float">
            <text:p>0.0418</text:p>
          </table:table-cell>
          <table:table-cell table:formula="of:=[.DF7]+[.DG3]-[.DG4]" office:value-type="float" office:value="0.036602660614639" calcext:value-type="float">
            <text:p>0.0366</text:p>
          </table:table-cell>
          <table:table-cell table:formula="of:=[.DG7]+[.DH3]-[.DH4]" office:value-type="float" office:value="0.0320818684595832" calcext:value-type="float">
            <text:p>0.0321</text:p>
          </table:table-cell>
          <table:table-cell table:formula="of:=[.DH7]+[.DI3]-[.DI4]" office:value-type="float" office:value="0.0281194031117221" calcext:value-type="float">
            <text:p>0.0281</text:p>
          </table:table-cell>
          <table:table-cell table:formula="of:=[.DI7]+[.DJ3]-[.DJ4]" office:value-type="float" office:value="0.0246463184295141" calcext:value-type="float">
            <text:p>0.0246</text:p>
          </table:table-cell>
          <table:table-cell table:formula="of:=[.DJ7]+[.DK3]-[.DK4]" office:value-type="float" office:value="0.0216021802980925" calcext:value-type="float">
            <text:p>0.0216</text:p>
          </table:table-cell>
          <table:table-cell table:formula="of:=[.DK7]+[.DL3]-[.DL4]" office:value-type="float" office:value="0.0189340161898345" calcext:value-type="float">
            <text:p>0.0189</text:p>
          </table:table-cell>
          <table:table-cell table:formula="of:=[.DL7]+[.DM3]-[.DM4]" office:value-type="float" office:value="0.0165953942522314" calcext:value-type="float">
            <text:p>0.0166</text:p>
          </table:table-cell>
          <table:table-cell table:formula="of:=[.DM7]+[.DN3]-[.DN4]" office:value-type="float" office:value="0.014545615975406" calcext:value-type="float">
            <text:p>0.0145</text:p>
          </table:table-cell>
          <table:table-cell table:formula="of:=[.DN7]+[.DO3]-[.DO4]" office:value-type="float" office:value="0.0127490084495482" calcext:value-type="float">
            <text:p>0.0127</text:p>
          </table:table-cell>
          <table:table-cell table:formula="of:=[.DO7]+[.DP3]-[.DP4]" office:value-type="float" office:value="0.0111743039413759" calcext:value-type="float">
            <text:p>0.0112</text:p>
          </table:table-cell>
          <table:table-cell table:formula="of:=[.DP7]+[.DQ3]-[.DQ4]" office:value-type="float" office:value="0.009794096027384" calcext:value-type="float">
            <text:p>0.0098</text:p>
          </table:table-cell>
          <table:table-cell table:formula="of:=[.DQ7]+[.DR3]-[.DR4]" office:value-type="float" office:value="0.00858436284558139" calcext:value-type="float">
            <text:p>0.0086</text:p>
          </table:table-cell>
          <table:table-cell table:formula="of:=[.DR7]+[.DS3]-[.DS4]" office:value-type="float" office:value="0.00752404918907012" calcext:value-type="float">
            <text:p>0.0075</text:p>
          </table:table-cell>
          <table:table-cell table:formula="of:=[.DS7]+[.DT3]-[.DT4]" office:value-type="float" office:value="0.00659470018395699" calcext:value-type="float">
            <text:p>0.0066</text:p>
          </table:table-cell>
          <table:table-cell table:formula="of:=[.DT7]+[.DU3]-[.DU4]" office:value-type="float" office:value="0.00578014018807546" calcext:value-type="float">
            <text:p>0.0058</text:p>
          </table:table-cell>
          <table:table-cell table:formula="of:=[.DU7]+[.DV3]-[.DV4]" office:value-type="float" office:value="0.00506619133112977" calcext:value-type="float">
            <text:p>0.0051</text:p>
          </table:table-cell>
          <table:table-cell table:formula="of:=[.DV7]+[.DW3]-[.DW4]" office:value-type="float" office:value="0.00444042680458689" calcext:value-type="float">
            <text:p>0.0044</text:p>
          </table:table-cell>
          <table:table-cell table:formula="of:=[.DW7]+[.DX3]-[.DX4]" office:value-type="float" office:value="0.00389195461274556" calcext:value-type="float">
            <text:p>0.0039</text:p>
          </table:table-cell>
          <table:table-cell table:formula="of:=[.DX7]+[.DY3]-[.DY4]" office:value-type="float" office:value="0.00341122802527783" calcext:value-type="float">
            <text:p>0.0034</text:p>
          </table:table-cell>
          <table:table-cell table:formula="of:=[.DY7]+[.DZ3]-[.DZ4]" office:value-type="float" office:value="0.00298987943527797" calcext:value-type="float">
            <text:p>0.0030</text:p>
          </table:table-cell>
          <table:table-cell table:formula="of:=[.DZ7]+[.EA3]-[.EA4]" office:value-type="float" office:value="0.00262057473346357" calcext:value-type="float">
            <text:p>0.0026</text:p>
          </table:table-cell>
          <table:table-cell table:formula="of:=[.EA7]+[.EB3]-[.EB4]" office:value-type="float" office:value="0.00229688566567741" calcext:value-type="float">
            <text:p>0.0023</text:p>
          </table:table-cell>
          <table:table-cell table:formula="of:=[.EB7]+[.EC3]-[.EC4]" office:value-type="float" office:value="0.00201317795339626" calcext:value-type="float">
            <text:p>0.0020</text:p>
          </table:table-cell>
          <table:table-cell table:formula="of:=[.EC7]+[.ED3]-[.ED4]" office:value-type="float" office:value="0.00176451323097291" calcext:value-type="float">
            <text:p>0.0018</text:p>
          </table:table-cell>
          <table:table-cell table:formula="of:=[.ED7]+[.EE3]-[.EE4]" office:value-type="float" office:value="0.00154656309356404" calcext:value-type="float">
            <text:p>0.0015</text:p>
          </table:table-cell>
          <table:table-cell table:formula="of:=[.EE7]+[.EF3]-[.EF4]" office:value-type="float" office:value="0.00135553376029101" calcext:value-type="float">
            <text:p>0.0014</text:p>
          </table:table-cell>
          <table:table-cell table:formula="of:=[.EF7]+[.EG3]-[.EG4]" office:value-type="float" office:value="0.0011881000417938" calcext:value-type="float">
            <text:p>0.0012</text:p>
          </table:table-cell>
          <table:table-cell table:formula="of:=[.EG7]+[.EH3]-[.EH4]" office:value-type="float" office:value="0.0010413474631726" calcext:value-type="float">
            <text:p>0.0010</text:p>
          </table:table-cell>
          <table:table-cell table:formula="of:=[.EH7]+[.EI3]-[.EI4]" office:value-type="float" office:value="0.000912721535174245" calcext:value-type="float">
            <text:p>0.0009</text:p>
          </table:table-cell>
          <table:table-cell table:formula="of:=[.EI7]+[.EJ3]-[.EJ4]" office:value-type="float" office:value="0.000799983290835116" calcext:value-type="float">
            <text:p>0.0008</text:p>
          </table:table-cell>
          <table:table-cell table:formula="of:=[.EJ7]+[.EK3]-[.EK4]" office:value-type="float" office:value="0.000701170313797091" calcext:value-type="float">
            <text:p>0.0007</text:p>
          </table:table-cell>
          <table:table-cell table:formula="of:=[.EK7]+[.EL3]-[.EL4]" office:value-type="float" office:value="0.000614562580062528" calcext:value-type="float">
            <text:p>0.0006</text:p>
          </table:table-cell>
          <table:table-cell table:formula="of:=[.EL7]+[.EM3]-[.EM4]" office:value-type="float" office:value="0.000538652518707594" calcext:value-type="float">
            <text:p>0.0005</text:p>
          </table:table-cell>
          <table:table-cell table:formula="of:=[.EM7]+[.EN3]-[.EN4]" office:value-type="float" office:value="0.000472118770486674" calcext:value-type="float">
            <text:p>0.0005</text:p>
          </table:table-cell>
          <table:table-cell table:formula="of:=[.EN7]+[.EO3]-[.EO4]" office:value-type="float" office:value="0.000413803187609678" calcext:value-type="float">
            <text:p>0.0004</text:p>
          </table:table-cell>
          <table:table-cell table:formula="of:=[.EO7]+[.EP3]-[.EP4]" office:value-type="float" office:value="0.000362690674377804" calcext:value-type="float">
            <text:p>0.0004</text:p>
          </table:table-cell>
          <table:table-cell table:formula="of:=[.EP7]+[.EQ3]-[.EQ4]" office:value-type="float" office:value="0.000317891517802357" calcext:value-type="float">
            <text:p>0.0003</text:p>
          </table:table-cell>
          <table:table-cell table:formula="of:=[.EQ7]+[.ER3]-[.ER4]" office:value-type="float" office:value="0.000278625900665258" calcext:value-type="float">
            <text:p>0.0003</text:p>
          </table:table-cell>
          <table:table-cell table:formula="of:=[.ER7]+[.ES3]-[.ES4]" office:value-type="float" office:value="0.000244210327462766" calcext:value-type="float">
            <text:p>0.0002</text:p>
          </table:table-cell>
          <table:table-cell table:formula="of:=[.ES7]+[.ET3]-[.ET4]" office:value-type="float" office:value="0.000214045726966104" calcext:value-type="float">
            <text:p>0.0002</text:p>
          </table:table-cell>
          <table:table-cell table:formula="of:=[.ET7]+[.EU3]-[.EU4]" office:value-type="float" office:value="0.000187607024313534" calcext:value-type="float">
            <text:p>0.0002</text:p>
          </table:table-cell>
          <table:table-cell table:formula="of:=[.EU7]+[.EV3]-[.EV4]" office:value-type="float" office:value="0.000164434001125381" calcext:value-type="float">
            <text:p>0.0002</text:p>
          </table:table-cell>
          <table:table-cell table:formula="of:=[.EV7]+[.EW3]-[.EW4]" office:value-type="float" office:value="0.000144123284551761" calcext:value-type="float">
            <text:p>0.0001</text:p>
          </table:table-cell>
          <table:table-cell table:formula="of:=[.EW7]+[.EX3]-[.EX4]" office:value-type="float" office:value="0.00012632132581226" calcext:value-type="float">
            <text:p>0.0001</text:p>
          </table:table-cell>
          <table:table-cell table:formula="of:=[.EX7]+[.EY3]-[.EY4]" office:value-type="float" office:value="0.00011071824600948" calcext:value-type="float">
            <text:p>0.0001</text:p>
          </table:table-cell>
          <table:table-cell table:formula="of:=[.EY7]+[.EZ3]-[.EZ4]" office:value-type="float" office:value="0.0000970424420939468" calcext:value-type="float">
            <text:p>0.0001</text:p>
          </table:table-cell>
          <table:table-cell table:formula="of:=[.EZ7]+[.FA3]-[.FA4]" office:value-type="float" office:value="0.0000850558590890075" calcext:value-type="float">
            <text:p>0.0001</text:p>
          </table:table-cell>
          <table:table-cell table:formula="of:=[.FA7]+[.FB3]-[.FB4]" office:value-type="float" office:value="0.0000745498462812913" calcext:value-type="float">
            <text:p>0.0001</text:p>
          </table:table-cell>
          <table:table-cell table:formula="of:=[.FB7]+[.FC3]-[.FC4]" office:value-type="float" office:value="0.0000653415252469422" calcext:value-type="float">
            <text:p>0.0001</text:p>
          </table:table-cell>
          <table:table-cell table:formula="of:=[.FC7]+[.FD3]-[.FD4]" office:value-type="float" office:value="0.0000572706064929699" calcext:value-type="float">
            <text:p>0.0001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formula="of:=[.C8]+[.D4]" office:value-type="float" office:value="0.2" calcext:value-type="float">
            <text:p>0.2000</text:p>
          </table:table-cell>
          <table:table-cell table:formula="of:=[.D8]+[.E4]" office:value-type="float" office:value="0.43992" calcext:value-type="float">
            <text:p>0.4399</text:p>
          </table:table-cell>
          <table:table-cell table:formula="of:=[.E8]+[.F4]" office:value-type="float" office:value="0.7276896831872" calcext:value-type="float">
            <text:p>0.7277</text:p>
          </table:table-cell>
          <table:table-cell table:formula="of:=[.F8]+[.G4]" office:value-type="float" office:value="1.07279704197511" calcext:value-type="float">
            <text:p>1.0728</text:p>
          </table:table-cell>
          <table:table-cell table:formula="of:=[.G8]+[.H4]" office:value-type="float" office:value="1.48658722191658" calcext:value-type="float">
            <text:p>1.4866</text:p>
          </table:table-cell>
          <table:table-cell table:formula="of:=[.H8]+[.I4]" office:value-type="float" office:value="1.9826154280679" calcext:value-type="float">
            <text:p>1.9826</text:p>
          </table:table-cell>
          <table:table-cell table:formula="of:=[.I8]+[.J4]" office:value-type="float" office:value="2.5770622318097" calcext:value-type="float">
            <text:p>2.5771</text:p>
          </table:table-cell>
          <table:table-cell table:formula="of:=[.J8]+[.K4]" office:value-type="float" office:value="3.2892202385332" calcext:value-type="float">
            <text:p>3.2892</text:p>
          </table:table-cell>
          <table:table-cell table:formula="of:=[.K8]+[.L4]" office:value-type="float" office:value="4.14206139834744" calcext:value-type="float">
            <text:p>4.1421</text:p>
          </table:table-cell>
          <table:table-cell table:formula="of:=[.L8]+[.M4]" office:value-type="float" office:value="5.16289404107552" calcext:value-type="float">
            <text:p>5.1629</text:p>
          </table:table-cell>
          <table:table-cell table:formula="of:=[.M8]+[.N4]" office:value-type="float" office:value="6.38411767318686" calcext:value-type="float">
            <text:p>6.3841</text:p>
          </table:table-cell>
          <table:table-cell table:formula="of:=[.N8]+[.O4]" office:value-type="float" office:value="7.844081238116" calcext:value-type="float">
            <text:p>7.8441</text:p>
          </table:table-cell>
          <table:table-cell table:formula="of:=[.O8]+[.P4]" office:value-type="float" office:value="9.58804629713029" calcext:value-type="float">
            <text:p>9.5880</text:p>
          </table:table-cell>
          <table:table-cell table:formula="of:=[.P8]+[.Q4]" office:value-type="float" office:value="11.6692496182536" calcext:value-type="float">
            <text:p>11.6692</text:p>
          </table:table-cell>
          <table:table-cell table:formula="of:=[.Q8]+[.R4]" office:value-type="float" office:value="14.1500489195551" calcext:value-type="float">
            <text:p>14.1500</text:p>
          </table:table-cell>
          <table:table-cell table:formula="of:=[.R8]+[.S4]" office:value-type="float" office:value="17.1031197242505" calcext:value-type="float">
            <text:p>17.1031</text:p>
          </table:table-cell>
          <table:table-cell table:formula="of:=[.S8]+[.T4]" office:value-type="float" office:value="20.61264899699" calcext:value-type="float">
            <text:p>20.6126</text:p>
          </table:table-cell>
          <table:table-cell table:formula="of:=[.T8]+[.U4]" office:value-type="float" office:value="24.7754409731141" calcext:value-type="float">
            <text:p>24.7754</text:p>
          </table:table-cell>
          <table:table-cell table:formula="of:=[.U8]+[.V4]" office:value-type="float" office:value="29.7018112024495" calcext:value-type="float">
            <text:p>29.7018</text:p>
          </table:table-cell>
          <table:table-cell table:formula="of:=[.V8]+[.W4]" office:value-type="float" office:value="35.5160960324476" calcext:value-type="float">
            <text:p>35.5161</text:p>
          </table:table-cell>
          <table:table-cell table:formula="of:=[.W8]+[.X4]" office:value-type="float" office:value="42.3565480961574" calcext:value-type="float">
            <text:p>42.3565</text:p>
          </table:table-cell>
          <table:table-cell table:formula="of:=[.X8]+[.Y4]" office:value-type="float" office:value="50.3743285427774" calcext:value-type="float">
            <text:p>50.3743</text:p>
          </table:table-cell>
          <table:table-cell table:formula="of:=[.Y8]+[.Z4]" office:value-type="float" office:value="59.7312532708963" calcext:value-type="float">
            <text:p>59.7313</text:p>
          </table:table-cell>
          <table:table-cell table:formula="of:=[.Z8]+[.AA4]" office:value-type="float" office:value="70.5959193437419" calcext:value-type="float">
            <text:p>70.5959</text:p>
          </table:table-cell>
          <table:table-cell table:formula="of:=[.AA8]+[.AB4]" office:value-type="float" office:value="83.1378526450473" calcext:value-type="float">
            <text:p>83.1379</text:p>
          </table:table-cell>
          <table:table-cell table:formula="of:=[.AB8]+[.AC4]" office:value-type="float" office:value="97.5194087000437" calcext:value-type="float">
            <text:p>97.5194</text:p>
          </table:table-cell>
          <table:table-cell table:formula="of:=[.AC8]+[.AD4]" office:value-type="float" office:value="113.885356981671" calcext:value-type="float">
            <text:p>113.8854</text:p>
          </table:table-cell>
          <table:table-cell table:formula="of:=[.AD8]+[.AE4]" office:value-type="float" office:value="132.350407353613" calcext:value-type="float">
            <text:p>132.3504</text:p>
          </table:table-cell>
          <table:table-cell table:formula="of:=[.AE8]+[.AF4]" office:value-type="float" office:value="152.98539208815" calcext:value-type="float">
            <text:p>152.9854</text:p>
          </table:table-cell>
          <table:table-cell table:formula="of:=[.AF8]+[.AG4]" office:value-type="float" office:value="175.803349125465" calcext:value-type="float">
            <text:p>175.8033</text:p>
          </table:table-cell>
          <table:table-cell table:formula="of:=[.AG8]+[.AH4]" office:value-type="float" office:value="200.747253601927" calcext:value-type="float">
            <text:p>200.7473</text:p>
          </table:table-cell>
          <table:table-cell table:formula="of:=[.AH8]+[.AI4]" office:value-type="float" office:value="227.68145345373" calcext:value-type="float">
            <text:p>227.6815</text:p>
          </table:table-cell>
          <table:table-cell table:formula="of:=[.AI8]+[.AJ4]" office:value-type="float" office:value="256.388804373293" calcext:value-type="float">
            <text:p>256.3888</text:p>
          </table:table-cell>
          <table:table-cell table:formula="of:=[.AJ8]+[.AK4]" office:value-type="float" office:value="286.574948930262" calcext:value-type="float">
            <text:p>286.5749</text:p>
          </table:table-cell>
          <table:table-cell table:formula="of:=[.AK8]+[.AL4]" office:value-type="float" office:value="317.880159947555" calcext:value-type="float">
            <text:p>317.8802</text:p>
          </table:table-cell>
          <table:table-cell table:formula="of:=[.AL8]+[.AM4]" office:value-type="float" office:value="349.897864995221" calcext:value-type="float">
            <text:p>349.8979</text:p>
          </table:table-cell>
          <table:table-cell table:formula="of:=[.AM8]+[.AN4]" office:value-type="float" office:value="382.197726898698" calcext:value-type="float">
            <text:p>382.1977</text:p>
          </table:table-cell>
          <table:table-cell table:formula="of:=[.AN8]+[.AO4]" office:value-type="float" office:value="414.350337937037" calcext:value-type="float">
            <text:p>414.3503</text:p>
          </table:table-cell>
          <table:table-cell table:formula="of:=[.AO8]+[.AP4]" office:value-type="float" office:value="445.950428448794" calcext:value-type="float">
            <text:p>445.9504</text:p>
          </table:table-cell>
          <table:table-cell table:formula="of:=[.AP8]+[.AQ4]" office:value-type="float" office:value="476.636002349244" calcext:value-type="float">
            <text:p>476.6360</text:p>
          </table:table-cell>
          <table:table-cell table:formula="of:=[.AQ8]+[.AR4]" office:value-type="float" office:value="506.101784207344" calcext:value-type="float">
            <text:p>506.1018</text:p>
          </table:table-cell>
          <table:table-cell table:formula="of:=[.AR8]+[.AS4]" office:value-type="float" office:value="534.106476847669" calcext:value-type="float">
            <text:p>534.1065</text:p>
          </table:table-cell>
          <table:table-cell table:formula="of:=[.AS8]+[.AT4]" office:value-type="float" office:value="560.474292431722" calcext:value-type="float">
            <text:p>560.4743</text:p>
          </table:table-cell>
          <table:table-cell table:formula="of:=[.AT8]+[.AU4]" office:value-type="float" office:value="585.09185930173" calcext:value-type="float">
            <text:p>585.0919</text:p>
          </table:table-cell>
          <table:table-cell table:formula="of:=[.AU8]+[.AV4]" office:value-type="float" office:value="607.901884999397" calcext:value-type="float">
            <text:p>607.9019</text:p>
          </table:table-cell>
          <table:table-cell table:formula="of:=[.AV8]+[.AW4]" office:value-type="float" office:value="628.894937153474" calcext:value-type="float">
            <text:p>628.8949</text:p>
          </table:table-cell>
          <table:table-cell table:formula="of:=[.AW8]+[.AX4]" office:value-type="float" office:value="648.100496870338" calcext:value-type="float">
            <text:p>648.1005</text:p>
          </table:table-cell>
          <table:table-cell table:formula="of:=[.AX8]+[.AY4]" office:value-type="float" office:value="665.578149774044" calcext:value-type="float">
            <text:p>665.5781</text:p>
          </table:table-cell>
          <table:table-cell table:formula="of:=[.AY8]+[.AZ4]" office:value-type="float" office:value="681.409486344039" calcext:value-type="float">
            <text:p>681.4095</text:p>
          </table:table-cell>
          <table:table-cell table:formula="of:=[.AZ8]+[.BA4]" office:value-type="float" office:value="695.691031111765" calcext:value-type="float">
            <text:p>695.6910</text:p>
          </table:table-cell>
          <table:table-cell table:formula="of:=[.BA8]+[.BB4]" office:value-type="float" office:value="708.528327757381" calcext:value-type="float">
            <text:p>708.5283</text:p>
          </table:table-cell>
          <table:table-cell table:formula="of:=[.BB8]+[.BC4]" office:value-type="float" office:value="720.031174505754" calcext:value-type="float">
            <text:p>720.0312</text:p>
          </table:table-cell>
          <table:table-cell table:formula="of:=[.BC8]+[.BD4]" office:value-type="float" office:value="730.309922528739" calcext:value-type="float">
            <text:p>730.3099</text:p>
          </table:table-cell>
          <table:table-cell table:formula="of:=[.BD8]+[.BE4]" office:value-type="float" office:value="739.472707229906" calcext:value-type="float">
            <text:p>739.4727</text:p>
          </table:table-cell>
          <table:table-cell table:formula="of:=[.BE8]+[.BF4]" office:value-type="float" office:value="747.623466590244" calcext:value-type="float">
            <text:p>747.6235</text:p>
          </table:table-cell>
          <table:table-cell table:formula="of:=[.BF8]+[.BG4]" office:value-type="float" office:value="754.860602430281" calcext:value-type="float">
            <text:p>754.8606</text:p>
          </table:table-cell>
          <table:table-cell table:formula="of:=[.BG8]+[.BH4]" office:value-type="float" office:value="761.276152134026" calcext:value-type="float">
            <text:p>761.2762</text:p>
          </table:table-cell>
          <table:table-cell table:formula="of:=[.BH8]+[.BI4]" office:value-type="float" office:value="766.955354936802" calcext:value-type="float">
            <text:p>766.9554</text:p>
          </table:table-cell>
          <table:table-cell table:formula="of:=[.BI8]+[.BJ4]" office:value-type="float" office:value="771.976514948429" calcext:value-type="float">
            <text:p>771.9765</text:p>
          </table:table-cell>
          <table:table-cell table:formula="of:=[.BJ8]+[.BK4]" office:value-type="float" office:value="776.411080643091" calcext:value-type="float">
            <text:p>776.4111</text:p>
          </table:table-cell>
          <table:table-cell table:formula="of:=[.BK8]+[.BL4]" office:value-type="float" office:value="780.323876502775" calcext:value-type="float">
            <text:p>780.3239</text:p>
          </table:table-cell>
          <table:table-cell table:formula="of:=[.BL8]+[.BM4]" office:value-type="float" office:value="783.773436366816" calcext:value-type="float">
            <text:p>783.7734</text:p>
          </table:table-cell>
          <table:table-cell table:formula="of:=[.BM8]+[.BN4]" office:value-type="float" office:value="786.812399707019" calcext:value-type="float">
            <text:p>786.8124</text:p>
          </table:table-cell>
          <table:table-cell table:formula="of:=[.BN8]+[.BO4]" office:value-type="float" office:value="789.487941622839" calcext:value-type="float">
            <text:p>789.4879</text:p>
          </table:table-cell>
          <table:table-cell table:formula="of:=[.BO8]+[.BP4]" office:value-type="float" office:value="791.842215050615" calcext:value-type="float">
            <text:p>791.8422</text:p>
          </table:table-cell>
          <table:table-cell table:formula="of:=[.BP8]+[.BQ4]" office:value-type="float" office:value="793.912789764196" calcext:value-type="float">
            <text:p>793.9128</text:p>
          </table:table-cell>
          <table:table-cell table:formula="of:=[.BQ8]+[.BR4]" office:value-type="float" office:value="795.733077474152" calcext:value-type="float">
            <text:p>795.7331</text:p>
          </table:table-cell>
          <table:table-cell table:formula="of:=[.BR8]+[.BS4]" office:value-type="float" office:value="797.332735953811" calcext:value-type="float">
            <text:p>797.3327</text:p>
          </table:table-cell>
          <table:table-cell table:formula="of:=[.BS8]+[.BT4]" office:value-type="float" office:value="798.738047848929" calcext:value-type="float">
            <text:p>798.7380</text:p>
          </table:table-cell>
          <table:table-cell table:formula="of:=[.BT8]+[.BU4]" office:value-type="float" office:value="799.972271848744" calcext:value-type="float">
            <text:p>799.9723</text:p>
          </table:table-cell>
          <table:table-cell table:formula="of:=[.BU8]+[.BV4]" office:value-type="float" office:value="801.05596536347" calcext:value-type="float">
            <text:p>801.0560</text:p>
          </table:table-cell>
          <table:table-cell table:formula="of:=[.BV8]+[.BW4]" office:value-type="float" office:value="802.007278892688" calcext:value-type="float">
            <text:p>802.0073</text:p>
          </table:table-cell>
          <table:table-cell table:formula="of:=[.BW8]+[.BX4]" office:value-type="float" office:value="802.842222981884" calcext:value-type="float">
            <text:p>802.8422</text:p>
          </table:table-cell>
          <table:table-cell table:formula="of:=[.BX8]+[.BY4]" office:value-type="float" office:value="803.574909130853" calcext:value-type="float">
            <text:p>803.5749</text:p>
          </table:table-cell>
          <table:table-cell table:formula="of:=[.BY8]+[.BZ4]" office:value-type="float" office:value="804.217766300996" calcext:value-type="float">
            <text:p>804.2178</text:p>
          </table:table-cell>
          <table:table-cell table:formula="of:=[.BZ8]+[.CA4]" office:value-type="float" office:value="804.781734817652" calcext:value-type="float">
            <text:p>804.7817</text:p>
          </table:table-cell>
          <table:table-cell table:formula="of:=[.CA8]+[.CB4]" office:value-type="float" office:value="805.276439516373" calcext:value-type="float">
            <text:p>805.2764</text:p>
          </table:table-cell>
          <table:table-cell table:formula="of:=[.CB8]+[.CC4]" office:value-type="float" office:value="805.710343967096" calcext:value-type="float">
            <text:p>805.7103</text:p>
          </table:table-cell>
          <table:table-cell table:formula="of:=[.CC8]+[.CD4]" office:value-type="float" office:value="806.090887549351" calcext:value-type="float">
            <text:p>806.0909</text:p>
          </table:table-cell>
          <table:table-cell table:formula="of:=[.CD8]+[.CE4]" office:value-type="float" office:value="806.424607061001" calcext:value-type="float">
            <text:p>806.4246</text:p>
          </table:table-cell>
          <table:table-cell table:formula="of:=[.CE8]+[.CF4]" office:value-type="float" office:value="806.71724443462" calcext:value-type="float">
            <text:p>806.7172</text:p>
          </table:table-cell>
          <table:table-cell table:formula="of:=[.CF8]+[.CG4]" office:value-type="float" office:value="806.973842018085" calcext:value-type="float">
            <text:p>806.9738</text:p>
          </table:table-cell>
          <table:table-cell table:formula="of:=[.CG8]+[.CH4]" office:value-type="float" office:value="807.198826755418" calcext:value-type="float">
            <text:p>807.1988</text:p>
          </table:table-cell>
          <table:table-cell table:formula="of:=[.CH8]+[.CI4]" office:value-type="float" office:value="807.396084484802" calcext:value-type="float">
            <text:p>807.3961</text:p>
          </table:table-cell>
          <table:table-cell table:formula="of:=[.CI8]+[.CJ4]" office:value-type="float" office:value="807.569025455748" calcext:value-type="float">
            <text:p>807.5690</text:p>
          </table:table-cell>
          <table:table-cell table:formula="of:=[.CJ8]+[.CK4]" office:value-type="float" office:value="807.720642058609" calcext:value-type="float">
            <text:p>807.7206</text:p>
          </table:table-cell>
          <table:table-cell table:formula="of:=[.CK8]+[.CL4]" office:value-type="float" office:value="807.853559657968" calcext:value-type="float">
            <text:p>807.8536</text:p>
          </table:table-cell>
          <table:table-cell table:formula="of:=[.CL8]+[.CM4]" office:value-type="float" office:value="807.970081327544" calcext:value-type="float">
            <text:p>807.9701</text:p>
          </table:table-cell>
          <table:table-cell table:formula="of:=[.CM8]+[.CN4]" office:value-type="float" office:value="808.072227198218" calcext:value-type="float">
            <text:p>808.0722</text:p>
          </table:table-cell>
          <table:table-cell table:formula="of:=[.CN8]+[.CO4]" office:value-type="float" office:value="808.161769052495" calcext:value-type="float">
            <text:p>808.1618</text:p>
          </table:table-cell>
          <table:table-cell table:formula="of:=[.CO8]+[.CP4]" office:value-type="float" office:value="808.240260727895" calcext:value-type="float">
            <text:p>808.2403</text:p>
          </table:table-cell>
          <table:table-cell table:formula="of:=[.CP8]+[.CQ4]" office:value-type="float" office:value="808.30906482799" calcext:value-type="float">
            <text:p>808.3091</text:p>
          </table:table-cell>
          <table:table-cell table:formula="of:=[.CQ8]+[.CR4]" office:value-type="float" office:value="808.369376182575" calcext:value-type="float">
            <text:p>808.3694</text:p>
          </table:table-cell>
          <table:table-cell table:formula="of:=[.CR8]+[.CS4]" office:value-type="float" office:value="808.42224244731" calcext:value-type="float">
            <text:p>808.4222</text:p>
          </table:table-cell>
          <table:table-cell table:formula="of:=[.CS8]+[.CT4]" office:value-type="float" office:value="808.468582187529" calcext:value-type="float">
            <text:p>808.4686</text:p>
          </table:table-cell>
          <table:table-cell table:formula="of:=[.CT8]+[.CU4]" office:value-type="float" office:value="808.509200750368" calcext:value-type="float">
            <text:p>808.5092</text:p>
          </table:table-cell>
          <table:table-cell table:formula="of:=[.CU8]+[.CV4]" office:value-type="float" office:value="808.544804193276" calcext:value-type="float">
            <text:p>808.5448</text:p>
          </table:table-cell>
          <table:table-cell table:formula="of:=[.CV8]+[.CW4]" office:value-type="float" office:value="808.576011505088" calcext:value-type="float">
            <text:p>808.5760</text:p>
          </table:table-cell>
          <table:table-cell table:formula="of:=[.CW8]+[.CX4]" office:value-type="float" office:value="808.603365327542" calcext:value-type="float">
            <text:p>808.6034</text:p>
          </table:table-cell>
          <table:table-cell table:formula="of:=[.CX8]+[.CY4]" office:value-type="float" office:value="808.62734136016" calcext:value-type="float">
            <text:p>808.6273</text:p>
          </table:table-cell>
          <table:table-cell table:formula="of:=[.CY8]+[.CZ4]" office:value-type="float" office:value="808.648356609336" calcext:value-type="float">
            <text:p>808.6484</text:p>
          </table:table-cell>
          <table:table-cell table:formula="of:=[.CZ8]+[.DA4]" office:value-type="float" office:value="808.666776623039" calcext:value-type="float">
            <text:p>808.6668</text:p>
          </table:table-cell>
          <table:table-cell table:formula="of:=[.DA8]+[.DB4]" office:value-type="float" office:value="808.682921835364" calcext:value-type="float">
            <text:p>808.6829</text:p>
          </table:table-cell>
          <table:table-cell table:formula="of:=[.DB8]+[.DC4]" office:value-type="float" office:value="808.697073130096" calcext:value-type="float">
            <text:p>808.6971</text:p>
          </table:table-cell>
          <table:table-cell table:formula="of:=[.DC8]+[.DD4]" office:value-type="float" office:value="808.709476719106" calcext:value-type="float">
            <text:p>808.7095</text:p>
          </table:table-cell>
          <table:table-cell table:formula="of:=[.DD8]+[.DE4]" office:value-type="float" office:value="808.720348419769" calcext:value-type="float">
            <text:p>808.7203</text:p>
          </table:table-cell>
          <table:table-cell table:formula="of:=[.DE8]+[.DF4]" office:value-type="float" office:value="808.729877405236" calcext:value-type="float">
            <text:p>808.7299</text:p>
          </table:table-cell>
          <table:table-cell table:formula="of:=[.DF8]+[.DG4]" office:value-type="float" office:value="808.738229492414" calcext:value-type="float">
            <text:p>808.7382</text:p>
          </table:table-cell>
          <table:table-cell table:formula="of:=[.DG8]+[.DH4]" office:value-type="float" office:value="808.745550024536" calcext:value-type="float">
            <text:p>808.7456</text:p>
          </table:table-cell>
          <table:table-cell table:formula="of:=[.DH8]+[.DI4]" office:value-type="float" office:value="808.751966398228" calcext:value-type="float">
            <text:p>808.7520</text:p>
          </table:table-cell>
          <table:table-cell table:formula="of:=[.DI8]+[.DJ4]" office:value-type="float" office:value="808.757590278851" calcext:value-type="float">
            <text:p>808.7576</text:p>
          </table:table-cell>
          <table:table-cell table:formula="of:=[.DJ8]+[.DK4]" office:value-type="float" office:value="808.762519542536" calcext:value-type="float">
            <text:p>808.7625</text:p>
          </table:table-cell>
          <table:table-cell table:formula="of:=[.DK8]+[.DL4]" office:value-type="float" office:value="808.766839978596" calcext:value-type="float">
            <text:p>808.7668</text:p>
          </table:table-cell>
          <table:table-cell table:formula="of:=[.DL8]+[.DM4]" office:value-type="float" office:value="808.770626781834" calcext:value-type="float">
            <text:p>808.7706</text:p>
          </table:table-cell>
          <table:table-cell table:formula="of:=[.DM8]+[.DN4]" office:value-type="float" office:value="808.773945860685" calcext:value-type="float">
            <text:p>808.7739</text:p>
          </table:table-cell>
          <table:table-cell table:formula="of:=[.DN8]+[.DO4]" office:value-type="float" office:value="808.77685498388" calcext:value-type="float">
            <text:p>808.7769</text:p>
          </table:table-cell>
          <table:table-cell table:formula="of:=[.DO8]+[.DP4]" office:value-type="float" office:value="808.77940478557" calcext:value-type="float">
            <text:p>808.7794</text:p>
          </table:table-cell>
          <table:table-cell table:formula="of:=[.DP8]+[.DQ4]" office:value-type="float" office:value="808.781639646358" calcext:value-type="float">
            <text:p>808.7816</text:p>
          </table:table-cell>
          <table:table-cell table:formula="of:=[.DQ8]+[.DR4]" office:value-type="float" office:value="808.783598465563" calcext:value-type="float">
            <text:p>808.7836</text:p>
          </table:table-cell>
          <table:table-cell table:formula="of:=[.DR8]+[.DS4]" office:value-type="float" office:value="808.785315338132" calcext:value-type="float">
            <text:p>808.7853</text:p>
          </table:table-cell>
          <table:table-cell table:formula="of:=[.DS8]+[.DT4]" office:value-type="float" office:value="808.78682014797" calcext:value-type="float">
            <text:p>808.7868</text:p>
          </table:table-cell>
          <table:table-cell table:formula="of:=[.DT8]+[.DU4]" office:value-type="float" office:value="808.788139088007" calcext:value-type="float">
            <text:p>808.7881</text:p>
          </table:table-cell>
          <table:table-cell table:formula="of:=[.DU8]+[.DV4]" office:value-type="float" office:value="808.789295116045" calcext:value-type="float">
            <text:p>808.7893</text:p>
          </table:table-cell>
          <table:table-cell table:formula="of:=[.DV8]+[.DW4]" office:value-type="float" office:value="808.790308354311" calcext:value-type="float">
            <text:p>808.7903</text:p>
          </table:table-cell>
          <table:table-cell table:formula="of:=[.DW8]+[.DX4]" office:value-type="float" office:value="808.791196439672" calcext:value-type="float">
            <text:p>808.7912</text:p>
          </table:table-cell>
          <table:table-cell table:formula="of:=[.DX8]+[.DY4]" office:value-type="float" office:value="808.791974830594" calcext:value-type="float">
            <text:p>808.7920</text:p>
          </table:table-cell>
          <table:table-cell table:formula="of:=[.DY8]+[.DZ4]" office:value-type="float" office:value="808.792657076199" calcext:value-type="float">
            <text:p>808.7927</text:p>
          </table:table-cell>
          <table:table-cell table:formula="of:=[.DZ8]+[.EA4]" office:value-type="float" office:value="808.793255052086" calcext:value-type="float">
            <text:p>808.7933</text:p>
          </table:table-cell>
          <table:table-cell table:formula="of:=[.EA8]+[.EB4]" office:value-type="float" office:value="808.793779167033" calcext:value-type="float">
            <text:p>808.7938</text:p>
          </table:table-cell>
          <table:table-cell table:formula="of:=[.EB8]+[.EC4]" office:value-type="float" office:value="808.794238544166" calcext:value-type="float">
            <text:p>808.7942</text:p>
          </table:table-cell>
          <table:table-cell table:formula="of:=[.EC8]+[.ED4]" office:value-type="float" office:value="808.794641179757" calcext:value-type="float">
            <text:p>808.7946</text:p>
          </table:table-cell>
          <table:table-cell table:formula="of:=[.ED8]+[.EE4]" office:value-type="float" office:value="808.794994082403" calcext:value-type="float">
            <text:p>808.7950</text:p>
          </table:table-cell>
          <table:table-cell table:formula="of:=[.EE8]+[.EF4]" office:value-type="float" office:value="808.795303395022" calcext:value-type="float">
            <text:p>808.7953</text:p>
          </table:table-cell>
          <table:table-cell table:formula="of:=[.EF8]+[.EG4]" office:value-type="float" office:value="808.795574501774" calcext:value-type="float">
            <text:p>808.7956</text:p>
          </table:table-cell>
          <table:table-cell table:formula="of:=[.EG8]+[.EH4]" office:value-type="float" office:value="808.795812121782" calcext:value-type="float">
            <text:p>808.7958</text:p>
          </table:table-cell>
          <table:table-cell table:formula="of:=[.EH8]+[.EI4]" office:value-type="float" office:value="808.796020391275" calcext:value-type="float">
            <text:p>808.7960</text:p>
          </table:table-cell>
          <table:table-cell table:formula="of:=[.EI8]+[.EJ4]" office:value-type="float" office:value="808.796202935582" calcext:value-type="float">
            <text:p>808.7962</text:p>
          </table:table-cell>
          <table:table-cell table:formula="of:=[.EJ8]+[.EK4]" office:value-type="float" office:value="808.79636293224" calcext:value-type="float">
            <text:p>808.7964</text:p>
          </table:table-cell>
          <table:table-cell table:formula="of:=[.EK8]+[.EL4]" office:value-type="float" office:value="808.796503166303" calcext:value-type="float">
            <text:p>808.7965</text:p>
          </table:table-cell>
          <table:table-cell table:formula="of:=[.EL8]+[.EM4]" office:value-type="float" office:value="808.796626078819" calcext:value-type="float">
            <text:p>808.7966</text:p>
          </table:table-cell>
          <table:table-cell table:formula="of:=[.EM8]+[.EN4]" office:value-type="float" office:value="808.796733809322" calcext:value-type="float">
            <text:p>808.7967</text:p>
          </table:table-cell>
          <table:table-cell table:formula="of:=[.EN8]+[.EO4]" office:value-type="float" office:value="808.796828233076" calcext:value-type="float">
            <text:p>808.7968</text:p>
          </table:table-cell>
          <table:table-cell table:formula="of:=[.EO8]+[.EP4]" office:value-type="float" office:value="808.796910993714" calcext:value-type="float">
            <text:p>808.7969</text:p>
          </table:table-cell>
          <table:table-cell table:formula="of:=[.EP8]+[.EQ4]" office:value-type="float" office:value="808.796983531849" calcext:value-type="float">
            <text:p>808.7970</text:p>
          </table:table-cell>
          <table:table-cell table:formula="of:=[.EQ8]+[.ER4]" office:value-type="float" office:value="808.797047110152" calcext:value-type="float">
            <text:p>808.7970</text:p>
          </table:table-cell>
          <table:table-cell table:formula="of:=[.ER8]+[.ES4]" office:value-type="float" office:value="808.797102835332" calcext:value-type="float">
            <text:p>808.7971</text:p>
          </table:table-cell>
          <table:table-cell table:formula="of:=[.ES8]+[.ET4]" office:value-type="float" office:value="808.797151677398" calcext:value-type="float">
            <text:p>808.7972</text:p>
          </table:table-cell>
          <table:table-cell table:formula="of:=[.ET8]+[.EU4]" office:value-type="float" office:value="808.797194486543" calcext:value-type="float">
            <text:p>808.7972</text:p>
          </table:table-cell>
          <table:table-cell table:formula="of:=[.EU8]+[.EV4]" office:value-type="float" office:value="808.797232007948" calcext:value-type="float">
            <text:p>808.7972</text:p>
          </table:table-cell>
          <table:table-cell table:formula="of:=[.EV8]+[.EW4]" office:value-type="float" office:value="808.797264894748" calcext:value-type="float">
            <text:p>808.7973</text:p>
          </table:table-cell>
          <table:table-cell table:formula="of:=[.EW8]+[.EX4]" office:value-type="float" office:value="808.797293719405" calcext:value-type="float">
            <text:p>808.7973</text:p>
          </table:table-cell>
          <table:table-cell table:formula="of:=[.EX8]+[.EY4]" office:value-type="float" office:value="808.79731898367" calcext:value-type="float">
            <text:p>808.7973</text:p>
          </table:table-cell>
          <table:table-cell table:formula="of:=[.EY8]+[.EZ4]" office:value-type="float" office:value="808.79734112732" calcext:value-type="float">
            <text:p>808.7973</text:p>
          </table:table-cell>
          <table:table-cell table:formula="of:=[.EZ8]+[.FA4]" office:value-type="float" office:value="808.797360535808" calcext:value-type="float">
            <text:p>808.7974</text:p>
          </table:table-cell>
          <table:table-cell table:formula="of:=[.FA8]+[.FB4]" office:value-type="float" office:value="808.79737754698" calcext:value-type="float">
            <text:p>808.7974</text:p>
          </table:table-cell>
          <table:table-cell table:formula="of:=[.FB8]+[.FC4]" office:value-type="float" office:value="808.797392456949" calcext:value-type="float">
            <text:p>808.7974</text:p>
          </table:table-cell>
          <table:table-cell table:formula="of:=[.FC8]+[.FD4]" office:value-type="float" office:value="808.797405525254" calcext:value-type="float">
            <text:p>808.7974</text:p>
          </table:table-cell>
        </table:table-row>
        <table:table-row table:style-name="ro1">
          <table:table-cell table:number-columns-repeated="3"/>
          <table:table-cell table:style-name="Default" table:number-columns-repeated="157"/>
        </table:table-row>
        <table:table-row table:style-name="ro1">
          <table:table-cell/>
          <table:table-cell office:value-type="string" calcext:value-type="string">
            <text:p>R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5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57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formula="of:=[.C10]/([.C11]*SUM([.C6:.C8]))" office:value-type="float" office:value="0.0004" calcext:value-type="float">
            <text:p>0.0004</text:p>
          </table:table-cell>
          <table:table-cell table:style-name="Default" table:number-columns-repeated="15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1/[.C11]" office:value-type="float" office:value="0.2" calcext:value-type="float">
            <text:p>0.2</text:p>
          </table:table-cell>
          <table:table-cell table:style-name="Default" table:number-columns-repeated="1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han Geffen</meta:initial-creator>
    <meta:creation-date>2022-09-07T05:47:51.324950142</meta:creation-date>
    <dc:date>2022-09-07T12:49:36.506973682</dc:date>
    <dc:creator>Nathan Geffen</dc:creator>
    <meta:editing-duration>PT6H34M7S</meta:editing-duration>
    <meta:editing-cycles>2</meta:editing-cycles>
    <meta:generator>LibreOffice/6.4.7.2$Linux_X86_64 LibreOffice_project/40$Build-2</meta:generator>
    <meta:document-statistic meta:table-count="1" meta:cell-count="1118" meta:object-count="0"/>
  </office:meta>
</office:document-meta>
</file>